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318bf"/>
    </style:style>
    <style:style style:name="P2" style:family="paragraph" style:parent-style-name="Standard">
      <style:paragraph-properties fo:text-align="start" style:justify-single-word="false"/>
      <style:text-properties officeooo:paragraph-rsid="000b7b97"/>
    </style:style>
    <style:style style:name="P3" style:family="paragraph" style:parent-style-name="Standard">
      <style:paragraph-properties fo:text-align="start" style:justify-single-word="false"/>
      <style:text-properties officeooo:paragraph-rsid="000dc71a"/>
    </style:style>
    <style:style style:name="P4" style:family="paragraph" style:parent-style-name="Standard">
      <style:paragraph-properties fo:text-align="start" style:justify-single-word="false"/>
      <style:text-properties officeooo:paragraph-rsid="000e8915"/>
    </style:style>
    <style:style style:name="P5"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paragraph-rsid="000318bf"/>
    </style:style>
    <style:style style:name="T1" style:family="text">
      <style:text-properties officeooo:rsid="0009521e"/>
    </style:style>
    <style:style style:name="T2" style:family="text">
      <style:text-properties officeooo:rsid="0009fdea"/>
    </style:style>
    <style:style style:name="T3" style:family="text">
      <style:text-properties officeooo:rsid="000b12b1"/>
    </style:style>
    <style:style style:name="T4" style:family="text">
      <style:text-properties officeooo:rsid="000b7b97"/>
    </style:style>
    <style:style style:name="T5" style:family="text">
      <style:text-properties officeooo:rsid="000be4ea"/>
    </style:style>
    <style:style style:name="T6" style:family="text">
      <style:text-properties officeooo:rsid="000da8a8"/>
    </style:style>
    <style:style style:name="T7" style:family="text">
      <style:text-properties officeooo:rsid="000e8915"/>
    </style:style>
    <style:style style:name="T8" style:family="text">
      <style:text-properties officeooo:rsid="00105c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 everyone uh welcome to this uh live</text:p>
      <text:p text:style-name="P1"/>
      <text:p text:style-name="P1">broadcast</text:p>
      <text:p text:style-name="P1"/>
      <text:p text:style-name="P1">so i'm karim bigir i'm a member of deep</text:p>
      <text:p text:style-name="P1"/>
      <text:p text:style-name="P1">learning in dhaba's</text:p>
      <text:p text:style-name="P1"/>
      <text:p text:style-name="P1">steering committee and uh very excited</text:p>
      <text:p text:style-name="P1"/>
      <text:p text:style-name="P1">to be</text:p>
      <text:p text:style-name="P1"/>
      <text:p text:style-name="P1">moderating this event today so we have</text:p>
      <text:p text:style-name="P1"/>
      <text:p text:style-name="P1">an exciting lineup of</text:p>
      <text:p text:style-name="P1"/>
      <text:p text:style-name="P1">speakers but first i wanted maybe to</text:p>
      <text:p text:style-name="P1"/>
      <text:p text:style-name="P1">introduce today's topic tell you more</text:p>
      <text:p text:style-name="P1"/>
      <text:p text:style-name="P1">about the grand challenge and how</text:p>
      <text:p text:style-name="P1"/>
      <text:p text:style-name="P1">we uh we we arrived to the point at</text:p>
      <text:p text:style-name="P1"/>
      <text:p text:style-name="P1">which we are now</text:p>
      <text:p text:style-name="P1"/>
      <text:p text:style-name="P1">so i'm gonna share my screen and we can</text:p>
      <text:p text:style-name="P1"/>
      <text:p text:style-name="P1">take it from there</text:p>
      <text:p text:style-name="P1"/>
      <text:p text:style-name="P1">so uh you should be seeing my</text:p>
      <text:p text:style-name="P1"/>
      <text:p text:style-name="P1">presentation now</text:p>
      <text:p text:style-name="P1"/>
      <text:p text:style-name="P1">so as i said super excited to welcome</text:p>
      <text:p text:style-name="P1"/>
      <text:p text:style-name="P1">you to the indaba grand challenge</text:p>
      <text:p text:style-name="P1"/>
      <text:p text:style-name="P1">so you know maybe i'll say a few words</text:p>
      <text:p text:style-name="P1"/>
      <text:p text:style-name="P1">as we have many people from our</text:p>
      <text:p text:style-name="P1"/>
      <text:p text:style-name="P1">across the world that are joining us for</text:p>
      <text:p text:style-name="P1"/>
      <text:p text:style-name="P1">this live</text:p>
      <text:p text:style-name="P1"/>
      <text:p text:style-name="P1">live stream i tell you a few a little</text:p>
      <text:p text:style-name="P1"/>
      <text:p text:style-name="P1">bit about in dabba</text:p>
      <text:p text:style-name="P1"/>
      <text:p text:style-name="P1">so for those who don't know it in daba</text:p>
      <text:p text:style-name="P1"/>
      <text:p text:style-name="P1"><text:soft-page-break/>is a zulu world that means gathering</text:p>
      <text:p text:style-name="P1"/>
      <text:p text:style-name="P1">and deep learning in daba has a goal has</text:p>
      <text:p text:style-name="P1"/>
      <text:p text:style-name="P1">been to strengthen machine learning</text:p>
      <text:p text:style-name="P1"/>
      <text:p text:style-name="P1">and ai in africa and we do this through</text:p>
      <text:p text:style-name="P1"/>
      <text:p text:style-name="P1">multiple initiatives</text:p>
      <text:p text:style-name="P1"/>
      <text:p text:style-name="P1">coming from like teaching research</text:p>
      <text:p text:style-name="P1"/>
      <text:p text:style-name="P1">networking uh sort of like being a</text:p>
      <text:p text:style-name="P1"/>
      <text:p text:style-name="P1">catalyst for</text:p>
      <text:p text:style-name="P1"/>
      <text:p text:style-name="P1">the you know machine learning ecosystem</text:p>
      <text:p text:style-name="P1"/>
      <text:p text:style-name="P1">in africa</text:p>
      <text:p text:style-name="P1"/>
      <text:p text:style-name="P1">and we do this through multiple</text:p>
      <text:p text:style-name="P1"/>
      <text:p text:style-name="P1">initiatives first</text:p>
      <text:p text:style-name="P1"/>
      <text:p text:style-name="P1">you know we have the annual deep</text:p>
      <text:p text:style-name="P1"/>
      <text:p text:style-name="P1">learning in daba</text:p>
      <text:p text:style-name="P1"/>
      <text:p text:style-name="P1">which you know rotates between the</text:p>
      <text:p text:style-name="P1"/>
      <text:p text:style-name="P1">different you know countries in africa</text:p>
      <text:p text:style-name="P1"/>
      <text:p text:style-name="P1">we also have national events in many</text:p>
      <text:p text:style-name="P1"/>
      <text:p text:style-name="P1">african countries which we call the</text:p>
      <text:p text:style-name="P1"/>
      <text:p text:style-name="P1">andaba access</text:p>
      <text:p text:style-name="P1"/>
      <text:p text:style-name="P1">and finally once a year we distribute</text:p>
      <text:p text:style-name="P1"/>
      <text:p text:style-name="P1">prizes</text:p>
      <text:p text:style-name="P1"/>
      <text:p text:style-name="P1">the cambodia and matai awards which are</text:p>
      <text:p text:style-name="P1"/>
      <text:p text:style-name="P1">to</text:p>
      <text:p text:style-name="P1"/>
      <text:p text:style-name="P1">reward and distinguish like unique</text:p>
      <text:p text:style-name="P1"/>
      <text:p text:style-name="P1">contributions to the african machine</text:p>
      <text:p text:style-name="P1"/>
      <text:p text:style-name="P1">learning</text:p>
      <text:p text:style-name="P1"/>
      <text:p text:style-name="P1"><text:soft-page-break/>ecosystem incredibly in daba has been</text:p>
      <text:p text:style-name="P1"/>
      <text:p text:style-name="P1">getting significant</text:p>
      <text:p text:style-name="P1"/>
      <text:p text:style-name="P1">traction so when we look at where we</text:p>
      <text:p text:style-name="P1"/>
      <text:p text:style-name="P1">were in 2018</text:p>
      <text:p text:style-name="P1"/>
      <text:p text:style-name="P1">and 2018 we were in we had 13 different</text:p>
      <text:p text:style-name="P1"/>
      <text:p text:style-name="P1">national events</text:p>
      <text:p text:style-name="P1"/>
      <text:p text:style-name="P1">across the continent thousand plus</text:p>
      <text:p text:style-name="P1"/>
      <text:p text:style-name="P1">attendees</text:p>
      <text:p text:style-name="P1"/>
      <text:p text:style-name="P1">we accelerated in 2019 covering</text:p>
      <text:p text:style-name="P1"/>
      <text:p text:style-name="P1">a total of 27 national events across the</text:p>
      <text:p text:style-name="P1"/>
      <text:p text:style-name="P1">continent</text:p>
      <text:p text:style-name="P1"/>
      <text:p text:style-name="P1">2 800 plus attendees with the main event</text:p>
      <text:p text:style-name="P1"/>
      <text:p text:style-name="P1">happening</text:p>
      <text:p text:style-name="P1"/>
      <text:p text:style-name="P1">in nairobi in kenya which was a large</text:p>
      <text:p text:style-name="P1"/>
      <text:p text:style-name="P1">attendance as well you know around 500</text:p>
      <text:p text:style-name="P1"/>
      <text:p text:style-name="P1">to 600 people</text:p>
      <text:p text:style-name="P1"/>
      <text:p text:style-name="P1">this year as you know we are delaying</text:p>
      <text:p text:style-name="P1"/>
      <text:p text:style-name="P1">the national event it will take place in</text:p>
      <text:p text:style-name="P1"/>
      <text:p text:style-name="P1">tunisia</text:p>
      <text:p text:style-name="P1"/>
      <text:p text:style-name="P1">probably in summer 2021 but importantly</text:p>
      <text:p text:style-name="P1"/>
      <text:p text:style-name="P1">this is not a reason not to progress</text:p>
      <text:p text:style-name="P1"/>
      <text:p text:style-name="P1">machine learning</text:p>
      <text:p text:style-name="P1"/>
      <text:p text:style-name="P1">and take initiatives and this is in this</text:p>
      <text:p text:style-name="P1"/>
      <text:p text:style-name="P1">spirit that we've built</text:p>
      <text:p text:style-name="P1"/>
      <text:p text:style-name="P1">the indaba grand challenge that we are</text:p>
      <text:p text:style-name="P1"/>
      <text:p text:style-name="P1">talking about today</text:p>
      <text:p text:style-name="P1"/>
      <text:p text:style-name="P1"><text:soft-page-break/>so what is it about here the main focu<text:span text:style-name="T1">s </text:span>is drug <text:span text:style-name="T1">re-purposing. </text:span>you know if you look at you know the way <text:span text:style-name="T1">l</text:span>ike drug development works it's it's kind of a shame but it's really focused on first world diseases so literally you knowlarge pharma companies are going to beputting a priority where</text:p>
      <text:p text:style-name="P1">it makes sense from a financialfinancial perspectivebut that means that you have many</text:p>
      <text:p text:style-name="P1">neglected tropical diseases what we callentities that affect a crazy amount ofpeople</text:p>
      <text:p text:style-name="P1">talking about one and a half billionpeople across the globe being affected</text:p>
      <text:p text:style-name="P1">500 million childrenin 150 countries andyou know it's not like necessarily that</text:p>
      <text:p text:style-name="P1">these diseasesare like impossible to solve in manycases actuallythere might be existing a solution mightexist somewherebut we don't know so if you look at allthe differentlike medical compounds that that we knoware safethat have been developed for all thediseases there is an opportunity that</text:p>
      <text:p text:style-name="P1">they could work forneglected tropical diseases and yet wedon't knowand this is exactly our goal today it isto focuson one disease lesh maniasis which is aparasitic disease that kills</text:p>
      <text:p text:style-name="P1">50 000 people a year which is uh whichis enormousand you know kills from you know people</text:p>
      <text:p text:style-name="P1">from south america to africa to indiaand and beyondand we actually believe that combining</text:p>
      <text:p text:style-name="P1">bioinformaticswith machine learning and with availablepublic datawell there is you know a hope that wecancrack those type of diseases developpotentially good candidate cures thatwill then go to in vitro testing andultimately clinical testsso uh we believe you know there is nobetter use of machine learning than tosave livesand you know this is an effort which wethinkyou know is is quite important and thatyou know the endeavor communityis very well positioned to to tackle so</text:p>
      <text:p text:style-name="P1">if you look at you know at the grandpicture and we will be you know havingseveral speakers</text:p>
      <text:p text:style-name="P1">you know getting us into the detail ofthe challenge but really what is ourgoalhere our goal is to literally save livesthere is nothing more important that wecould dothere is no better use of machine</text:p>
      <text:p text:style-name="P1">learning than to save livesand empower our community uh you know inin thisin the same way so you know the realidea here is always the same ai is a very powerful technology but it</text:p>
      <text:p text:style-name="P1">musttruly benefit everyone and that's notnecessarily the case by defaultyou know in the world in which we livewe see that you knowfairness is a significant issue andit is no way guaranteed and by doing and taking initiatives such as this onei believe we are being forward-lookingwe are building a better world andimportantly we're saving livesthere's also something quite interestingabout this challenge isthere's a tremendous amount of datawhich is already there soyou know the idea is there's so muchdata that is probably beyondyou know a small team to cover and soit's actually a great problem to be<text:span text:style-name="T2">l</text:span>ooked at from a distributed andcommunity point of viewand at deep learning in daba or motto ismasakana iswe build together so by collaboration wecan makeyou know you can tackle like really bigchallenges with fresh ideasand we actually believe that ourapproach in this particular caseis innovative you know most impactfulprojects in the worldtend to be driven by governments orlarge corporationshere our approach is pretty much bottomsup andunique on its kind on the continent andbeyond we focus on the communitywe leverage the help that we can get</text:p>
      <text:p text:style-name="P1">fromyou know african startups and and othertech partnersand we believe that this is a freshapproach that can be very fruitfulinto this problem so i really want to tothank our partners that are helping makethispossible and as mentioned you know uhyou know we have partners from acrossthe world</text:p>
      <text:p text:style-name="P1">and but we also have african africanstartups such as cindy or insta deeplike literally building up the tools andplatform that make this possiblewe want to thank also itrc from canadasida and knowledge for all that arehelping provide funding for thiscompetition which isquite important so there will be anopportunity to getfunding and applying for grants and wewill haveyou know kathleen later on speak aboutthis and finallywe also want to thank our supportpartnerssuch as the tensorflow research teamwhich is going to be providinglike cloud compute power power with thecloud tpusbut also our community partners such asdata science nigeriadata science africa black in ai dsnaalliance for ai we believe that we arestronger if we work together towards thesame goaland this is an ambitious goal with butwe believe it can be achievedso um let me introduce maybe ourspeakers should</text:p>
      <text:p text:style-name="P1"/>
      <text:p text:style-name="P1">we have an exciting lineup today uhstarting with benjamin perry which isfromthe the ndi uh like organizationand he will be speaking like the ndimeansyou know drugs for neglected diseases</text:p>
      <text:p text:style-name="P1"><text:soft-page-break/>initiative so this is at the heartof what we are trying to achieve todayelaine from boston university and datascience africa will be explainingwhy machine learning is so importantfor data science and public health andwhat are the opportunities to deploymachine learningin novel ways in this area martin'squark from insteadis a bioinformatics expert and he willbe explaining to us how the challengeworks and whythis crazy moonshot is actually possibleuh today in 2020celine ali who's the ceo of zindy willexplainhow you know participants will beleveraging this indie platform to makethis possibleand finally kathleen will be discussinghow to getfunding if you are serious about thisproject there is an opportunity to getuh funding and up to eight thousanddollarsper team depending on you know what theapplications we receiveand she will be detailing this uh youknow a bit latertoday and finally we'll organize a sortof panel to you know ask questions toour speakersand get you as much uh highlights aspossibleso uh thanks a lot for joining us todayand uh we can get started with benjaminfrom dndi who's gonna tell usmore about nuclear tropical neglecteddisease</text:p>
      <text:p text:style-name="P1">thank youthank you so much kareem i hope you canhear mehi i'm ben perry from the drugs forneglected diseases initiativeas kind just mentioned um i'm actuallybasedhere in switzerland uh but dndi are verymuch a global organization we haveuh quite a large presence uh</text:p>
      <text:p text:style-name="P1"/>
      <text:p text:style-name="P1">particularly in africa where we have</text:p>
      <text:p text:style-name="P1"/>
      <text:p text:style-name="P1">offices in nairobi and consciousness and</text:p>
      <text:p text:style-name="P1"/>
      <text:p text:style-name="P5">also in cape town</text:p>
      <text:p text:style-name="P5"/>
      <text:p text:style-name="P5">and we're involved in research and</text:p>
      <text:p text:style-name="P5"/>
      <text:p text:style-name="P5">development in neglected tropical</text:p>
      <text:p text:style-name="P5"/>
      <text:p text:style-name="P5">diseases and leash monies in particular</text:p>
      <text:p text:style-name="P5"/>
      <text:p text:style-name="P5">is a disease that we're</text:p>
      <text:p text:style-name="P5"/>
      <text:p text:style-name="P5">heavily focused on so i'm going to give</text:p>
      <text:p text:style-name="P5"/>
      <text:p text:style-name="P5">you a little bit of information</text:p>
      <text:p text:style-name="P5"/>
      <text:p text:style-name="P5">about the disease itself and a little</text:p>
      <text:p text:style-name="P5"/>
      <text:p text:style-name="P5">bit of information about</text:p>
      <text:p text:style-name="P5"/>
      <text:p text:style-name="P5">what the landscape looks like in terms</text:p>
      <text:p text:style-name="P5"/>
      <text:p text:style-name="P5">of uh</text:p>
      <text:p text:style-name="P5"/>
      <text:p text:style-name="P5">available drugs for this disease and</text:p>
      <text:p text:style-name="P5"/>
      <text:p text:style-name="P5">where we want to take that landscape and</text:p>
      <text:p text:style-name="P5"/>
      <text:p text:style-name="P5">what we want to eventually</text:p>
      <text:p text:style-name="P5"/>
      <text:p text:style-name="P5">achieve as a community working on this</text:p>
      <text:p text:style-name="P5"/>
      <text:p text:style-name="P5">disease</text:p>
      <text:p text:style-name="P5"/>
      <text:p text:style-name="P1"><text:soft-page-break/>i myself am a drug discovery scientist</text:p>
      <text:p text:style-name="P1"/>
      <text:p text:style-name="P1">i'm a chemist by training</text:p>
      <text:p text:style-name="P1"/>
      <text:p text:style-name="P1">and i know a little bit about this</text:p>
      <text:p text:style-name="P1"/>
      <text:p text:style-name="P1">disease i've been working in it for</text:p>
      <text:p text:style-name="P1"/>
      <text:p text:style-name="P1">about four or five years</text:p>
      <text:p text:style-name="P1"/>
      <text:p text:style-name="P1">and i also have an interest in ai and</text:p>
      <text:p text:style-name="P1"/>
      <text:p text:style-name="P1">deep learning</text:p>
      <text:p text:style-name="P1"/>
      <text:p text:style-name="P1">at a lay person's level and implementing</text:p>
      <text:p text:style-name="P1"/>
      <text:p text:style-name="P1">that in drug discovery so i'm really</text:p>
      <text:p text:style-name="P1"/>
      <text:p text:style-name="P1">excited</text:p>
      <text:p text:style-name="P1"/>
      <text:p text:style-name="P1">to be part of this discussion so a</text:p>
      <text:p text:style-name="P1"/>
      <text:p text:style-name="P1">little bit about</text:p>
      <text:p text:style-name="P1"/>
      <text:p text:style-name="P4">leishmaniasis is a family of diseases caused by the leishmania parasites. there are about 20 different species that are responsible for these diseases. the forefront of <text:s/>when we're talking about research and development is visceral leishmaniasis. <text:s/>there are also other very prevalent forms particularly cutaneous leishmaniasis and mucoucutaneous leishmaniasis. which are more <text:span text:style-name="T6">akin to </text:span><text:s/>skin disease issues and also post <text:span text:style-name="T6">kala</text:span> are derma<text:span text:style-name="T6">l leishmaniasis</text:span> which is a hot emerging topic in terms of the leishmania field because it seems to be a reservoir for various leishmania <text:s/>parasites during the occasional <text:span text:style-name="T5">droughts</text:span> and peaks in the wave of the way these diseases progress. <text:span text:style-name="T6">In this project we will concentrate on</text:span> visceral leishmaniasis. <text:span text:style-name="T6">V</text:span>isceral leishmaniasis is the most severe form it's caused by a two particular parasites Leishmania donovani and Leishmania infantum and there are hundreds of millions of people at risk worldwide about 82 countries that visceral parasite is present. it's transmitted by a sand fly vector so very similar to the way malaria is transmitted by mosquitoes. leishmaniasisis transmitted by sand flies and the symptoms for visceral leishmaniasis are pretty severe. <text:span text:style-name="T7">The symptoms are</text:span> prolonged fever, an enlarged spleen and liver , <text:span text:style-name="T4">anaemia </text:span><text:span text:style-name="T7">and</text:span> weight loss and most importantly this is a disease that is fatal if there is no treatment. there are tens of thousands of new cases every year about half of those are found in east <text:span text:style-name="T4">Africa.</text:span> this is a disease that's prevalent across the globe particularly <text:span text:style-name="T4">Brazil</text:span> and <text:span text:style-name="T4">India</text:span> outside of <text:span text:style-name="T4">Africa</text:span> but east <text:span text:style-name="T4">Africa</text:span>, south <text:span text:style-name="T4">Sudan</text:span>, <text:span text:style-name="T4">Kenya</text:span> <text:span text:style-name="T4">and</text:span> <text:span text:style-name="T4">Ethiopia.</text:span> there's also a main major problem of co-infection with <text:span text:style-name="T4">HIV</text:span> again particularly prevalent in east <text:span text:style-name="T4">Africa</text:span> which exacerbates both diseases and is really something that needs to be tackled quite quickly and there's a <text:span text:style-name="T4">paediatric</text:span> element to this so there are about 50% of the cases for this disease are in children.</text:p>
      <text:p text:style-name="P3"/>
      <text:p text:style-name="P4"><text:s/>there are treatments available for visceral leishmaniasis. <text:span text:style-name="T4">I'm</text:span> a chemist so i love this slide <text:span text:style-name="T4">I'm</text:span> appreciate that not everyone is a chemist and might not get those structures up there but the main important point on here is that there are drugs available and as you'll see across the top we have the good the bad and the ugly and the only place you see green on this slide is where it says the good nowhere else because these drugs are pretty bad they are not very nice to administer they are not very efficacious they are toxic they have terrible side effects and in some cases they uh have issues with affordabilit<text:span text:style-name="T3">y </text:span>so most of these four of these five drugs require slow <text:span text:style-name="T8">IV</text:span> or im infusion they <text:soft-page-break/>require <text:span text:style-name="T4">hospitalisation</text:span> for many many days in some cases weeks painful administrations and side effects that are barely tolerable one of these products the one on the right milteppa scene is orally available so it can be given as a pill but it's teratogenic so it can't be used in women of child bearing age. it also has some pretty awful toxic toxicological side effects associated with it um there is also a big problem with the efficacy of these drugs this should show is that depending on the region of the world whether <text:s/>you investigate these treatments some of them work very well particularly in <text:span text:style-name="T4">Asia</text:span> and in <text:span text:style-name="T4">India</text:span> you'll see some of these these treatments work quite well but others and particularly in <text:span text:style-name="T4">Africa</text:span> there is a really poor response rate you know even some cases some cases as low as 50 success rate which is not good enough <text:s/>so there is a clear need for a new treatment. we need something that is safe we need something that is efficacious we need something that is cost effective and cheap and ideally orally administered so a huge need for new drugs police monies and we mentioned it's a global disease you can see here in the in in the the dark brown the main countries where uh vl is prevalent but also is found in other countries um and another key point from here is that you know as on <text:s/>the previous table the treatments that are used in different areas are different because different treatments work in different areas and see in east <text:span text:style-name="T4">Africa</text:span> the first line treatment which is ssg and pm which is a 10% failure rate and not great is not the same as the treatments that are used in <text:span text:style-name="T4">Brazil</text:span> the treatments that are used in <text:span text:style-name="T4">India.</text:span> it's a very complicated disease and as i pointed out earlier i think 90 percent of those <text:s/>50 to 90 000 cases new cases are found in just seven countries <text:span text:style-name="T4">Brazil</text:span> and <text:span text:style-name="T4">India</text:span> being two of them but the other five being found in <text:span text:style-name="T4">Africa</text:span> </text:p>
      <text:p text:style-name="P2"/>
      <text:p text:style-name="P2"/>
      <text:p text:style-name="P2"/>
      <text:p text:style-name="P2"/>
      <text:p text:style-name="P2"/>
      <text:p text:style-name="P2"/>
      <text:p text:style-name="P2"/>
      <text:p text:style-name="P2">so at dndi we've been working on this disease pretty much non-stop since our founding in 2003 um our strategy is to develop new treatments and we're very interested in this and interested in working with partners who are interested in this um 15 years ago the situation was really quite dire the the treatments that were available were very very toxic and painful there were some that weren't registered they're not controlled it wasn't known what you couldn't or couldn't use and there was an expense problem we've started to introduce new treatments slowly 2010 2011. we have some that are available in certain countries but again these are still not great what we really need a new drugs new treatments that can be given orally and that are safe and we've been working very hard on that for a while um so our overall goal is primarily on visceral relational assist but we are focused also on on continuous isis and i think that the approach that dndi takes is very similar to that taken by other players in the field and there are other organizations like the ndi who work in in leachmanniasis uh in particular there are one or two big pharma who do work in this space so novartis and glaxosmithkline particularly are active in this space because through their global health initiatives but they work in collaboration with the ndi so when they actually arrive to looking at clinical work and and treating patients uh they do that in collaboration with us and so we're all focused on the same sort of thing and what we've agreed is that the current treatments mostly injectable toxic not particularly efficacious um limited spectrum meaning that they work in some countries and not in others in some patient populations and not in others and they're expensive and what we want is to turn these into some into into compounds into treatments that are oral well tolerated no side effects short duration five days maybe one tablet a day efficacious everywhere and affordable and can be registered in in in thehealth systems where they needed to be registered uh so in africa and latin america and in parts of asia so we've been uh we we we we've been working on this for quite some while and this is a snapshot of where i would say the global landscape currently sits uh there are a couple of potential treatments uh on the way from outside of the dndi organization but this represents a substantial chunk it includes compounds from lexus smith cline <text:soft-page-break/>and others um and this is a this is a drug discovery pipeline you will see this in any pharmaceutical company's website it shows the things that they've been working on in early discovery the</text:p>
      <text:p text:style-name="P1"/>
      <text:p text:style-name="P1">early projects on the left</text:p>
      <text:p text:style-name="P1"/>
      <text:p text:style-name="P1">and you want to where and on the far</text:p>
      <text:p text:style-name="P1"/>
      <text:p text:style-name="P1">right implementation of</text:p>
      <text:p text:style-name="P1"/>
      <text:p text:style-name="P1">new treatments um and the clinical</text:p>
      <text:p text:style-name="P1"/>
      <text:p text:style-name="P1">phases phase one phase two phase three</text:p>
      <text:p text:style-name="P1"/>
      <text:p text:style-name="P1">where we're looking at safety and then</text:p>
      <text:p text:style-name="P1"/>
      <text:p text:style-name="P1">efficacy efficacy and patience and then</text:p>
      <text:p text:style-name="P1"/>
      <text:p text:style-name="P1">detailed efficacy in patients in phase</text:p>
      <text:p text:style-name="P1"/>
      <text:p text:style-name="P1">three</text:p>
      <text:p text:style-name="P1"/>
      <text:p text:style-name="P1">and ultimately registration and this</text:p>
      <text:p text:style-name="P1"/>
      <text:p text:style-name="P1">actually looks quite healthy at first</text:p>
      <text:p text:style-name="P1"/>
      <text:p text:style-name="P1">glance um</text:p>
      <text:p text:style-name="P1"/>
      <text:p text:style-name="P1">particularly to maybe a naive i might</text:p>
      <text:p text:style-name="P1"/>
      <text:p text:style-name="P1">look at this and say wow there are</text:p>
      <text:p text:style-name="P1"/>
      <text:p text:style-name="P1">a lot of potential new treatments on</text:p>
      <text:p text:style-name="P1"/>
      <text:p text:style-name="P1">their way each one of these boxes is a</text:p>
      <text:p text:style-name="P1"/>
      <text:p text:style-name="P1">new treatment</text:p>
      <text:p text:style-name="P1"/>
      <text:p text:style-name="P1">um but the reality is that this is</text:p>
      <text:p text:style-name="P1"/>
      <text:p text:style-name="P1">nowhere near as rich as it needs to be</text:p>
      <text:p text:style-name="P1"/>
      <text:p text:style-name="P1">so just this space here the pre-clinical</text:p>
      <text:p text:style-name="P1"/>
      <text:p text:style-name="P1">phase one so this is when we have</text:p>
      <text:p text:style-name="P1"/>
      <text:p text:style-name="P1">maybe found a molecule a new chemical</text:p>
      <text:p text:style-name="P1"/>
      <text:p text:style-name="P1">that we think this you know</text:p>
      <text:p text:style-name="P1"/>
      <text:p text:style-name="P1">this could work in humans let's start to</text:p>
      <text:p text:style-name="P1"/>
      <text:p text:style-name="P1">see how it</text:p>
      <text:p text:style-name="P1"><text:soft-page-break/></text:p>
      <text:p text:style-name="P1">pans out if we give it to healthy</text:p>
      <text:p text:style-name="P1"/>
      <text:p text:style-name="P1">volunteers is it toxic</text:p>
      <text:p text:style-name="P1"/>
      <text:p text:style-name="P1">uh does it get into the bloodstream does</text:p>
      <text:p text:style-name="P1"/>
      <text:p text:style-name="P1">it get where it needs to go</text:p>
      <text:p text:style-name="P1"/>
      <text:p text:style-name="P1">we currently have about seven or eight</text:p>
      <text:p text:style-name="P1"/>
      <text:p text:style-name="P1">products that are in that space</text:p>
      <text:p text:style-name="P1"/>
      <text:p text:style-name="P1">the thing is we need about 20 then we're</text:p>
      <text:p text:style-name="P1"/>
      <text:p text:style-name="P1">not even halfway in order to get 20 in</text:p>
      <text:p text:style-name="P1"/>
      <text:p text:style-name="P1">order to get one molecule to</text:p>
      <text:p text:style-name="P1"/>
      <text:p text:style-name="P1">uh patient we're pretty certain based on</text:p>
      <text:p text:style-name="P1"/>
      <text:p text:style-name="P1">no nutrition rates in this field</text:p>
      <text:p text:style-name="P1"/>
      <text:p text:style-name="P1">we need 20 shots on goals here to get</text:p>
      <text:p text:style-name="P1"/>
      <text:p text:style-name="P1">one successful goal</text:p>
      <text:p text:style-name="P1"/>
      <text:p text:style-name="P1">so we need to keep filling this pipeline</text:p>
      <text:p text:style-name="P1"/>
      <text:p text:style-name="P1">we need to keep putting new molecules in</text:p>
      <text:p text:style-name="P1"/>
      <text:p text:style-name="P1">here and hopefully that is</text:p>
      <text:p text:style-name="P1"/>
      <text:p text:style-name="P1">somewhere that this this grand challenge</text:p>
      <text:p text:style-name="P1"/>
      <text:p text:style-name="P1">can have some impact</text:p>
      <text:p text:style-name="P1"/>
      <text:p text:style-name="P1">um so i was having a little bit of a</text:p>
      <text:p text:style-name="P1"/>
      <text:p text:style-name="P1">thought about how we might be able to</text:p>
      <text:p text:style-name="P1"/>
      <text:p text:style-name="P1">link up ai</text:p>
      <text:p text:style-name="P1"/>
      <text:p text:style-name="P1">deep learning um with with leash</text:p>
      <text:p text:style-name="P1"/>
      <text:p text:style-name="P1">maniacist research and discovery and</text:p>
      <text:p text:style-name="P1"/>
      <text:p text:style-name="P1">i've got a couple of ideas these are</text:p>
      <text:p text:style-name="P1"/>
      <text:p text:style-name="P1">just</text:p>
      <text:p text:style-name="P1"/>
      <text:p text:style-name="P1">off the top of my head the obvious one</text:p>
      <text:p text:style-name="P1"><text:soft-page-break/></text:p>
      <text:p text:style-name="P1">is in discovery of nces and i think</text:p>
      <text:p text:style-name="P1"/>
      <text:p text:style-name="P1">we'll share a little bit about that</text:p>
      <text:p text:style-name="P1"/>
      <text:p text:style-name="P1">later nce is a new chemical entity it's</text:p>
      <text:p text:style-name="P1"/>
      <text:p text:style-name="P1">a new</text:p>
      <text:p text:style-name="P1"/>
      <text:p text:style-name="P1">chemical that could have an impact on</text:p>
      <text:p text:style-name="P1"/>
      <text:p text:style-name="P1">the disease we could look at but we</text:p>
      <text:p text:style-name="P1"/>
      <text:p text:style-name="P1">could think about</text:p>
      <text:p text:style-name="P1"/>
      <text:p text:style-name="P1">uh identifying new biological targets</text:p>
      <text:p text:style-name="P1"/>
      <text:p text:style-name="P1">and ways</text:p>
      <text:p text:style-name="P1"/>
      <text:p text:style-name="P1">the ways that the parasite behaves or or</text:p>
      <text:p text:style-name="P1"/>
      <text:p text:style-name="P1">where proteins that exist in the</text:p>
      <text:p text:style-name="P1"/>
      <text:p text:style-name="P1">parasite that we could tackle try to</text:p>
      <text:p text:style-name="P1"/>
      <text:p text:style-name="P1">knock out</text:p>
      <text:p text:style-name="P1"/>
      <text:p text:style-name="P1">or try to enhance in order to then kill</text:p>
      <text:p text:style-name="P1"/>
      <text:p text:style-name="P1">the parasite or prevent it from</text:p>
      <text:p text:style-name="P1"/>
      <text:p text:style-name="P1">replicating</text:p>
      <text:p text:style-name="P1"/>
      <text:p text:style-name="P1">and we can also think about using ai to</text:p>
      <text:p text:style-name="P1"/>
      <text:p text:style-name="P1">maybe</text:p>
      <text:p text:style-name="P1"/>
      <text:p text:style-name="P1">identify new starting points against</text:p>
      <text:p text:style-name="P1"/>
      <text:p text:style-name="P1">those targets</text:p>
      <text:p text:style-name="P1"/>
      <text:p text:style-name="P1">and then there are other approaches the</text:p>
      <text:p text:style-name="P1"/>
      <text:p text:style-name="P1">repurposing again mentioned by kareem</text:p>
      <text:p text:style-name="P1"/>
      <text:p text:style-name="P1">this idea that maybe we can take</text:p>
      <text:p text:style-name="P1"/>
      <text:p text:style-name="P1">existing drugs</text:p>
      <text:p text:style-name="P1"/>
      <text:p text:style-name="P1">for other diseases and think well could</text:p>
      <text:p text:style-name="P1"/>
      <text:p text:style-name="P1">this possibly have an impact we know how</text:p>
      <text:p text:style-name="P1"><text:soft-page-break/></text:p>
      <text:p text:style-name="P1">it behaves in the system we know how it</text:p>
      <text:p text:style-name="P1"/>
      <text:p text:style-name="P1">behaves against</text:p>
      <text:p text:style-name="P1"/>
      <text:p text:style-name="P1">in humans we know how it might behave</text:p>
      <text:p text:style-name="P1"/>
      <text:p text:style-name="P1">against other parasites or other</text:p>
      <text:p text:style-name="P1"/>
      <text:p text:style-name="P1">infectious pathogens</text:p>
      <text:p text:style-name="P1"/>
      <text:p text:style-name="P1">could this work against least meniscus</text:p>
      <text:p text:style-name="P1"/>
      <text:p text:style-name="P1">it's a huge amount of data it's very</text:p>
      <text:p text:style-name="P1"/>
      <text:p text:style-name="P1">very complex to plow through that data</text:p>
      <text:p text:style-name="P1"/>
      <text:p text:style-name="P1">so</text:p>
      <text:p text:style-name="P1"/>
      <text:p text:style-name="P1">there's a clear area that the deep</text:p>
      <text:p text:style-name="P1"/>
      <text:p text:style-name="P1">learning approach could help back down</text:p>
      <text:p text:style-name="P1"/>
      <text:p text:style-name="P1">and also the idea of combination therapy</text:p>
      <text:p text:style-name="P1"/>
      <text:p text:style-name="P1">is not just</text:p>
      <text:p text:style-name="P1"/>
      <text:p text:style-name="P1">one new treatment but what happens if we</text:p>
      <text:p text:style-name="P1"/>
      <text:p text:style-name="P1">combine a new treatment with an existing</text:p>
      <text:p text:style-name="P1"/>
      <text:p text:style-name="P1">treatment</text:p>
      <text:p text:style-name="P1"/>
      <text:p text:style-name="P1">or two existing treatments again</text:p>
      <text:p text:style-name="P1"/>
      <text:p text:style-name="P1">the amount of data share and the amount</text:p>
      <text:p text:style-name="P1"/>
      <text:p text:style-name="P1">of possibilities is huge there are also</text:p>
      <text:p text:style-name="P1"/>
      <text:p text:style-name="P1">opportunities i think in looking at</text:p>
      <text:p text:style-name="P1"/>
      <text:p text:style-name="P1">clinical and diagnostics thinking about</text:p>
      <text:p text:style-name="P1"/>
      <text:p text:style-name="P1">how you can</text:p>
      <text:p text:style-name="P1"/>
      <text:p text:style-name="P1">maybe diagnose patients particularly in</text:p>
      <text:p text:style-name="P1"/>
      <text:p text:style-name="P1">in cutaneous leash meniscus which is</text:p>
      <text:p text:style-name="P1"/>
      <text:p text:style-name="P1">a dermal disease and so we have images</text:p>
      <text:p text:style-name="P1"/>
      <text:p text:style-name="P1">of the lesions and you can imagine</text:p>
      <text:p text:style-name="P1"><text:soft-page-break/></text:p>
      <text:p text:style-name="P1">you know maybe ways that that imaging</text:p>
      <text:p text:style-name="P1"/>
      <text:p text:style-name="P1">and image analysis could be used uh to</text:p>
      <text:p text:style-name="P1"/>
      <text:p text:style-name="P1">maybe make some breakthroughs</text:p>
      <text:p text:style-name="P1"/>
      <text:p text:style-name="P1">and then there's also at the other end</text:p>
      <text:p text:style-name="P1"/>
      <text:p text:style-name="P1">the epidemiology and the idea that</text:p>
      <text:p text:style-name="P1"/>
      <text:p text:style-name="P1">you know how do migration patterns</text:p>
      <text:p text:style-name="P1"/>
      <text:p text:style-name="P1">amongst populations at risk</text:p>
      <text:p text:style-name="P1"/>
      <text:p text:style-name="P1">impact the epidemiology of the disease</text:p>
      <text:p text:style-name="P1"/>
      <text:p text:style-name="P1">and the prevalence of the disease and</text:p>
      <text:p text:style-name="P1"/>
      <text:p text:style-name="P1">the way that resistant strains might</text:p>
      <text:p text:style-name="P1"/>
      <text:p text:style-name="P1">move</text:p>
      <text:p text:style-name="P1"/>
      <text:p text:style-name="P1">from one place to another or might rise</text:p>
      <text:p text:style-name="P1"/>
      <text:p text:style-name="P1">and fall and how is that going to be</text:p>
      <text:p text:style-name="P1"/>
      <text:p text:style-name="P1">impacted for example by climate change</text:p>
      <text:p text:style-name="P1"/>
      <text:p text:style-name="P1">and can we predict maybe how resistance</text:p>
      <text:p text:style-name="P1"/>
      <text:p text:style-name="P1">is going to emerge to new drugs</text:p>
      <text:p text:style-name="P1"/>
      <text:p text:style-name="P1">so right at the other end of the of the</text:p>
      <text:p text:style-name="P1"/>
      <text:p text:style-name="P1">spectrum and then the last one here on</text:p>
      <text:p text:style-name="P1"/>
      <text:p text:style-name="P1">the right this is this idea of</text:p>
      <text:p text:style-name="P1"/>
      <text:p text:style-name="P1">understanding the the biology</text:p>
      <text:p text:style-name="P1"/>
      <text:p text:style-name="P1">behind uh behind the disease um one</text:p>
      <text:p text:style-name="P1"/>
      <text:p text:style-name="P1">thing we know is that you can have a</text:p>
      <text:p text:style-name="P1"/>
      <text:p text:style-name="P1">chemical that</text:p>
      <text:p text:style-name="P1"/>
      <text:p text:style-name="P1">works really really well at knocking out</text:p>
      <text:p text:style-name="P1"/>
      <text:p text:style-name="P1">a particular protein</text:p>
      <text:p text:style-name="P1"/>
      <text:p text:style-name="P1">uh that is uh critical to the leash</text:p>
      <text:p text:style-name="P1"><text:soft-page-break/></text:p>
      <text:p text:style-name="P1">leishmania parasite</text:p>
      <text:p text:style-name="P1"/>
      <text:p text:style-name="P1">so you know that if we knock out this</text:p>
      <text:p text:style-name="P1"/>
      <text:p text:style-name="P1">protein with this chemical the parasite</text:p>
      <text:p text:style-name="P1"/>
      <text:p text:style-name="P1">should die</text:p>
      <text:p text:style-name="P1"/>
      <text:p text:style-name="P1">but when you actually test it against</text:p>
      <text:p text:style-name="P1"/>
      <text:p text:style-name="P1">the parasite nothing happens because</text:p>
      <text:p text:style-name="P1"/>
      <text:p text:style-name="P1">it's not just that the molecule the</text:p>
      <text:p text:style-name="P1"/>
      <text:p text:style-name="P1">chemical needs to</text:p>
      <text:p text:style-name="P1"/>
      <text:p text:style-name="P1">needs to tackle that particular piece of</text:p>
      <text:p text:style-name="P1"/>
      <text:p text:style-name="P1">machinery</text:p>
      <text:p text:style-name="P1"/>
      <text:p text:style-name="P1">it needs to actually get there it needs</text:p>
      <text:p text:style-name="P1"/>
      <text:p text:style-name="P1">to get into the cell that the parasite</text:p>
      <text:p text:style-name="P1"/>
      <text:p text:style-name="P1">is hiding out in</text:p>
      <text:p text:style-name="P1"/>
      <text:p text:style-name="P1">and we don't fully understand how that</text:p>
      <text:p text:style-name="P1"/>
      <text:p text:style-name="P1">happens or and what is needed</text:p>
      <text:p text:style-name="P1"/>
      <text:p text:style-name="P1">for a particular chemical to get to to</text:p>
      <text:p text:style-name="P1"/>
      <text:p text:style-name="P1">to its target to get to the target</text:p>
      <text:p text:style-name="P1"/>
      <text:p text:style-name="P1">parasite again a huge amount of data</text:p>
      <text:p text:style-name="P1"/>
      <text:p text:style-name="P1">available</text:p>
      <text:p text:style-name="P1"/>
      <text:p text:style-name="P1">and a really interesting area for</text:p>
      <text:p text:style-name="P1"/>
      <text:p text:style-name="P1">intervention and a couple of other ideas</text:p>
      <text:p text:style-name="P1"/>
      <text:p text:style-name="P1">i've put this</text:p>
      <text:p text:style-name="P1"/>
      <text:p text:style-name="P1">you know another imaging option down</text:p>
      <text:p text:style-name="P1"/>
      <text:p text:style-name="P1">here we use imaging in biology all the</text:p>
      <text:p text:style-name="P1"/>
      <text:p text:style-name="P1">time looking at how we can kill</text:p>
      <text:p text:style-name="P1"/>
      <text:p text:style-name="P1">parasites</text:p>
      <text:p text:style-name="P1"><text:soft-page-break/></text:p>
      <text:p text:style-name="P1">we have a huge database coming from</text:p>
      <text:p text:style-name="P1"/>
      <text:p text:style-name="P1">pharma company libraries that we've</text:p>
      <text:p text:style-name="P1"/>
      <text:p text:style-name="P1">screened and coming from our own efforts</text:p>
      <text:p text:style-name="P1"/>
      <text:p text:style-name="P1">millions of images of parasites treated</text:p>
      <text:p text:style-name="P1"/>
      <text:p text:style-name="P1">by compounds that can kill parasites and</text:p>
      <text:p text:style-name="P1"/>
      <text:p text:style-name="P1">seeing how those are affected and how</text:p>
      <text:p text:style-name="P1"/>
      <text:p text:style-name="P1">the cell morphs around the parasite how</text:p>
      <text:p text:style-name="P1"/>
      <text:p text:style-name="P1">the parasite disappears is there</text:p>
      <text:p text:style-name="P1"/>
      <text:p text:style-name="P1">something we're missing</text:p>
      <text:p text:style-name="P1"/>
      <text:p text:style-name="P1">by examining those images by eye again i</text:p>
      <text:p text:style-name="P1"/>
      <text:p text:style-name="P1">think another classic ai opportunity</text:p>
      <text:p text:style-name="P1"/>
      <text:p text:style-name="P1">so i think that was everything that i</text:p>
      <text:p text:style-name="P1"/>
      <text:p text:style-name="P1">wanted to say about the the background</text:p>
      <text:p text:style-name="P1"/>
      <text:p text:style-name="P1">to ai</text:p>
      <text:p text:style-name="P1"/>
      <text:p text:style-name="P1">to to to leash manage this and how i</text:p>
      <text:p text:style-name="P1"/>
      <text:p text:style-name="P1">think the ai</text:p>
      <text:p text:style-name="P1"/>
      <text:p text:style-name="P1">um could work um so i'm now going to i</text:p>
      <text:p text:style-name="P1"/>
      <text:p text:style-name="P1">think hand over</text:p>
      <text:p text:style-name="P1"/>
      <text:p text:style-name="P1">uh to the next speaker i believe is</text:p>
      <text:p text:style-name="P1"/>
      <text:p text:style-name="P1">elaine</text:p>
      <text:p text:style-name="P1"/>
      <text:p text:style-name="P1">yeah thank you ben it's uh it's uh it's</text:p>
      <text:p text:style-name="P1"/>
      <text:p text:style-name="P1">it's amazing to to</text:p>
      <text:p text:style-name="P1"/>
      <text:p text:style-name="P1">hear from you and to to see that there's</text:p>
      <text:p text:style-name="P1"/>
      <text:p text:style-name="P1">so much to do</text:p>
      <text:p text:style-name="P1"/>
      <text:p text:style-name="P1">still on on on those problems so</text:p>
      <text:p text:style-name="P1"/>
      <text:p text:style-name="P1">uh the interesting point now is how we</text:p>
      <text:p text:style-name="P1"><text:soft-page-break/></text:p>
      <text:p text:style-name="P1">combine this with machine learning and</text:p>
      <text:p text:style-name="P1"/>
      <text:p text:style-name="P1">ai</text:p>
      <text:p text:style-name="P1"/>
      <text:p text:style-name="P1">and so elaine who's from boston</text:p>
      <text:p text:style-name="P1"/>
      <text:p text:style-name="P1">university and data science africa</text:p>
      <text:p text:style-name="P1"/>
      <text:p text:style-name="P1">will give us sort of an overview of what</text:p>
      <text:p text:style-name="P1"/>
      <text:p text:style-name="P1">we could do with machine learning</text:p>
      <text:p text:style-name="P1"/>
      <text:p text:style-name="P1">on those type of problems</text:p>
      <text:p text:style-name="P1"/>
      <text:p text:style-name="P1">sorry thanks karim um</text:p>
      <text:p text:style-name="P1"/>
      <text:p text:style-name="P1">so benjamin already talked about some of</text:p>
      <text:p text:style-name="P1"/>
      <text:p text:style-name="P1">the applications of machine learning to</text:p>
      <text:p text:style-name="P1"/>
      <text:p text:style-name="P1">the specific problem</text:p>
      <text:p text:style-name="P1"/>
      <text:p text:style-name="P1">and i'm going to give you more of an</text:p>
      <text:p text:style-name="P1"/>
      <text:p text:style-name="P1">overview of</text:p>
      <text:p text:style-name="P1"/>
      <text:p text:style-name="P1">a broader view of how machine learning</text:p>
      <text:p text:style-name="P1"/>
      <text:p text:style-name="P1">can be used</text:p>
      <text:p text:style-name="P1"/>
      <text:p text:style-name="P1">in public health and epidemiology so i</text:p>
      <text:p text:style-name="P1"/>
      <text:p text:style-name="P1">like to start off with definitions</text:p>
      <text:p text:style-name="P1"/>
      <text:p text:style-name="P1">so public health is the science and art</text:p>
      <text:p text:style-name="P1"/>
      <text:p text:style-name="P1">of preventing disease prolonging life</text:p>
      <text:p text:style-name="P1"/>
      <text:p text:style-name="P1">and promoting health through the</text:p>
      <text:p text:style-name="P1"/>
      <text:p text:style-name="P1">organized efforts and informed choices</text:p>
      <text:p text:style-name="P1"/>
      <text:p text:style-name="P1">of society</text:p>
      <text:p text:style-name="P1"/>
      <text:p text:style-name="P1">organizations public and private</text:p>
      <text:p text:style-name="P1"/>
      <text:p text:style-name="P1">communities and individuals</text:p>
      <text:p text:style-name="P1"/>
      <text:p text:style-name="P1">so this basically indicates that public</text:p>
      <text:p text:style-name="P1"/>
      <text:p text:style-name="P1">health is basically</text:p>
      <text:p text:style-name="P1"><text:soft-page-break/></text:p>
      <text:p text:style-name="P1">everything whether it's housing</text:p>
      <text:p text:style-name="P1"/>
      <text:p text:style-name="P1">transportation</text:p>
      <text:p text:style-name="P1"/>
      <text:p text:style-name="P1">how communities are built how what we</text:p>
      <text:p text:style-name="P1"/>
      <text:p text:style-name="P1">have access to</text:p>
      <text:p text:style-name="P1"/>
      <text:p text:style-name="P1">the policies that are being made by the</text:p>
      <text:p text:style-name="P1"/>
      <text:p text:style-name="P1">governments and how all of those things</text:p>
      <text:p text:style-name="P1"/>
      <text:p text:style-name="P1">affect our health and when we talk about</text:p>
      <text:p text:style-name="P1"/>
      <text:p text:style-name="P1">epidemiology we're usually referring to</text:p>
      <text:p text:style-name="P1"/>
      <text:p text:style-name="P1">the study of the patterns of disease</text:p>
      <text:p text:style-name="P1"/>
      <text:p text:style-name="P1">injury and health and factors that</text:p>
      <text:p text:style-name="P1"/>
      <text:p text:style-name="P1">contribute to these patterns in specific</text:p>
      <text:p text:style-name="P1"/>
      <text:p text:style-name="P1">populations</text:p>
      <text:p text:style-name="P1"/>
      <text:p text:style-name="P1">so specific populations is important</text:p>
      <text:p text:style-name="P1"/>
      <text:p text:style-name="P1">including that is very important because</text:p>
      <text:p text:style-name="P1"/>
      <text:p text:style-name="P1">the patterns that you see in one</text:p>
      <text:p text:style-name="P1"/>
      <text:p text:style-name="P1">population and always</text:p>
      <text:p text:style-name="P1"/>
      <text:p text:style-name="P1">the same patterns that you see in</text:p>
      <text:p text:style-name="P1"/>
      <text:p text:style-name="P1">another population so neglected tropical</text:p>
      <text:p text:style-name="P1"/>
      <text:p text:style-name="P1">diseases for example are mostly found in</text:p>
      <text:p text:style-name="P1"/>
      <text:p text:style-name="P1">the global south</text:p>
      <text:p text:style-name="P1"/>
      <text:p text:style-name="P1">and so when you talk about those</text:p>
      <text:p text:style-name="P1"/>
      <text:p text:style-name="P1">diseases in the west</text:p>
      <text:p text:style-name="P1"/>
      <text:p text:style-name="P1">people might have different</text:p>
      <text:p text:style-name="P1"/>
      <text:p text:style-name="P1">understanding because if not seeing</text:p>
      <text:p text:style-name="P1"/>
      <text:p text:style-name="P1">those diseases or not exposed to them</text:p>
      <text:p text:style-name="P1"/>
      <text:p text:style-name="P1">risk factors can include everything from</text:p>
      <text:p text:style-name="P1"><text:soft-page-break/></text:p>
      <text:p text:style-name="P1">what we the social factors so how</text:p>
      <text:p text:style-name="P1"/>
      <text:p text:style-name="P1">different people</text:p>
      <text:p text:style-name="P1"/>
      <text:p text:style-name="P1">affect us and impact our health to</text:p>
      <text:p text:style-name="P1"/>
      <text:p text:style-name="P1">environmental factors or things like air</text:p>
      <text:p text:style-name="P1"/>
      <text:p text:style-name="P1">pollution and also what we have access</text:p>
      <text:p text:style-name="P1"/>
      <text:p text:style-name="P1">to in the boat environment so</text:p>
      <text:p text:style-name="P1"/>
      <text:p text:style-name="P1">do we have access to good schools or</text:p>
      <text:p text:style-name="P1"/>
      <text:p text:style-name="P1">housing or can we have</text:p>
      <text:p text:style-name="P1"/>
      <text:p text:style-name="P1">do we have access to places where we can</text:p>
      <text:p text:style-name="P1"/>
      <text:p text:style-name="P1">exercise do we feel safe in our</text:p>
      <text:p text:style-name="P1"/>
      <text:p text:style-name="P1">communities</text:p>
      <text:p text:style-name="P1"/>
      <text:p text:style-name="P1">so all of those things can affect our</text:p>
      <text:p text:style-name="P1"/>
      <text:p text:style-name="P1">health a lot of what i do</text:p>
      <text:p text:style-name="P1"/>
      <text:p text:style-name="P1">is called digital epidemiology so i tend</text:p>
      <text:p text:style-name="P1"/>
      <text:p text:style-name="P1">to focus on how</text:p>
      <text:p text:style-name="P1"/>
      <text:p text:style-name="P1">we can use digital technology and data</text:p>
      <text:p text:style-name="P1"/>
      <text:p text:style-name="P1">from places like social media and other</text:p>
      <text:p text:style-name="P1"/>
      <text:p text:style-name="P1">internet platforms</text:p>
      <text:p text:style-name="P1"/>
      <text:p text:style-name="P1">from such data um business review</text:p>
      <text:p text:style-name="P1"/>
      <text:p text:style-name="P1">platforms</text:p>
      <text:p text:style-name="P1"/>
      <text:p text:style-name="P1">customer perspectives and different</text:p>
      <text:p text:style-name="P1"/>
      <text:p text:style-name="P1">things and how that can inform us about</text:p>
      <text:p text:style-name="P1"/>
      <text:p text:style-name="P1">health in different communities global</text:p>
      <text:p text:style-name="P1"/>
      <text:p text:style-name="P1">health</text:p>
      <text:p text:style-name="P1"/>
      <text:p text:style-name="P1">globally</text:p>
      <text:p text:style-name="P1"/>
      <text:p text:style-name="P1">so some of the opportunities for machine</text:p>
      <text:p text:style-name="P1"><text:soft-page-break/></text:p>
      <text:p text:style-name="P1">learning applications</text:p>
      <text:p text:style-name="P1"/>
      <text:p text:style-name="P1">in public health and epidemiology</text:p>
      <text:p text:style-name="P1"/>
      <text:p text:style-name="P1">include surveillance of disease</text:p>
      <text:p text:style-name="P1"/>
      <text:p text:style-name="P1">risk factors and medications</text:p>
      <text:p text:style-name="P1"/>
      <text:p text:style-name="P1">so this can go all the way from</text:p>
      <text:p text:style-name="P1"/>
      <text:p text:style-name="P1">looking at developing tools that can be</text:p>
      <text:p text:style-name="P1"/>
      <text:p text:style-name="P1">used in hospitals for monitoring</text:p>
      <text:p text:style-name="P1"/>
      <text:p text:style-name="P1">um diseases to having</text:p>
      <text:p text:style-name="P1"/>
      <text:p text:style-name="P1">access to digital data streams and</text:p>
      <text:p text:style-name="P1"/>
      <text:p text:style-name="P1">trying to understand how those can</text:p>
      <text:p text:style-name="P1"/>
      <text:p text:style-name="P1">inform</text:p>
      <text:p text:style-name="P1"/>
      <text:p text:style-name="P1">health to developing platforms for</text:p>
      <text:p text:style-name="P1"/>
      <text:p text:style-name="P1">crowdsourcing so having people</text:p>
      <text:p text:style-name="P1"/>
      <text:p text:style-name="P1">participate</text:p>
      <text:p text:style-name="P1"/>
      <text:p text:style-name="P1">and provide information about what's</text:p>
      <text:p text:style-name="P1"/>
      <text:p text:style-name="P1">happening in their communities</text:p>
      <text:p text:style-name="P1"/>
      <text:p text:style-name="P1">i mean this can be developed as mobile</text:p>
      <text:p text:style-name="P1"/>
      <text:p text:style-name="P1">apps or websites or other tools</text:p>
      <text:p text:style-name="P1"/>
      <text:p text:style-name="P1">risk factors as i mentioned include both</text:p>
      <text:p text:style-name="P1"/>
      <text:p text:style-name="P1">social factors behavioral factors like</text:p>
      <text:p text:style-name="P1"/>
      <text:p text:style-name="P1">whether you smoke or drink</text:p>
      <text:p text:style-name="P1"/>
      <text:p text:style-name="P1">um these are all things that affect your</text:p>
      <text:p text:style-name="P1"/>
      <text:p text:style-name="P1">health and</text:p>
      <text:p text:style-name="P1"/>
      <text:p text:style-name="P1">i think there's a lot of opportunity for</text:p>
      <text:p text:style-name="P1"/>
      <text:p text:style-name="P1">medication surveillance especially</text:p>
      <text:p text:style-name="P1"/>
      <text:p text:style-name="P1">in africa where fake medications</text:p>
      <text:p text:style-name="P1"><text:soft-page-break/></text:p>
      <text:p text:style-name="P1">contribute to a significant number of</text:p>
      <text:p text:style-name="P1"/>
      <text:p text:style-name="P1">deaths</text:p>
      <text:p text:style-name="P1"/>
      <text:p text:style-name="P1">from different diseases and there are</text:p>
      <text:p text:style-name="P1"/>
      <text:p text:style-name="P1">people walking in our space they've</text:p>
      <text:p text:style-name="P1"/>
      <text:p text:style-name="P1">developed ai tools that are supposed to</text:p>
      <text:p text:style-name="P1"/>
      <text:p text:style-name="P1">detect</text:p>
      <text:p text:style-name="P1"/>
      <text:p text:style-name="P1">unsafe medications to prevent number of</text:p>
      <text:p text:style-name="P1"/>
      <text:p text:style-name="P1">people that actually</text:p>
      <text:p text:style-name="P1"/>
      <text:p text:style-name="P1">die because they buy medication thinking</text:p>
      <text:p text:style-name="P1"/>
      <text:p text:style-name="P1">that is actually</text:p>
      <text:p text:style-name="P1"/>
      <text:p text:style-name="P1">the right medication but it's actually</text:p>
      <text:p text:style-name="P1"/>
      <text:p text:style-name="P1">fake</text:p>
      <text:p text:style-name="P1"/>
      <text:p text:style-name="P1">so machine learning applications can</text:p>
      <text:p text:style-name="P1"/>
      <text:p text:style-name="P1">complement traditional bridges this is</text:p>
      <text:p text:style-name="P1"/>
      <text:p text:style-name="P1">monitoring</text:p>
      <text:p text:style-name="P1"/>
      <text:p text:style-name="P1">monitoring so what i mean here is that</text:p>
      <text:p text:style-name="P1"/>
      <text:p text:style-name="P1">when we develop machine learning</text:p>
      <text:p text:style-name="P1"/>
      <text:p text:style-name="P1">applications it's not always because we</text:p>
      <text:p text:style-name="P1"/>
      <text:p text:style-name="P1">want to</text:p>
      <text:p text:style-name="P1"/>
      <text:p text:style-name="P1">substitute what's already been done um</text:p>
      <text:p text:style-name="P1"/>
      <text:p text:style-name="P1">in</text:p>
      <text:p text:style-name="P1"/>
      <text:p text:style-name="P1">a lot of cases we can use it as a way to</text:p>
      <text:p text:style-name="P1"/>
      <text:p text:style-name="P1">complement what already</text:p>
      <text:p text:style-name="P1"/>
      <text:p text:style-name="P1">exists so for example during the current</text:p>
      <text:p text:style-name="P1"/>
      <text:p text:style-name="P1">the current permanent virus pandemic</text:p>
      <text:p text:style-name="P1"/>
      <text:p text:style-name="P1">there's a lot of traditional approaches</text:p>
      <text:p text:style-name="P1"><text:soft-page-break/></text:p>
      <text:p text:style-name="P1">to public health that have been</text:p>
      <text:p text:style-name="P1"/>
      <text:p text:style-name="P1">carried out these methods have been used</text:p>
      <text:p text:style-name="P1"/>
      <text:p text:style-name="P1">for for a long time and we know the work</text:p>
      <text:p text:style-name="P1"/>
      <text:p text:style-name="P1">um so machine learning approaches can</text:p>
      <text:p text:style-name="P1"/>
      <text:p text:style-name="P1">then</text:p>
      <text:p text:style-name="P1"/>
      <text:p text:style-name="P1">um complement those those existing</text:p>
      <text:p text:style-name="P1"/>
      <text:p text:style-name="P1">approaches for example for example</text:p>
      <text:p text:style-name="P1"/>
      <text:p text:style-name="P1">contact traced in</text:p>
      <text:p text:style-name="P1"/>
      <text:p text:style-name="P1">how can we use machine learning in an</text:p>
      <text:p text:style-name="P1"/>
      <text:p text:style-name="P1">ethical way that can complement</text:p>
      <text:p text:style-name="P1"/>
      <text:p text:style-name="P1">existing contact using approaches that</text:p>
      <text:p text:style-name="P1"/>
      <text:p text:style-name="P1">public health</text:p>
      <text:p text:style-name="P1"/>
      <text:p text:style-name="P1">practitioners have been using for a long</text:p>
      <text:p text:style-name="P1"/>
      <text:p text:style-name="P1">time</text:p>
      <text:p text:style-name="P1"/>
      <text:p text:style-name="P1">machine learning can also be used for</text:p>
      <text:p text:style-name="P1"/>
      <text:p text:style-name="P1">public health communication</text:p>
      <text:p text:style-name="P1"/>
      <text:p text:style-name="P1">so this includes understanding public</text:p>
      <text:p text:style-name="P1"/>
      <text:p text:style-name="P1">sentiment what's</text:p>
      <text:p text:style-name="P1"/>
      <text:p text:style-name="P1">different public health issues and</text:p>
      <text:p text:style-name="P1"/>
      <text:p text:style-name="P1">interventions</text:p>
      <text:p text:style-name="P1"/>
      <text:p text:style-name="P1">or things like vaccines so what do</text:p>
      <text:p text:style-name="P1"/>
      <text:p text:style-name="P1">people think about vaccines i think this</text:p>
      <text:p text:style-name="P1"/>
      <text:p text:style-name="P1">is very important especially right now</text:p>
      <text:p text:style-name="P1"/>
      <text:p text:style-name="P1">as</text:p>
      <text:p text:style-name="P1"/>
      <text:p text:style-name="P1">we think and talk about the coronal</text:p>
      <text:p text:style-name="P1"/>
      <text:p text:style-name="P1">virus vaccine we know there's already</text:p>
      <text:p text:style-name="P1"><text:soft-page-break/></text:p>
      <text:p text:style-name="P1">a lot of negative sentiment towards that</text:p>
      <text:p text:style-name="P1"/>
      <text:p text:style-name="P1">so understanding what</text:p>
      <text:p text:style-name="P1"/>
      <text:p text:style-name="P1">people think and how they feel towards</text:p>
      <text:p text:style-name="P1"/>
      <text:p text:style-name="P1">something like vaccines</text:p>
      <text:p text:style-name="P1"/>
      <text:p text:style-name="P1">can inform public health practitioners</text:p>
      <text:p text:style-name="P1"/>
      <text:p text:style-name="P1">and how best to</text:p>
      <text:p text:style-name="P1"/>
      <text:p text:style-name="P1">educate the public about those</text:p>
      <text:p text:style-name="P1"/>
      <text:p text:style-name="P1">particular interventions</text:p>
      <text:p text:style-name="P1"/>
      <text:p text:style-name="P1">we can also think about monitoring this</text:p>
      <text:p text:style-name="P1"/>
      <text:p text:style-name="P1">information and also information seeking</text:p>
      <text:p text:style-name="P1"/>
      <text:p text:style-name="P1">patterns so what are people looking for</text:p>
      <text:p text:style-name="P1"/>
      <text:p text:style-name="P1">online</text:p>
      <text:p text:style-name="P1"/>
      <text:p text:style-name="P1">and how can these inform us about</text:p>
      <text:p text:style-name="P1"/>
      <text:p text:style-name="P1">people's needs</text:p>
      <text:p text:style-name="P1"/>
      <text:p text:style-name="P1">so on the right i have a visualization</text:p>
      <text:p text:style-name="P1"/>
      <text:p text:style-name="P1">that was developed by</text:p>
      <text:p text:style-name="P1"/>
      <text:p text:style-name="P1">mourinho touring it's also part of data</text:p>
      <text:p text:style-name="P1"/>
      <text:p text:style-name="P1">science africa</text:p>
      <text:p text:style-name="P1"/>
      <text:p text:style-name="P1">and we wrote an article that looked at</text:p>
      <text:p text:style-name="P1"/>
      <text:p text:style-name="P1">questions that people were asking in 21</text:p>
      <text:p text:style-name="P1"/>
      <text:p text:style-name="P1">african countries</text:p>
      <text:p text:style-name="P1"/>
      <text:p text:style-name="P1">to see how questions change over time</text:p>
      <text:p text:style-name="P1"/>
      <text:p text:style-name="P1">and how can these questions be used to</text:p>
      <text:p text:style-name="P1"/>
      <text:p text:style-name="P1">better inform public health</text:p>
      <text:p text:style-name="P1"/>
      <text:p text:style-name="P1">interventions in those countries</text:p>
      <text:p text:style-name="P1"/>
      <text:p text:style-name="P1">um we can also use machine learning for</text:p>
      <text:p text:style-name="P1"><text:soft-page-break/></text:p>
      <text:p text:style-name="P1">disease diagnosis</text:p>
      <text:p text:style-name="P1"/>
      <text:p text:style-name="P1">uh prediction and clinical management so</text:p>
      <text:p text:style-name="P1"/>
      <text:p text:style-name="P1">there's been a lot of work around</text:p>
      <text:p text:style-name="P1"/>
      <text:p text:style-name="P1">diagnosis especially</text:p>
      <text:p text:style-name="P1"/>
      <text:p text:style-name="P1">so yeah i can facilitate rapid disease</text:p>
      <text:p text:style-name="P1"/>
      <text:p text:style-name="P1">diagnosis for different diseases</text:p>
      <text:p text:style-name="P1"/>
      <text:p text:style-name="P1">and as benjamin mentioned there is an</text:p>
      <text:p text:style-name="P1"/>
      <text:p text:style-name="P1">opportunity here to look at this</text:p>
      <text:p text:style-name="P1"/>
      <text:p text:style-name="P1">which means</text:p>
      <text:p text:style-name="P1"/>
      <text:p text:style-name="P1">detection and diagnosis you can also</text:p>
      <text:p text:style-name="P1"/>
      <text:p text:style-name="P1">predict this progression within</text:p>
      <text:p text:style-name="P1"/>
      <text:p text:style-name="P1">individuals so how do individuals go</text:p>
      <text:p text:style-name="P1"/>
      <text:p text:style-name="P1">from having mouth</text:p>
      <text:p text:style-name="P1"/>
      <text:p text:style-name="P1">symptoms on the disease to having more</text:p>
      <text:p text:style-name="P1"/>
      <text:p text:style-name="P1">severe symptoms over time</text:p>
      <text:p text:style-name="P1"/>
      <text:p text:style-name="P1">you can predict temporary spatial spread</text:p>
      <text:p text:style-name="P1"/>
      <text:p text:style-name="P1">of diseases</text:p>
      <text:p text:style-name="P1"/>
      <text:p text:style-name="P1">so looking at cases that have been</text:p>
      <text:p text:style-name="P1"/>
      <text:p text:style-name="P1">reported and then predicting over time</text:p>
      <text:p text:style-name="P1"/>
      <text:p text:style-name="P1">how that's going to change</text:p>
      <text:p text:style-name="P1"/>
      <text:p text:style-name="P1">at the temporal scale but also how that</text:p>
      <text:p text:style-name="P1"/>
      <text:p text:style-name="P1">would change</text:p>
      <text:p text:style-name="P1"/>
      <text:p text:style-name="P1">at a special skill so if you look at</text:p>
      <text:p text:style-name="P1"/>
      <text:p text:style-name="P1">this particular country</text:p>
      <text:p text:style-name="P1"/>
      <text:p text:style-name="P1">how do the rates of disease differ from</text:p>
      <text:p text:style-name="P1"/>
      <text:p text:style-name="P1">one region to another and what are some</text:p>
      <text:p text:style-name="P1"><text:soft-page-break/></text:p>
      <text:p text:style-name="P1">of the factors that are predictive</text:p>
      <text:p text:style-name="P1"/>
      <text:p text:style-name="P1">of those differences and of course is</text:p>
      <text:p text:style-name="P1"/>
      <text:p text:style-name="P1">drug</text:p>
      <text:p text:style-name="P1"/>
      <text:p text:style-name="P1">discovery and development so on the</text:p>
      <text:p text:style-name="P1"/>
      <text:p text:style-name="P1">right</text:p>
      <text:p text:style-name="P1"/>
      <text:p text:style-name="P1">is an example of a study that i did many</text:p>
      <text:p text:style-name="P1"/>
      <text:p text:style-name="P1">many years ago</text:p>
      <text:p text:style-name="P1"/>
      <text:p text:style-name="P1">and this was to look at how different</text:p>
      <text:p text:style-name="P1"/>
      <text:p text:style-name="P1">diseases</text:p>
      <text:p text:style-name="P1"/>
      <text:p text:style-name="P1">affect genes similarly so other diseases</text:p>
      <text:p text:style-name="P1"/>
      <text:p text:style-name="P1">that have</text:p>
      <text:p text:style-name="P1"/>
      <text:p text:style-name="P1">similar impacts on our genes and could</text:p>
      <text:p text:style-name="P1"/>
      <text:p text:style-name="P1">that</text:p>
      <text:p text:style-name="P1"/>
      <text:p text:style-name="P1">inform us about the kinds of medications</text:p>
      <text:p text:style-name="P1"/>
      <text:p text:style-name="P1">that we use</text:p>
      <text:p text:style-name="P1"/>
      <text:p text:style-name="P1">for for these different diseases can we</text:p>
      <text:p text:style-name="P1"/>
      <text:p text:style-name="P1">repurpose</text:p>
      <text:p text:style-name="P1"/>
      <text:p text:style-name="P1">some of the drugs that we're already</text:p>
      <text:p text:style-name="P1"/>
      <text:p text:style-name="P1">using for particular disease for another</text:p>
      <text:p text:style-name="P1"/>
      <text:p text:style-name="P1">disease based on what we know</text:p>
      <text:p text:style-name="P1"/>
      <text:p text:style-name="P1">about your effects in the body</text:p>
      <text:p text:style-name="P1"/>
      <text:p text:style-name="P1">of course there are always challenges um</text:p>
      <text:p text:style-name="P1"/>
      <text:p text:style-name="P1">so when we think about machine learning</text:p>
      <text:p text:style-name="P1"/>
      <text:p text:style-name="P1">we think a lot about data so what is the</text:p>
      <text:p text:style-name="P1"/>
      <text:p text:style-name="P1">data that we're using</text:p>
      <text:p text:style-name="P1"/>
      <text:p text:style-name="P1">and how with that data affect the</text:p>
      <text:p text:style-name="P1"><text:soft-page-break/></text:p>
      <text:p text:style-name="P1">results that we produce</text:p>
      <text:p text:style-name="P1"/>
      <text:p text:style-name="P1">so we have bias data we expect to</text:p>
      <text:p text:style-name="P1"/>
      <text:p text:style-name="P1">produce bias results</text:p>
      <text:p text:style-name="P1"/>
      <text:p text:style-name="P1">and then there are also issues around</text:p>
      <text:p text:style-name="P1"/>
      <text:p text:style-name="P1">privacy so when you're using data</text:p>
      <text:p text:style-name="P1"/>
      <text:p text:style-name="P1">whether it's from the clinical setting</text:p>
      <text:p text:style-name="P1"/>
      <text:p text:style-name="P1">or from</text:p>
      <text:p text:style-name="P1"/>
      <text:p text:style-name="P1">the internet what are some of the</text:p>
      <text:p text:style-name="P1"/>
      <text:p text:style-name="P1">privacy concerns that you should be</text:p>
      <text:p text:style-name="P1"/>
      <text:p text:style-name="P1">thinking of and how can you make sure</text:p>
      <text:p text:style-name="P1"/>
      <text:p text:style-name="P1">that</text:p>
      <text:p text:style-name="P1"/>
      <text:p text:style-name="P1">you're not exposing people to more risk</text:p>
      <text:p text:style-name="P1"/>
      <text:p text:style-name="P1">than they already have been exposed to</text:p>
      <text:p text:style-name="P1"/>
      <text:p text:style-name="P1">i'm thinking about data representation</text:p>
      <text:p text:style-name="P1"/>
      <text:p text:style-name="P1">so just because your data set is big</text:p>
      <text:p text:style-name="P1"/>
      <text:p text:style-name="P1">doesn't mean that everyone is</text:p>
      <text:p text:style-name="P1"/>
      <text:p text:style-name="P1">represented</text:p>
      <text:p text:style-name="P1"/>
      <text:p text:style-name="P1">um so we'll get left behind and why do</text:p>
      <text:p text:style-name="P1"/>
      <text:p text:style-name="P1">they get left out of that data set</text:p>
      <text:p text:style-name="P1"/>
      <text:p text:style-name="P1">um and what can you do to supplement the</text:p>
      <text:p text:style-name="P1"/>
      <text:p text:style-name="P1">data especially when they're</text:p>
      <text:p text:style-name="P1"/>
      <text:p text:style-name="P1">individuals that should be included that</text:p>
      <text:p text:style-name="P1"/>
      <text:p text:style-name="P1">are not being included</text:p>
      <text:p text:style-name="P1"/>
      <text:p text:style-name="P1">incomplete data is also a challenge</text:p>
      <text:p text:style-name="P1"/>
      <text:p text:style-name="P1">especially when we think about</text:p>
      <text:p text:style-name="P1"/>
      <text:p text:style-name="P1">setting diseases in um developing</text:p>
      <text:p text:style-name="P1"><text:soft-page-break/></text:p>
      <text:p text:style-name="P1">countries</text:p>
      <text:p text:style-name="P1"/>
      <text:p text:style-name="P1">data collection might not be the way it</text:p>
      <text:p text:style-name="P1"/>
      <text:p text:style-name="P1">should be and so we have to think around</text:p>
      <text:p text:style-name="P1"/>
      <text:p text:style-name="P1">that</text:p>
      <text:p text:style-name="P1"/>
      <text:p text:style-name="P1">and think of how do we develop better</text:p>
      <text:p text:style-name="P1"/>
      <text:p text:style-name="P1">better data standards um how do we also</text:p>
      <text:p text:style-name="P1"/>
      <text:p text:style-name="P1">supplement missing data when when the</text:p>
      <text:p text:style-name="P1"/>
      <text:p text:style-name="P1">data is incomplete</text:p>
      <text:p text:style-name="P1"/>
      <text:p text:style-name="P1">systemic issues linked to data</text:p>
      <text:p text:style-name="P1"/>
      <text:p text:style-name="P1">collection analysis and reporting and</text:p>
      <text:p text:style-name="P1"/>
      <text:p text:style-name="P1">things that we should always be</text:p>
      <text:p text:style-name="P1"/>
      <text:p text:style-name="P1">considering the certain populations that</text:p>
      <text:p text:style-name="P1"/>
      <text:p text:style-name="P1">get left out of data collection efforts</text:p>
      <text:p text:style-name="P1"/>
      <text:p text:style-name="P1">and because they're left out of their</text:p>
      <text:p text:style-name="P1"/>
      <text:p text:style-name="P1">collection efforts when we do analysis</text:p>
      <text:p text:style-name="P1"/>
      <text:p text:style-name="P1">and make decisions</text:p>
      <text:p text:style-name="P1"/>
      <text:p text:style-name="P1">the decisions we make will not impact</text:p>
      <text:p text:style-name="P1"/>
      <text:p text:style-name="P1">them positively and so it's</text:p>
      <text:p text:style-name="P1"/>
      <text:p text:style-name="P1">always important to think about who</text:p>
      <text:p text:style-name="P1"/>
      <text:p text:style-name="P1">collected the data set</text:p>
      <text:p text:style-name="P1"/>
      <text:p text:style-name="P1">how was it collected what are some of</text:p>
      <text:p text:style-name="P1"/>
      <text:p text:style-name="P1">the limitations in that data before we</text:p>
      <text:p text:style-name="P1"/>
      <text:p text:style-name="P1">actually use the data for decision</text:p>
      <text:p text:style-name="P1"/>
      <text:p text:style-name="P1">making</text:p>
      <text:p text:style-name="P1"/>
      <text:p text:style-name="P1">and lastly i think it's always important</text:p>
      <text:p text:style-name="P1"/>
      <text:p text:style-name="P1">to evaluate the systems that we're</text:p>
      <text:p text:style-name="P1"><text:soft-page-break/></text:p>
      <text:p text:style-name="P1">building in clinical settings especially</text:p>
      <text:p text:style-name="P1"/>
      <text:p text:style-name="P1">when we talk about</text:p>
      <text:p text:style-name="P1"/>
      <text:p text:style-name="P1">systems that are supposed to affect the</text:p>
      <text:p text:style-name="P1"/>
      <text:p text:style-name="P1">management of diseases in hospitals</text:p>
      <text:p text:style-name="P1"/>
      <text:p text:style-name="P1">so things around disease diagnosis so</text:p>
      <text:p text:style-name="P1"/>
      <text:p text:style-name="P1">it's not okay</text:p>
      <text:p text:style-name="P1"/>
      <text:p text:style-name="P1">to just develop an ai system that you</text:p>
      <text:p text:style-name="P1"/>
      <text:p text:style-name="P1">think works without actually going into</text:p>
      <text:p text:style-name="P1"/>
      <text:p text:style-name="P1">a hospital</text:p>
      <text:p text:style-name="P1"/>
      <text:p text:style-name="P1">or into a clinical setting and testing</text:p>
      <text:p text:style-name="P1"/>
      <text:p text:style-name="P1">that system to make sure that</text:p>
      <text:p text:style-name="P1"/>
      <text:p text:style-name="P1">it works the way it's supposed to work</text:p>
      <text:p text:style-name="P1"/>
      <text:p text:style-name="P1">so for example it might be able to</text:p>
      <text:p text:style-name="P1"/>
      <text:p text:style-name="P1">diagnose this is better but what are</text:p>
      <text:p text:style-name="P1"/>
      <text:p text:style-name="P1">some of the other problems that it</text:p>
      <text:p text:style-name="P1"/>
      <text:p text:style-name="P1">creates in that sentence</text:p>
      <text:p text:style-name="P1"/>
      <text:p text:style-name="P1">um and is it okay for those problems to</text:p>
      <text:p text:style-name="P1"/>
      <text:p text:style-name="P1">exist</text:p>
      <text:p text:style-name="P1"/>
      <text:p text:style-name="P1">or is there something that you can do to</text:p>
      <text:p text:style-name="P1"/>
      <text:p text:style-name="P1">change your system</text:p>
      <text:p text:style-name="P1"/>
      <text:p text:style-name="P1">so that it's not just addressing one</text:p>
      <text:p text:style-name="P1"/>
      <text:p text:style-name="P1">problem i can address multiple problems</text:p>
      <text:p text:style-name="P1"/>
      <text:p text:style-name="P1">at the same time</text:p>
      <text:p text:style-name="P1"/>
      <text:p text:style-name="P1">so i think that's all i have um thank</text:p>
      <text:p text:style-name="P1"/>
      <text:p text:style-name="P1">you guys for</text:p>
      <text:p text:style-name="P1"/>
      <text:p text:style-name="P1">your time thank you elaine for the</text:p>
      <text:p text:style-name="P1"><text:soft-page-break/></text:p>
      <text:p text:style-name="P1">comprehensive</text:p>
      <text:p text:style-name="P1"/>
      <text:p text:style-name="P1">overview of you know uses of machine</text:p>
      <text:p text:style-name="P1"/>
      <text:p text:style-name="P1">learning in in</text:p>
      <text:p text:style-name="P1"/>
      <text:p text:style-name="P1">in in the healthcare area i think you</text:p>
      <text:p text:style-name="P1"/>
      <text:p text:style-name="P1">know we talk a lot about</text:p>
      <text:p text:style-name="P1"/>
      <text:p text:style-name="P1">you know indeed bias in machine learning</text:p>
      <text:p text:style-name="P1"/>
      <text:p text:style-name="P1">and ai but in this particular case it's</text:p>
      <text:p text:style-name="P1"/>
      <text:p text:style-name="P1">a matter of life and death</text:p>
      <text:p text:style-name="P1"/>
      <text:p text:style-name="P1">you have also issues with data privacy</text:p>
      <text:p text:style-name="P1"/>
      <text:p text:style-name="P1">and at the same time</text:p>
      <text:p text:style-name="P1"/>
      <text:p text:style-name="P1">we need to progress and use machine</text:p>
      <text:p text:style-name="P1"/>
      <text:p text:style-name="P1">learning to solve those problems and</text:p>
      <text:p text:style-name="P1"/>
      <text:p text:style-name="P1">save lives so i think you know</text:p>
      <text:p text:style-name="P1"/>
      <text:p text:style-name="P1">very interesting debate and i'm sure</text:p>
      <text:p text:style-name="P1"/>
      <text:p text:style-name="P1">we'll have questions when we get to the</text:p>
      <text:p text:style-name="P1"/>
      <text:p text:style-name="P1">the panel uh uh side of of this</text:p>
      <text:p text:style-name="P1"/>
      <text:p text:style-name="P1">of this live stream so after this uh</text:p>
      <text:p text:style-name="P1"/>
      <text:p text:style-name="P1">overview of machine learning ai</text:p>
      <text:p text:style-name="P1"/>
      <text:p text:style-name="P1">we're now gonna do a deep dive into uh</text:p>
      <text:p text:style-name="P1"/>
      <text:p text:style-name="P1">you know the grand challenge itself</text:p>
      <text:p text:style-name="P1"/>
      <text:p text:style-name="P1">how the science behind it and so uh</text:p>
      <text:p text:style-name="P1"/>
      <text:p text:style-name="P1">martin</text:p>
      <text:p text:style-name="P1"/>
      <text:p text:style-name="P1">who's been instrumental in building the</text:p>
      <text:p text:style-name="P1"/>
      <text:p text:style-name="P1">tools that make this gun challenge but</text:p>
      <text:p text:style-name="P1"/>
      <text:p text:style-name="P1">give us a like an in-depth look at it</text:p>
      <text:p text:style-name="P1"/>
      <text:p text:style-name="P1">hello</text:p>
      <text:p text:style-name="P1"><text:soft-page-break/></text:p>
      <text:p text:style-name="P1">i'm a computer scientist current life</text:p>
      <text:p text:style-name="P1"/>
      <text:p text:style-name="P1">scientist i guess</text:p>
      <text:p text:style-name="P1"/>
      <text:p text:style-name="P1">and i would like to tell you about some</text:p>
      <text:p text:style-name="P1"/>
      <text:p text:style-name="P1">of the exciting things we're going to do</text:p>
      <text:p text:style-name="P1"/>
      <text:p text:style-name="P1">together</text:p>
      <text:p text:style-name="P1"/>
      <text:p text:style-name="P1">first let's get the formal thing out of</text:p>
      <text:p text:style-name="P1"/>
      <text:p text:style-name="P1">the way how can you</text:p>
      <text:p text:style-name="P1"/>
      <text:p text:style-name="P1">win the challenge if you can speak about</text:p>
      <text:p text:style-name="P1"/>
      <text:p text:style-name="P1">winning so</text:p>
      <text:p text:style-name="P1"/>
      <text:p text:style-name="P1">what we want you to what we want you to</text:p>
      <text:p text:style-name="P1"/>
      <text:p text:style-name="P1">do is to submit</text:p>
      <text:p text:style-name="P1"/>
      <text:p text:style-name="P1">the uh the structures of the protein and</text:p>
      <text:p text:style-name="P1"/>
      <text:p text:style-name="P1">the drug that you believe that the</text:p>
      <text:p text:style-name="P1"/>
      <text:p text:style-name="P1">and then we will take it from there so</text:p>
      <text:p text:style-name="P1"/>
      <text:p text:style-name="P1">if you submit a structure</text:p>
      <text:p text:style-name="P1"/>
      <text:p text:style-name="P1">of the drug or the doctor place where</text:p>
      <text:p text:style-name="P1"/>
      <text:p text:style-name="P1">it's supposed to be</text:p>
      <text:p text:style-name="P1"/>
      <text:p text:style-name="P1">about we will evaluate it but otherwise</text:p>
      <text:p text:style-name="P1"/>
      <text:p text:style-name="P1">you don't have to worry about it as long</text:p>
      <text:p text:style-name="P1"/>
      <text:p text:style-name="P1">as the</text:p>
      <text:p text:style-name="P1"/>
      <text:p text:style-name="P1">molecule that you believe is the</text:p>
      <text:p text:style-name="P1"/>
      <text:p text:style-name="P1">appropriate drug and the protein that</text:p>
      <text:p text:style-name="P1"/>
      <text:p text:style-name="P1">you believe the molecular targets</text:p>
      <text:p text:style-name="P1"/>
      <text:p text:style-name="P1">are in the file you're good to go the</text:p>
      <text:p text:style-name="P1"/>
      <text:p text:style-name="P1">we will provide these scripts that will</text:p>
      <text:p text:style-name="P1"/>
      <text:p text:style-name="P1">generate these inputs or submission</text:p>
      <text:p text:style-name="P1"><text:soft-page-break/></text:p>
      <text:p text:style-name="P1">files</text:p>
      <text:p text:style-name="P1"/>
      <text:p text:style-name="P1">for you if you have for example just the</text:p>
      <text:p text:style-name="P1"/>
      <text:p text:style-name="P1">protein id and the</text:p>
      <text:p text:style-name="P1"/>
      <text:p text:style-name="P1">drag id however we have some evaluation</text:p>
      <text:p text:style-name="P1"/>
      <text:p text:style-name="P1">criteria</text:p>
      <text:p text:style-name="P1"/>
      <text:p text:style-name="P1">first well i forgot to tell you the</text:p>
      <text:p text:style-name="P1"/>
      <text:p text:style-name="P1">submission needs to be relevant and we</text:p>
      <text:p text:style-name="P1"/>
      <text:p text:style-name="P1">we accept only some</text:p>
      <text:p text:style-name="P1"/>
      <text:p text:style-name="P1">solutions which actually target illegal</text:p>
      <text:p text:style-name="P1"/>
      <text:p text:style-name="P1">analysis programs</text:p>
      <text:p text:style-name="P1"/>
      <text:p text:style-name="P1">and the second the solution is to be</text:p>
      <text:p text:style-name="P1"/>
      <text:p text:style-name="P1">novel</text:p>
      <text:p text:style-name="P1"/>
      <text:p text:style-name="P1">so we're we have an ongoing</text:p>
      <text:p text:style-name="P1"/>
      <text:p text:style-name="P1">process that checks the literature the</text:p>
      <text:p text:style-name="P1"/>
      <text:p text:style-name="P1">positions for uh</text:p>
      <text:p text:style-name="P1"/>
      <text:p text:style-name="P1">for new anti-lash manual drugs so if you</text:p>
      <text:p text:style-name="P1"/>
      <text:p text:style-name="P1">submit something that's already</text:p>
      <text:p text:style-name="P1"/>
      <text:p text:style-name="P1">published that won't really work and</text:p>
      <text:p text:style-name="P1"/>
      <text:p text:style-name="P1">finally the director you submit should</text:p>
      <text:p text:style-name="P1"/>
      <text:p text:style-name="P1">bind to the to the target and that's</text:p>
      <text:p text:style-name="P1"/>
      <text:p text:style-name="P1">something we'll do</text:p>
      <text:p text:style-name="P1"/>
      <text:p text:style-name="P1">we'll assess by the computational means</text:p>
      <text:p text:style-name="P1"/>
      <text:p text:style-name="P1">and the ideally we would like the drugs</text:p>
      <text:p text:style-name="P1"/>
      <text:p text:style-name="P1">to come from the set of</text:p>
      <text:p text:style-name="P1"/>
      <text:p text:style-name="P1">small set of all the approved compounds</text:p>
      <text:p text:style-name="P1"/>
      <text:p text:style-name="P1">compounds that</text:p>
      <text:p text:style-name="P1"><text:soft-page-break/></text:p>
      <text:p text:style-name="P1">are known to be safe and efficacious for</text:p>
      <text:p text:style-name="P1"/>
      <text:p text:style-name="P1">some of the diseases</text:p>
      <text:p text:style-name="P1"/>
      <text:p text:style-name="P1">let's say around six thousand of such</text:p>
      <text:p text:style-name="P1"/>
      <text:p text:style-name="P1">drugs they are all</text:p>
      <text:p text:style-name="P1"/>
      <text:p text:style-name="P1">present at zindy's but if that's not</text:p>
      <text:p text:style-name="P1"/>
      <text:p text:style-name="P1">possible</text:p>
      <text:p text:style-name="P1"/>
      <text:p text:style-name="P1">we would prepare the drugs to be</text:p>
      <text:p text:style-name="P1"/>
      <text:p text:style-name="P1">purchasable</text:p>
      <text:p text:style-name="P1"/>
      <text:p text:style-name="P1">of the shelf there's a set of out and</text:p>
      <text:p text:style-name="P1"/>
      <text:p text:style-name="P1">first we would like them to be tested</text:p>
      <text:p text:style-name="P1"/>
      <text:p text:style-name="P1">would like them to be purchasable</text:p>
      <text:p text:style-name="P1"/>
      <text:p text:style-name="P1">and there's a hundred and ten</text:p>
      <text:p text:style-name="P1"/>
      <text:p text:style-name="P1">there's 100 114 000 drives that have</text:p>
      <text:p text:style-name="P1"/>
      <text:p text:style-name="P1">been tested</text:p>
      <text:p text:style-name="P1"/>
      <text:p text:style-name="P1">and there's 12 million drives that can</text:p>
      <text:p text:style-name="P1"/>
      <text:p text:style-name="P1">be you can purchase so</text:p>
      <text:p text:style-name="P1"/>
      <text:p text:style-name="P1">there's quite a bit to select from but</text:p>
      <text:p text:style-name="P1"/>
      <text:p text:style-name="P1">in order to submit something you</text:p>
      <text:p text:style-name="P1"/>
      <text:p text:style-name="P1">actually need to have</text:p>
      <text:p text:style-name="P1"/>
      <text:p text:style-name="P1">something to submit and let me give you</text:p>
      <text:p text:style-name="P1"/>
      <text:p text:style-name="P1">a very</text:p>
      <text:p text:style-name="P1"/>
      <text:p text:style-name="P1">very short crash course on their</text:p>
      <text:p text:style-name="P1"/>
      <text:p text:style-name="P1">discovery</text:p>
      <text:p text:style-name="P1"/>
      <text:p text:style-name="P1">pretty much all that happens in the</text:p>
      <text:p text:style-name="P1"/>
      <text:p text:style-name="P1">living organisms</text:p>
      <text:p text:style-name="P1"/>
      <text:p text:style-name="P1">is due to proteins proteins they</text:p>
      <text:p text:style-name="P1"><text:soft-page-break/></text:p>
      <text:p text:style-name="P1">bind their partners they take</text:p>
      <text:p text:style-name="P1"/>
      <text:p text:style-name="P1">some small molecules and they use them</text:p>
      <text:p text:style-name="P1"/>
      <text:p text:style-name="P1">to perform some functions</text:p>
      <text:p text:style-name="P1"/>
      <text:p text:style-name="P1">and as such and they do it by by special</text:p>
      <text:p text:style-name="P1"/>
      <text:p text:style-name="P1">3d interactions so if you provide a</text:p>
      <text:p text:style-name="P1"/>
      <text:p text:style-name="P1">protein with</text:p>
      <text:p text:style-name="P1"/>
      <text:p text:style-name="P1">an attractive pattern to bind to it may</text:p>
      <text:p text:style-name="P1"/>
      <text:p text:style-name="P1">bite it instead of its</text:p>
      <text:p text:style-name="P1"/>
      <text:p text:style-name="P1">natural partner or if you provide the</text:p>
      <text:p text:style-name="P1"/>
      <text:p text:style-name="P1">protein with something to bite to the</text:p>
      <text:p text:style-name="P1"/>
      <text:p text:style-name="P1">injection surface it will not bind the</text:p>
      <text:p text:style-name="P1"/>
      <text:p text:style-name="P1">other profit that it's supposed to</text:p>
      <text:p text:style-name="P1"/>
      <text:p text:style-name="P1">interact with</text:p>
      <text:p text:style-name="P1"/>
      <text:p text:style-name="P1">because there will be something</text:p>
      <text:p text:style-name="P1"/>
      <text:p text:style-name="P1">hindering it so</text:p>
      <text:p text:style-name="P1"/>
      <text:p text:style-name="P1">the chemicals that are that binds with</text:p>
      <text:p text:style-name="P1"/>
      <text:p text:style-name="P1">high alternative to</text:p>
      <text:p text:style-name="P1"/>
      <text:p text:style-name="P1">your proteins are really really feasible</text:p>
      <text:p text:style-name="P1"/>
      <text:p text:style-name="P1">drug targets the other things that</text:p>
      <text:p text:style-name="P1"/>
      <text:p text:style-name="P1">well we know a bit about leishmaniasis</text:p>
      <text:p text:style-name="P1"/>
      <text:p text:style-name="P1">and we know a lot about</text:p>
      <text:p text:style-name="P1"/>
      <text:p text:style-name="P1">everything else and good news is that</text:p>
      <text:p text:style-name="P1"/>
      <text:p text:style-name="P1">nature reuses components and so</text:p>
      <text:p text:style-name="P1"/>
      <text:p text:style-name="P1">if your organs of choice has a certain</text:p>
      <text:p text:style-name="P1"/>
      <text:p text:style-name="P1">protein</text:p>
      <text:p text:style-name="P1"/>
      <text:p text:style-name="P1">and you could be almost sure that the</text:p>
      <text:p text:style-name="P1"><text:soft-page-break/></text:p>
      <text:p text:style-name="P1">very similar protein in a different</text:p>
      <text:p text:style-name="P1"/>
      <text:p text:style-name="P1">organism</text:p>
      <text:p text:style-name="P1"/>
      <text:p text:style-name="P1">behaves the same way and responds to the</text:p>
      <text:p text:style-name="P1"/>
      <text:p text:style-name="P1">same drugs</text:p>
      <text:p text:style-name="P1"/>
      <text:p text:style-name="P1">so there's plenty of opportunity to</text:p>
      <text:p text:style-name="P1"/>
      <text:p text:style-name="P1">learn from the database</text:p>
      <text:p text:style-name="P1"/>
      <text:p text:style-name="P1">and the other thing is that there's</text:p>
      <text:p text:style-name="P1"/>
      <text:p text:style-name="P1">nothing special about drug binding it's</text:p>
      <text:p text:style-name="P1"/>
      <text:p text:style-name="P1">really a lock and key mechanism</text:p>
      <text:p text:style-name="P1"/>
      <text:p text:style-name="P1">if your protein has has</text:p>
      <text:p text:style-name="P1"/>
      <text:p text:style-name="P1">really just has a has positions that</text:p>
      <text:p text:style-name="P1"/>
      <text:p text:style-name="P1">binds a</text:p>
      <text:p text:style-name="P1"/>
      <text:p text:style-name="P1">your drug by the natural nature natural</text:p>
      <text:p text:style-name="P1"/>
      <text:p text:style-name="P1">component well</text:p>
      <text:p text:style-name="P1"/>
      <text:p text:style-name="P1">uh if you design something that binds</text:p>
      <text:p text:style-name="P1"/>
      <text:p text:style-name="P1">better it will bind there's nothing</text:p>
      <text:p text:style-name="P1"/>
      <text:p text:style-name="P1">nothing's secret about that and</text:p>
      <text:p text:style-name="P1"/>
      <text:p text:style-name="P1">we have plenty of data as i said this uh</text:p>
      <text:p text:style-name="P1"/>
      <text:p text:style-name="P1">in popcorn one of the big databases</text:p>
      <text:p text:style-name="P1"/>
      <text:p text:style-name="P1">there's over 103 million compounds</text:p>
      <text:p text:style-name="P1"/>
      <text:p text:style-name="P1">nearly 300 million data points on</text:p>
      <text:p text:style-name="P1"/>
      <text:p text:style-name="P1">what binds were so we can we can</text:p>
      <text:p text:style-name="P1"/>
      <text:p text:style-name="P1">definitely</text:p>
      <text:p text:style-name="P1"/>
      <text:p text:style-name="P1">do something one of the things that we</text:p>
      <text:p text:style-name="P1"/>
      <text:p text:style-name="P1">can do is we can</text:p>
      <text:p text:style-name="P1"/>
      <text:p text:style-name="P1">look at the the similarity the first</text:p>
      <text:p text:style-name="P1"><text:soft-page-break/></text:p>
      <text:p text:style-name="P1">thing is</text:p>
      <text:p text:style-name="P1"/>
      <text:p text:style-name="P1">well i told you the similar proteins act</text:p>
      <text:p text:style-name="P1"/>
      <text:p text:style-name="P1">in a similar way</text:p>
      <text:p text:style-name="P1"/>
      <text:p text:style-name="P1">and as such you can either compare the</text:p>
      <text:p text:style-name="P1"/>
      <text:p text:style-name="P1">proteins better</text:p>
      <text:p text:style-name="P1"/>
      <text:p text:style-name="P1">amnesty sequence or better still by</text:p>
      <text:p text:style-name="P1"/>
      <text:p text:style-name="P1">their structure</text:p>
      <text:p text:style-name="P1"/>
      <text:p text:style-name="P1">and we're trying to make it as easy for</text:p>
      <text:p text:style-name="P1"/>
      <text:p text:style-name="P1">you as possible</text:p>
      <text:p text:style-name="P1"/>
      <text:p text:style-name="P1">so we're providing the the models and</text:p>
      <text:p text:style-name="P1"/>
      <text:p text:style-name="P1">experimental deployment</text:p>
      <text:p text:style-name="P1"/>
      <text:p text:style-name="P1">structures of proteins ongoing and so</text:p>
      <text:p text:style-name="P1"/>
      <text:p text:style-name="P1">there will be a google storage</text:p>
      <text:p text:style-name="P1"/>
      <text:p text:style-name="P1">repository in which you</text:p>
      <text:p text:style-name="P1"/>
      <text:p text:style-name="P1">for most of the electronics proteins</text:p>
      <text:p text:style-name="P1"/>
      <text:p text:style-name="P1">you can you can get either an</text:p>
      <text:p text:style-name="P1"/>
      <text:p text:style-name="P1">experimental structure or our best guess</text:p>
      <text:p text:style-name="P1"/>
      <text:p text:style-name="P1">at that section if you have that you can</text:p>
      <text:p text:style-name="P1"/>
      <text:p text:style-name="P1">then</text:p>
      <text:p text:style-name="P1"/>
      <text:p text:style-name="P1">start computing different metrics you</text:p>
      <text:p text:style-name="P1"/>
      <text:p text:style-name="P1">can look at the binding pocket</text:p>
      <text:p text:style-name="P1"/>
      <text:p text:style-name="P1">of such a clothing and</text:p>
      <text:p text:style-name="P1"/>
      <text:p text:style-name="P1">try to find other products that have</text:p>
      <text:p text:style-name="P1"/>
      <text:p text:style-name="P1">similar binding problems</text:p>
      <text:p text:style-name="P1"/>
      <text:p text:style-name="P1">you could look at the ligand the small</text:p>
      <text:p text:style-name="P1"/>
      <text:p text:style-name="P1">molecule that's bound there and</text:p>
      <text:p text:style-name="P1"><text:soft-page-break/></text:p>
      <text:p text:style-name="P1">if you know that it binds to this</text:p>
      <text:p text:style-name="P1"/>
      <text:p text:style-name="P1">target you try to find other ones that</text:p>
      <text:p text:style-name="P1"/>
      <text:p text:style-name="P1">look kind of similar to it or have</text:p>
      <text:p text:style-name="P1"/>
      <text:p text:style-name="P1">similar features</text:p>
      <text:p text:style-name="P1"/>
      <text:p text:style-name="P1">the features that they make make for the</text:p>
      <text:p text:style-name="P1"/>
      <text:p text:style-name="P1">small molecule binding</text:p>
      <text:p text:style-name="P1"/>
      <text:p text:style-name="P1">are not obvious so but it's once again</text:p>
      <text:p text:style-name="P1"/>
      <text:p text:style-name="P1">something that can be learned from the</text:p>
      <text:p text:style-name="P1"/>
      <text:p text:style-name="P1">data</text:p>
      <text:p text:style-name="P1"/>
      <text:p text:style-name="P1">and finally the uh what the</text:p>
      <text:p text:style-name="P1"/>
      <text:p text:style-name="P1">band has suggested is that the</text:p>
      <text:p text:style-name="P1"/>
      <text:p text:style-name="P1">uh i'll close with the microphone</text:p>
      <text:p text:style-name="P1"/>
      <text:p text:style-name="P1">and what ben has suggested is that</text:p>
      <text:p text:style-name="P1"/>
      <text:p text:style-name="P1">the that we would like to find new uh</text:p>
      <text:p text:style-name="P1"/>
      <text:p text:style-name="P1">new draft targets</text:p>
      <text:p text:style-name="P1"/>
      <text:p text:style-name="P1">and then therefore if there is a protein</text:p>
      <text:p text:style-name="P1"/>
      <text:p text:style-name="P1">that oh there is a</text:p>
      <text:p text:style-name="P1"/>
      <text:p text:style-name="P1">target target of a drug</text:p>
      <text:p text:style-name="P1"/>
      <text:p text:style-name="P1">in a different organism and there is a</text:p>
      <text:p text:style-name="P1"/>
      <text:p text:style-name="P1">similar one in your organism</text:p>
      <text:p text:style-name="P1"/>
      <text:p text:style-name="P1">perhaps you could try to use that as a</text:p>
      <text:p text:style-name="P1"/>
      <text:p text:style-name="P1">name</text:p>
      <text:p text:style-name="P1"/>
      <text:p text:style-name="P1">as a starting point the other thing that</text:p>
      <text:p text:style-name="P1"/>
      <text:p text:style-name="P1">you could look at</text:p>
      <text:p text:style-name="P1"/>
      <text:p text:style-name="P1">is the international networks</text:p>
      <text:p text:style-name="P1"/>
      <text:p text:style-name="P1">the living organisms show not only the</text:p>
      <text:p text:style-name="P1"><text:soft-page-break/></text:p>
      <text:p text:style-name="P1">national</text:p>
      <text:p text:style-name="P1"/>
      <text:p text:style-name="P1">proteins but also the the whole</text:p>
      <text:p text:style-name="P1"/>
      <text:p text:style-name="P1">operation plan so the</text:p>
      <text:p text:style-name="P1"/>
      <text:p text:style-name="P1">same same processes in most of the</text:p>
      <text:p text:style-name="P1"/>
      <text:p text:style-name="P1">organisms are</text:p>
      <text:p text:style-name="P1"/>
      <text:p text:style-name="P1">performed by the very similar</text:p>
      <text:p text:style-name="P1"/>
      <text:p text:style-name="P1">combination of products</text:p>
      <text:p text:style-name="P1"/>
      <text:p text:style-name="P1">there are so called pathways and</text:p>
      <text:p text:style-name="P1"/>
      <text:p text:style-name="P1">induction networks metabolic network and</text:p>
      <text:p text:style-name="P1"/>
      <text:p text:style-name="P1">all of these</text:p>
      <text:p text:style-name="P1"/>
      <text:p text:style-name="P1">have been painstakingly figured out they</text:p>
      <text:p text:style-name="P1"/>
      <text:p text:style-name="P1">are all available in a much</text:p>
      <text:p text:style-name="P1"/>
      <text:p text:style-name="P1">possible way and you can</text:p>
      <text:p text:style-name="P1"/>
      <text:p text:style-name="P1">can just take that and try to go from</text:p>
      <text:p text:style-name="P1"/>
      <text:p text:style-name="P1">from there</text:p>
      <text:p text:style-name="P1"/>
      <text:p text:style-name="P1">let's say there's plenty of</text:p>
      <text:p text:style-name="P1"/>
      <text:p text:style-name="P1">opportunities here</text:p>
      <text:p text:style-name="P1"/>
      <text:p text:style-name="P1">so uh even the even though i tell you</text:p>
      <text:p text:style-name="P1"/>
      <text:p text:style-name="P1">there's plenty of opportunities</text:p>
      <text:p text:style-name="P1"/>
      <text:p text:style-name="P1">i know it's kind of difficult to know</text:p>
      <text:p text:style-name="P1"/>
      <text:p text:style-name="P1">where to start from</text:p>
      <text:p text:style-name="P1"/>
      <text:p text:style-name="P1">so the first thing is that that the</text:p>
      <text:p text:style-name="P1"/>
      <text:p text:style-name="P1">um well that will provide you with the</text:p>
      <text:p text:style-name="P1"/>
      <text:p text:style-name="P1">plotting sequences and</text:p>
      <text:p text:style-name="P1"/>
      <text:p text:style-name="P1">cutting structures and you could try to</text:p>
      <text:p text:style-name="P1"/>
      <text:p text:style-name="P1">use standard bioinformatics tools that</text:p>
      <text:p text:style-name="P1"><text:soft-page-break/></text:p>
      <text:p text:style-name="P1">we will be linking to</text:p>
      <text:p text:style-name="P1"/>
      <text:p text:style-name="P1">on the website to to find similar</text:p>
      <text:p text:style-name="P1"/>
      <text:p text:style-name="P1">proteins</text:p>
      <text:p text:style-name="P1"/>
      <text:p text:style-name="P1">and perhaps cross-relate them with the</text:p>
      <text:p text:style-name="P1"/>
      <text:p text:style-name="P1">known</text:p>
      <text:p text:style-name="P1"/>
      <text:p text:style-name="P1">activity assets of the experiment</text:p>
      <text:p text:style-name="P1"/>
      <text:p text:style-name="P1">records</text:p>
      <text:p text:style-name="P1"/>
      <text:p text:style-name="P1">and</text:p>
      <text:p text:style-name="P1"/>
      <text:p text:style-name="P1">you could also try to find the known</text:p>
      <text:p text:style-name="P1"/>
      <text:p text:style-name="P1">targets</text:p>
      <text:p text:style-name="P1"/>
      <text:p text:style-name="P1">then you could perhaps</text:p>
      <text:p text:style-name="P1"/>
      <text:p text:style-name="P1">start from the other end you know some</text:p>
      <text:p text:style-name="P1"/>
      <text:p text:style-name="P1">of the i unclash my nail</text:p>
      <text:p text:style-name="P1"/>
      <text:p text:style-name="P1">drugs and you could try to find out what</text:p>
      <text:p text:style-name="P1"/>
      <text:p text:style-name="P1">are their</text:p>
      <text:p text:style-name="P1"/>
      <text:p text:style-name="P1">what are they what are their targets in</text:p>
      <text:p text:style-name="P1"/>
      <text:p text:style-name="P1">the organism</text:p>
      <text:p text:style-name="P1"/>
      <text:p text:style-name="P1">we know very little about that but it's</text:p>
      <text:p text:style-name="P1"/>
      <text:p text:style-name="P1">something that once again</text:p>
      <text:p text:style-name="P1"/>
      <text:p text:style-name="P1">can be learned from the data or at least</text:p>
      <text:p text:style-name="P1"/>
      <text:p text:style-name="P1">we can estimate it</text:p>
      <text:p text:style-name="P1"/>
      <text:p text:style-name="P1">to a certain degree so</text:p>
      <text:p text:style-name="P1"/>
      <text:p text:style-name="P1">you could also try to find similar</text:p>
      <text:p text:style-name="P1"/>
      <text:p text:style-name="P1">drawings all of these</text:p>
      <text:p text:style-name="P1"/>
      <text:p text:style-name="P1">can be done it can be done with standard</text:p>
      <text:p text:style-name="P1"/>
      <text:p text:style-name="P1">chem informatics methods that will be</text:p>
      <text:p text:style-name="P1"><text:soft-page-break/></text:p>
      <text:p text:style-name="P1">trying to tissue over the course of the</text:p>
      <text:p text:style-name="P1"/>
      <text:p text:style-name="P1">next few weeks but</text:p>
      <text:p text:style-name="P1"/>
      <text:p text:style-name="P1">also you could try to think about</text:p>
      <text:p text:style-name="P1"/>
      <text:p text:style-name="P1">different data representations</text:p>
      <text:p text:style-name="P1"/>
      <text:p text:style-name="P1">learning some sort of embeddings perhaps</text:p>
      <text:p text:style-name="P1"/>
      <text:p text:style-name="P1">that would allow you to find distant</text:p>
      <text:p text:style-name="P1"/>
      <text:p text:style-name="P1">relatives that still do the same thing</text:p>
      <text:p text:style-name="P1"/>
      <text:p text:style-name="P1">and furthermore as skyrim as</text:p>
      <text:p text:style-name="P1"/>
      <text:p text:style-name="P1">ben as everyone mentioned there's loads</text:p>
      <text:p text:style-name="P1"/>
      <text:p text:style-name="P1">of data</text:p>
      <text:p text:style-name="P1"/>
      <text:p text:style-name="P1">i mean loads and loads of data and</text:p>
      <text:p text:style-name="P1"/>
      <text:p text:style-name="P1">on top of the data that's in the</text:p>
      <text:p text:style-name="P1"/>
      <text:p text:style-name="P1">databases there's data in</text:p>
      <text:p text:style-name="P1"/>
      <text:p text:style-name="P1">in free form there's data in papers that</text:p>
      <text:p text:style-name="P1"/>
      <text:p text:style-name="P1">you could</text:p>
      <text:p text:style-name="P1"/>
      <text:p text:style-name="P1">then employ your nlp prowess on and</text:p>
      <text:p text:style-name="P1"/>
      <text:p text:style-name="P1">hopefully that could give you an insight</text:p>
      <text:p text:style-name="P1"/>
      <text:p text:style-name="P1">as well and so uh</text:p>
      <text:p text:style-name="P1"/>
      <text:p text:style-name="P1">so here we have a here we have a small</text:p>
      <text:p text:style-name="P1"/>
      <text:p text:style-name="P1">so the user journey uh of what</text:p>
      <text:p text:style-name="P1"/>
      <text:p text:style-name="P1">could what could really happen</text:p>
      <text:p text:style-name="P1"/>
      <text:p text:style-name="P1">and so it amara</text:p>
      <text:p text:style-name="P1"/>
      <text:p text:style-name="P1">let's assume that amara wants to learn</text:p>
      <text:p text:style-name="P1"/>
      <text:p text:style-name="P1">more about russian assistance and</text:p>
      <text:p text:style-name="P1"/>
      <text:p text:style-name="P1">perhaps find the news right</text:p>
      <text:p text:style-name="P1"/>
      <text:p text:style-name="P1">first she goes through the literature</text:p>
      <text:p text:style-name="P1"><text:soft-page-break/></text:p>
      <text:p text:style-name="P1">she finds</text:p>
      <text:p text:style-name="P1"/>
      <text:p text:style-name="P1">the sort of some grasping points on</text:p>
      <text:p text:style-name="P1"/>
      <text:p text:style-name="P1">what she could start then she goes</text:p>
      <text:p text:style-name="P1"/>
      <text:p text:style-name="P1">through the</text:p>
      <text:p text:style-name="P1"/>
      <text:p text:style-name="P1">uh through the</text:p>
      <text:p text:style-name="P1"/>
      <text:p text:style-name="P1">public data repositories and realizes</text:p>
      <text:p text:style-name="P1"/>
      <text:p text:style-name="P1">that there's this whole class of drugs</text:p>
      <text:p text:style-name="P1"/>
      <text:p text:style-name="P1">that</text:p>
      <text:p text:style-name="P1"/>
      <text:p text:style-name="P1">seem to target the same mechanism for</text:p>
      <text:p text:style-name="P1"/>
      <text:p text:style-name="P1">the same protein</text:p>
      <text:p text:style-name="P1"/>
      <text:p text:style-name="P1">and she builds a small on a decimal uh</text:p>
      <text:p text:style-name="P1"/>
      <text:p text:style-name="P1">machine learning model that helps her</text:p>
      <text:p text:style-name="P1"/>
      <text:p text:style-name="P1">find</text:p>
      <text:p text:style-name="P1"/>
      <text:p text:style-name="P1">more drugs at that point and she's and</text:p>
      <text:p text:style-name="P1"/>
      <text:p text:style-name="P1">submits them to endeavor where they get</text:p>
      <text:p text:style-name="P1"/>
      <text:p text:style-name="P1">tested on the equal footing of every</text:p>
      <text:p text:style-name="P1"/>
      <text:p text:style-name="P1">other submission and well</text:p>
      <text:p text:style-name="P1"/>
      <text:p text:style-name="P1">having this code that she gets well</text:p>
      <text:p text:style-name="P1"/>
      <text:p text:style-name="P1">repeats the whole process</text:p>
      <text:p text:style-name="P1"/>
      <text:p text:style-name="P1">in such a way she may be able to find</text:p>
      <text:p text:style-name="P1"/>
      <text:p text:style-name="P1">drugs that bind better than anything</text:p>
      <text:p text:style-name="P1"/>
      <text:p text:style-name="P1">else that has been found before</text:p>
      <text:p text:style-name="P1"/>
      <text:p text:style-name="P1">and the beautiful thing that</text:p>
      <text:p text:style-name="P1"/>
      <text:p text:style-name="P1">that separates this endeavor from many</text:p>
      <text:p text:style-name="P1"/>
      <text:p text:style-name="P1">other</text:p>
      <text:p text:style-name="P1"/>
      <text:p text:style-name="P1">similar to it is that the drugs that we</text:p>
      <text:p text:style-name="P1"><text:soft-page-break/></text:p>
      <text:p text:style-name="P1">will find the ones that are prospective</text:p>
      <text:p text:style-name="P1"/>
      <text:p text:style-name="P1">will be experimentally tested</text:p>
      <text:p text:style-name="P1"/>
      <text:p text:style-name="P1">at the ndi and therefore any submission</text:p>
      <text:p text:style-name="P1"/>
      <text:p text:style-name="P1">that you make</text:p>
      <text:p text:style-name="P1"/>
      <text:p text:style-name="P1">can be actually really life-changing it</text:p>
      <text:p text:style-name="P1"/>
      <text:p text:style-name="P1">can be</text:p>
      <text:p text:style-name="P1"/>
      <text:p text:style-name="P1">something that today is just uh</text:p>
      <text:p text:style-name="P1"/>
      <text:p text:style-name="P1">bits and bytes tomorrow it could</text:p>
      <text:p text:style-name="P1"/>
      <text:p text:style-name="P1">actually be in</text:p>
      <text:p text:style-name="P1"/>
      <text:p text:style-name="P1">a doctor's purse somewhere in africa</text:p>
      <text:p text:style-name="P1"/>
      <text:p text:style-name="P1">and well i hope that you realize that</text:p>
      <text:p text:style-name="P1"/>
      <text:p text:style-name="P1">it is a moonshot project we're trying to</text:p>
      <text:p text:style-name="P1"/>
      <text:p text:style-name="P1">tackle a disease that's</text:p>
      <text:p text:style-name="P1"/>
      <text:p text:style-name="P1">caused by 15 different parasites or</text:p>
      <text:p text:style-name="P1"/>
      <text:p text:style-name="P1">after 20 different parasites uh one</text:p>
      <text:p text:style-name="P1"/>
      <text:p text:style-name="P1">that's heavily underfunded</text:p>
      <text:p text:style-name="P1"/>
      <text:p text:style-name="P1">heavily under-documented but</text:p>
      <text:p text:style-name="P1"/>
      <text:p text:style-name="P1">what do we but we have data behind us</text:p>
      <text:p text:style-name="P1"/>
      <text:p text:style-name="P1">we have a lot of statistical machine</text:p>
      <text:p text:style-name="P1"/>
      <text:p text:style-name="P1">learning knowledge that</text:p>
      <text:p text:style-name="P1"/>
      <text:p text:style-name="P1">as well and we have enthusiasm of the</text:p>
      <text:p text:style-name="P1"/>
      <text:p text:style-name="P1">community</text:p>
      <text:p text:style-name="P1"/>
      <text:p text:style-name="P1">and the if you look at the recent</text:p>
      <text:p text:style-name="P1"/>
      <text:p text:style-name="P1">improve recent advances in</text:p>
      <text:p text:style-name="P1"/>
      <text:p text:style-name="P1">computational life sciences with</text:p>
      <text:p text:style-name="P1"/>
      <text:p text:style-name="P1">bioinformatics or clean informatics</text:p>
      <text:p text:style-name="P1"><text:soft-page-break/></text:p>
      <text:p text:style-name="P1">very little of them came from from</text:p>
      <text:p text:style-name="P1"/>
      <text:p text:style-name="P1">biologists or chemists</text:p>
      <text:p text:style-name="P1"/>
      <text:p text:style-name="P1">most of it came from computer scientists</text:p>
      <text:p text:style-name="P1"/>
      <text:p text:style-name="P1">from statisticians from people</text:p>
      <text:p text:style-name="P1"/>
      <text:p text:style-name="P1">who were enamored with the of the amount</text:p>
      <text:p text:style-name="P1"/>
      <text:p text:style-name="P1">of data that's there</text:p>
      <text:p text:style-name="P1"/>
      <text:p text:style-name="P1">and decided to do something</text:p>
      <text:p text:style-name="P1"/>
      <text:p text:style-name="P1">exciting with it and i believe that</text:p>
      <text:p text:style-name="P1"/>
      <text:p text:style-name="P1">together</text:p>
      <text:p text:style-name="P1"/>
      <text:p text:style-name="P1">we can really make a difference and we</text:p>
      <text:p text:style-name="P1"/>
      <text:p text:style-name="P1">can</text:p>
      <text:p text:style-name="P1"/>
      <text:p text:style-name="P1">put the pieces together in a way no one</text:p>
      <text:p text:style-name="P1"/>
      <text:p text:style-name="P1">has done it before</text:p>
      <text:p text:style-name="P1"/>
      <text:p text:style-name="P1">and hopefully come up with the</text:p>
      <text:p text:style-name="P1"/>
      <text:p text:style-name="P1">rest solution to a global scourge that</text:p>
      <text:p text:style-name="P1"/>
      <text:p text:style-name="P1">lash can access it</text:p>
      <text:p text:style-name="P1"/>
      <text:p text:style-name="P1">okay thank you so much for your</text:p>
      <text:p text:style-name="P1"/>
      <text:p text:style-name="P1">attention and i hope that i</text:p>
      <text:p text:style-name="P1"/>
      <text:p text:style-name="P1">got you this a bit excited</text:p>
      <text:p text:style-name="P1"/>
      <text:p text:style-name="P1">yes actually much in a question from the</text:p>
      <text:p text:style-name="P1"/>
      <text:p text:style-name="P1">audience is</text:p>
      <text:p text:style-name="P1"/>
      <text:p text:style-name="P1">uh you know most of our audience is uh</text:p>
      <text:p text:style-name="P1"/>
      <text:p text:style-name="P1">you know more into machine learning than</text:p>
      <text:p text:style-name="P1"/>
      <text:p text:style-name="P1">bioinformatics and so is mostly</text:p>
      <text:p text:style-name="P1"/>
      <text:p text:style-name="P1">beginners</text:p>
      <text:p text:style-name="P1"/>
      <text:p text:style-name="P1">so will you be providing uh sort of like</text:p>
      <text:p text:style-name="P1"><text:soft-page-break/></text:p>
      <text:p text:style-name="P1">uh</text:p>
      <text:p text:style-name="P1"/>
      <text:p text:style-name="P1">like initial uh courses or things that</text:p>
      <text:p text:style-name="P1"/>
      <text:p text:style-name="P1">can help</text:p>
      <text:p text:style-name="P1"/>
      <text:p text:style-name="P1">accelerate understanding for this</text:p>
      <text:p text:style-name="P1"/>
      <text:p text:style-name="P1">challenge yes you're not the only ones</text:p>
      <text:p text:style-name="P1"/>
      <text:p text:style-name="P1">that</text:p>
      <text:p text:style-name="P1"/>
      <text:p text:style-name="P1">would like to make a difference but</text:p>
      <text:p text:style-name="P1"/>
      <text:p text:style-name="P1">but seem to like the uh the toolkit</text:p>
      <text:p text:style-name="P1"/>
      <text:p text:style-name="P1">and we will be providing the uh the</text:p>
      <text:p text:style-name="P1"/>
      <text:p text:style-name="P1">links to</text:p>
      <text:p text:style-name="P1"/>
      <text:p text:style-name="P1">very good courses and</text:p>
      <text:p text:style-name="P1"/>
      <text:p text:style-name="P1">tutorials on how to do most of the</text:p>
      <text:p text:style-name="P1"/>
      <text:p text:style-name="P1">things that you need to do and</text:p>
      <text:p text:style-name="P1"/>
      <text:p text:style-name="P1">i believe we if there's sufficient</text:p>
      <text:p text:style-name="P1"/>
      <text:p text:style-name="P1">interest</text:p>
      <text:p text:style-name="P1"/>
      <text:p text:style-name="P1">there's interest we will organize some</text:p>
      <text:p text:style-name="P1"/>
      <text:p text:style-name="P1">sort of</text:p>
      <text:p text:style-name="P1"/>
      <text:p text:style-name="P1">live tutorial sessions in which i'll go</text:p>
      <text:p text:style-name="P1"/>
      <text:p text:style-name="P1">through most of the tasks that you may</text:p>
      <text:p text:style-name="P1"/>
      <text:p text:style-name="P1">want to do</text:p>
      <text:p text:style-name="P1"/>
      <text:p text:style-name="P1">for this particular problem and</text:p>
      <text:p text:style-name="P1"/>
      <text:p text:style-name="P1">we will also provide hopefully as much</text:p>
      <text:p text:style-name="P1"/>
      <text:p text:style-name="P1">of support as possible to anyone who</text:p>
      <text:p text:style-name="P1"/>
      <text:p text:style-name="P1">gets</text:p>
      <text:p text:style-name="P1"/>
      <text:p text:style-name="P1">stuck now that's a great idea i think i</text:p>
      <text:p text:style-name="P1"/>
      <text:p text:style-name="P1">think the live tutorial will be an</text:p>
      <text:p text:style-name="P1"><text:soft-page-break/></text:p>
      <text:p text:style-name="P1">awesome opportunity to</text:p>
      <text:p text:style-name="P1"/>
      <text:p text:style-name="P1">to spread the knowledge and uh you know</text:p>
      <text:p text:style-name="P1"/>
      <text:p text:style-name="P1">if</text:p>
      <text:p text:style-name="P1"/>
      <text:p text:style-name="P1">if you are new to this area and this</text:p>
      <text:p text:style-name="P1"/>
      <text:p text:style-name="P1">sounds complicated it's absolutely</text:p>
      <text:p text:style-name="P1"/>
      <text:p text:style-name="P1">normal but you will see that you know</text:p>
      <text:p text:style-name="P1"/>
      <text:p text:style-name="P1">once you have a few of the building</text:p>
      <text:p text:style-name="P1"/>
      <text:p text:style-name="P1">blocks it becomes</text:p>
      <text:p text:style-name="P1"/>
      <text:p text:style-name="P1">you know much easier and on top of it</text:p>
      <text:p text:style-name="P1"/>
      <text:p text:style-name="P1">you know we've</text:p>
      <text:p text:style-name="P1"/>
      <text:p text:style-name="P1">spent time to make sure things are easy</text:p>
      <text:p text:style-name="P1"/>
      <text:p text:style-name="P1">to</text:p>
      <text:p text:style-name="P1"/>
      <text:p text:style-name="P1">uh to perform from a platform point of</text:p>
      <text:p text:style-name="P1"/>
      <text:p text:style-name="P1">view and so i'm very excited to welcome</text:p>
      <text:p text:style-name="P1"/>
      <text:p text:style-name="P1">selena the ceo of zindi who is going to</text:p>
      <text:p text:style-name="P1"/>
      <text:p text:style-name="P1">explain to us how the competition works</text:p>
      <text:p text:style-name="P1"/>
      <text:p text:style-name="P1">in</text:p>
      <text:p text:style-name="P1"/>
      <text:p text:style-name="P1">simple terms on this indie platform</text:p>
      <text:p text:style-name="P1"/>
      <text:p text:style-name="P1">great thank you so much um i'm gonna</text:p>
      <text:p text:style-name="P1"/>
      <text:p text:style-name="P1">go ahead and share my screen uh yes my</text:p>
      <text:p text:style-name="P1"/>
      <text:p text:style-name="P1">name is selena and i'm the ceo of zindy</text:p>
      <text:p text:style-name="P1"/>
      <text:p text:style-name="P1">for those of you who maybe haven't heard</text:p>
      <text:p text:style-name="P1"/>
      <text:p text:style-name="P1">of zindy yet</text:p>
      <text:p text:style-name="P1"/>
      <text:p text:style-name="P1">zindy's a data science competition</text:p>
      <text:p text:style-name="P1"/>
      <text:p text:style-name="P1">platform focused uniquely on the african</text:p>
      <text:p text:style-name="P1"/>
      <text:p text:style-name="P1">market</text:p>
      <text:p text:style-name="P1"><text:soft-page-break/></text:p>
      <text:p text:style-name="P1">we host a community of over 15 000 data</text:p>
      <text:p text:style-name="P1"/>
      <text:p text:style-name="P1">scientists</text:p>
      <text:p text:style-name="P1"/>
      <text:p text:style-name="P1">dedicated to solving some of the world's</text:p>
      <text:p text:style-name="P1"/>
      <text:p text:style-name="P1">most pressing challenges</text:p>
      <text:p text:style-name="P1"/>
      <text:p text:style-name="P1">such as this one through machine</text:p>
      <text:p text:style-name="P1"/>
      <text:p text:style-name="P1">learning and ai</text:p>
      <text:p text:style-name="P1"/>
      <text:p text:style-name="P1">and we really created zindy with the</text:p>
      <text:p text:style-name="P1"/>
      <text:p text:style-name="P1">realization that organizations across</text:p>
      <text:p text:style-name="P1"/>
      <text:p text:style-name="P1">africa and companies be them companies</text:p>
      <text:p text:style-name="P1"/>
      <text:p text:style-name="P1">governments are generating more and more</text:p>
      <text:p text:style-name="P1"/>
      <text:p text:style-name="P1">data</text:p>
      <text:p text:style-name="P1"/>
      <text:p text:style-name="P1">and at the same time uh there's this</text:p>
      <text:p text:style-name="P1"/>
      <text:p text:style-name="P1">growing pool of talent in african i</text:p>
      <text:p text:style-name="P1"/>
      <text:p text:style-name="P1">think</text:p>
      <text:p text:style-name="P1"/>
      <text:p text:style-name="P1">that's why we're so thrilled uh to</text:p>
      <text:p text:style-name="P1"/>
      <text:p text:style-name="P1">partner with the deep learning in daba</text:p>
      <text:p text:style-name="P1"/>
      <text:p text:style-name="P1">for this</text:p>
      <text:p text:style-name="P1"/>
      <text:p text:style-name="P1">project because i think we share we</text:p>
      <text:p text:style-name="P1"/>
      <text:p text:style-name="P1">share the vision we share the excitement</text:p>
      <text:p text:style-name="P1"/>
      <text:p text:style-name="P1">around the growing pool of talent that's</text:p>
      <text:p text:style-name="P1"/>
      <text:p text:style-name="P1">coming out of the continent</text:p>
      <text:p text:style-name="P1"/>
      <text:p text:style-name="P1">data scientists can join zindi and with</text:p>
      <text:p text:style-name="P1"/>
      <text:p text:style-name="P1">that they're able to</text:p>
      <text:p text:style-name="P1"/>
      <text:p text:style-name="P1">really start to hone their skills on new</text:p>
      <text:p text:style-name="P1"/>
      <text:p text:style-name="P1">problems such as this one</text:p>
      <text:p text:style-name="P1"/>
      <text:p text:style-name="P1">build their skills on real life data</text:p>
      <text:p text:style-name="P1"><text:soft-page-break/></text:p>
      <text:p text:style-name="P1">sets for real companies and</text:p>
      <text:p text:style-name="P1"/>
      <text:p text:style-name="P1">organizations that need the solutions</text:p>
      <text:p text:style-name="P1"/>
      <text:p text:style-name="P1">they're also able to start to connect</text:p>
      <text:p text:style-name="P1"/>
      <text:p text:style-name="P1">with each other meet mentors</text:p>
      <text:p text:style-name="P1"/>
      <text:p text:style-name="P1">and even companies and organizations</text:p>
      <text:p text:style-name="P1"/>
      <text:p text:style-name="P1">that are looking for talent</text:p>
      <text:p text:style-name="P1"/>
      <text:p text:style-name="P1">like berries and at the end of the day</text:p>
      <text:p text:style-name="P1"/>
      <text:p text:style-name="P1">those indies</text:p>
      <text:p text:style-name="P1"/>
      <text:p text:style-name="P1">uh so i'm dialing in from south africa</text:p>
      <text:p text:style-name="P1"/>
      <text:p text:style-name="P1">cindy is a</text:p>
      <text:p text:style-name="P1"/>
      <text:p text:style-name="P1">african startup company but we're also a</text:p>
      <text:p text:style-name="P1"/>
      <text:p text:style-name="P1">social enterprise because</text:p>
      <text:p text:style-name="P1"/>
      <text:p text:style-name="P1">at the heart of what we're doing is our</text:p>
      <text:p text:style-name="P1"/>
      <text:p text:style-name="P1">mission to build the data science</text:p>
      <text:p text:style-name="P1"/>
      <text:p text:style-name="P1">ecosystem in africa and we're really</text:p>
      <text:p text:style-name="P1"/>
      <text:p text:style-name="P1">driven by the belief</text:p>
      <text:p text:style-name="P1"/>
      <text:p text:style-name="P1">that ai should be for everyone that ai</text:p>
      <text:p text:style-name="P1"/>
      <text:p text:style-name="P1">should serve everyone and it should also</text:p>
      <text:p text:style-name="P1"/>
      <text:p text:style-name="P1">be</text:p>
      <text:p text:style-name="P1"/>
      <text:p text:style-name="P1">a viable accessible career path for</text:p>
      <text:p text:style-name="P1"/>
      <text:p text:style-name="P1">anyone who wants to</text:p>
      <text:p text:style-name="P1"/>
      <text:p text:style-name="P1">wants to pursue it so</text:p>
      <text:p text:style-name="P1"/>
      <text:p text:style-name="P1">um i mentioned that cindy that we're</text:p>
      <text:p text:style-name="P1"/>
      <text:p text:style-name="P1">that we</text:p>
      <text:p text:style-name="P1"/>
      <text:p text:style-name="P1">tackle some of the most pressing</text:p>
      <text:p text:style-name="P1"/>
      <text:p text:style-name="P1">problems anything from see if you join</text:p>
      <text:p text:style-name="P1"><text:soft-page-break/></text:p>
      <text:p text:style-name="P1">cindy you can</text:p>
      <text:p text:style-name="P1"/>
      <text:p text:style-name="P1">see competitions for anything from child</text:p>
      <text:p text:style-name="P1"/>
      <text:p text:style-name="P1">protection</text:p>
      <text:p text:style-name="P1"/>
      <text:p text:style-name="P1">to sea turtle conservation uh to</text:p>
      <text:p text:style-name="P1"/>
      <text:p text:style-name="P1">roadside accidents in cape town</text:p>
      <text:p text:style-name="P1"/>
      <text:p text:style-name="P1">and so that's why we're really excited</text:p>
      <text:p text:style-name="P1"/>
      <text:p text:style-name="P1">to host this</text:p>
      <text:p text:style-name="P1"/>
      <text:p text:style-name="P1">this challenge for the deep learning in</text:p>
      <text:p text:style-name="P1"/>
      <text:p text:style-name="P1">dava um so i'm gonna take you through a</text:p>
      <text:p text:style-name="P1"/>
      <text:p text:style-name="P1">bit of how</text:p>
      <text:p text:style-name="P1"/>
      <text:p text:style-name="P1">just the very practical steps on how you</text:p>
      <text:p text:style-name="P1"/>
      <text:p text:style-name="P1">can join this challenge because i'm sure</text:p>
      <text:p text:style-name="P1"/>
      <text:p text:style-name="P1">after hearing everyone else speak</text:p>
      <text:p text:style-name="P1"/>
      <text:p text:style-name="P1">you're ready to get your um your hands</text:p>
      <text:p text:style-name="P1"/>
      <text:p text:style-name="P1">dirty so</text:p>
      <text:p text:style-name="P1"/>
      <text:p text:style-name="P1">the first thing you have to do to join</text:p>
      <text:p text:style-name="P1"/>
      <text:p text:style-name="P1">the challenge is to visit the deep</text:p>
      <text:p text:style-name="P1"/>
      <text:p text:style-name="P1">learning and dabba</text:p>
      <text:p text:style-name="P1"/>
      <text:p text:style-name="P1">site and with this you can register</text:p>
      <text:p text:style-name="P1"/>
      <text:p text:style-name="P1">right you can register for the challenge</text:p>
      <text:p text:style-name="P1"/>
      <text:p text:style-name="P1">uh you have to register for the</text:p>
      <text:p text:style-name="P1"/>
      <text:p text:style-name="P1">challenge in order to join the challenge</text:p>
      <text:p text:style-name="P1"/>
      <text:p text:style-name="P1">on zindi so this is really your first um</text:p>
      <text:p text:style-name="P1"/>
      <text:p text:style-name="P1">your first point of call in your first</text:p>
      <text:p text:style-name="P1"/>
      <text:p text:style-name="P1">step if you already have a zindy account</text:p>
      <text:p text:style-name="P1"/>
      <text:p text:style-name="P1">you would enter your zindi</text:p>
      <text:p text:style-name="P1"><text:soft-page-break/></text:p>
      <text:p text:style-name="P1">um handle and if you don't have its</text:p>
      <text:p text:style-name="P1"/>
      <text:p text:style-name="P1">india account you can actually create a</text:p>
      <text:p text:style-name="P1"/>
      <text:p text:style-name="P1">zindi account through this site</text:p>
      <text:p text:style-name="P1"/>
      <text:p text:style-name="P1">so it's all one step um once you've</text:p>
      <text:p text:style-name="P1"/>
      <text:p text:style-name="P1">registered you'll receive</text:p>
      <text:p text:style-name="P1"/>
      <text:p text:style-name="P1">a a password um to join the challenge</text:p>
      <text:p text:style-name="P1"/>
      <text:p text:style-name="P1">and so you can actually then go to the</text:p>
      <text:p text:style-name="P1"/>
      <text:p text:style-name="P1">zindy site and</text:p>
      <text:p text:style-name="P1"/>
      <text:p text:style-name="P1">i'll just show you if you go to the</text:p>
      <text:p text:style-name="P1"/>
      <text:p text:style-name="P1">competitions on zindy</text:p>
      <text:p text:style-name="P1"/>
      <text:p text:style-name="P1">um hopefully let me know if you're not</text:p>
      <text:p text:style-name="P1"/>
      <text:p text:style-name="P1">able to see my screen i'm hoping you're</text:p>
      <text:p text:style-name="P1"/>
      <text:p text:style-name="P1">able to see my screen on here</text:p>
      <text:p text:style-name="P1"/>
      <text:p text:style-name="P1">um if you go to the competition site</text:p>
      <text:p text:style-name="P1"/>
      <text:p text:style-name="P1">uh you can find the just search for the</text:p>
      <text:p text:style-name="P1"/>
      <text:p text:style-name="P1">grand challenge and here you'll join the</text:p>
      <text:p text:style-name="P1"/>
      <text:p text:style-name="P1">competition</text:p>
      <text:p text:style-name="P1"/>
      <text:p text:style-name="P1">and you'll be prompted to enter the code</text:p>
      <text:p text:style-name="P1"/>
      <text:p text:style-name="P1">that you got from the deep learning in</text:p>
      <text:p text:style-name="P1"/>
      <text:p text:style-name="P1">dava</text:p>
      <text:p text:style-name="P1"/>
      <text:p text:style-name="P1">once you've joined so martin went</text:p>
      <text:p text:style-name="P1"/>
      <text:p text:style-name="P1">through some of the</text:p>
      <text:p text:style-name="P1"/>
      <text:p text:style-name="P1">data that you might be using i'll also</text:p>
      <text:p text:style-name="P1"/>
      <text:p text:style-name="P1">say that right here</text:p>
      <text:p text:style-name="P1"/>
      <text:p text:style-name="P1">on the site you have the user journey</text:p>
      <text:p text:style-name="P1"/>
      <text:p text:style-name="P1">that he described so you</text:p>
      <text:p text:style-name="P1"><text:soft-page-break/></text:p>
      <text:p text:style-name="P1">can get some idea of the steps and how</text:p>
      <text:p text:style-name="P1"/>
      <text:p text:style-name="P1">you might even start the challenge</text:p>
      <text:p text:style-name="P1"/>
      <text:p text:style-name="P1">and we also here have the some of the</text:p>
      <text:p text:style-name="P1"/>
      <text:p text:style-name="P1">data sets that he might have mentioned</text:p>
      <text:p text:style-name="P1"/>
      <text:p text:style-name="P1">um and where you can start so you can</text:p>
      <text:p text:style-name="P1"/>
      <text:p text:style-name="P1">actually download the</text:p>
      <text:p text:style-name="P1"/>
      <text:p text:style-name="P1">the data sets uh and start building your</text:p>
      <text:p text:style-name="P1"/>
      <text:p text:style-name="P1">models</text:p>
      <text:p text:style-name="P1"/>
      <text:p text:style-name="P1">once you're ready to to make a</text:p>
      <text:p text:style-name="P1"/>
      <text:p text:style-name="P1">submission</text:p>
      <text:p text:style-name="P1"/>
      <text:p text:style-name="P1">uh you'll actually be able to make a</text:p>
      <text:p text:style-name="P1"/>
      <text:p text:style-name="P1">submission here on the site where you'll</text:p>
      <text:p text:style-name="P1"/>
      <text:p text:style-name="P1">upload</text:p>
      <text:p text:style-name="P1"/>
      <text:p text:style-name="P1">a pdb file and so all of these all of</text:p>
      <text:p text:style-name="P1"/>
      <text:p text:style-name="P1">these things are</text:p>
      <text:p text:style-name="P1"/>
      <text:p text:style-name="P1">explained and described here and</text:p>
      <text:p text:style-name="P1"/>
      <text:p text:style-name="P1">what's nice is that if if something is</text:p>
      <text:p text:style-name="P1"/>
      <text:p text:style-name="P1">still not clear if you're still trying</text:p>
      <text:p text:style-name="P1"/>
      <text:p text:style-name="P1">to figure out what are the</text:p>
      <text:p text:style-name="P1"/>
      <text:p text:style-name="P1">you know what are the resources that you</text:p>
      <text:p text:style-name="P1"/>
      <text:p text:style-name="P1">should be looking at what are the first</text:p>
      <text:p text:style-name="P1"/>
      <text:p text:style-name="P1">steps um</text:p>
      <text:p text:style-name="P1"/>
      <text:p text:style-name="P1">we also have a discussion board that can</text:p>
      <text:p text:style-name="P1"/>
      <text:p text:style-name="P1">get quite lively</text:p>
      <text:p text:style-name="P1"/>
      <text:p text:style-name="P1">so as you join the competition and as</text:p>
      <text:p text:style-name="P1"/>
      <text:p text:style-name="P1">others join the competition um</text:p>
      <text:p text:style-name="P1"><text:soft-page-break/></text:p>
      <text:p text:style-name="P1">hopefully there'll be a lot of dynamic</text:p>
      <text:p text:style-name="P1"/>
      <text:p text:style-name="P1">uh you know ideas shared here</text:p>
      <text:p text:style-name="P1"/>
      <text:p text:style-name="P1">and you know help and questions and</text:p>
      <text:p text:style-name="P1"/>
      <text:p text:style-name="P1">answers going on on the discussion forum</text:p>
      <text:p text:style-name="P1"/>
      <text:p text:style-name="P1">um and and the last bit on this</text:p>
      <text:p text:style-name="P1"/>
      <text:p text:style-name="P1">competition</text:p>
      <text:p text:style-name="P1"/>
      <text:p text:style-name="P1">uh which is always fun is</text:p>
      <text:p text:style-name="P1"/>
      <text:p text:style-name="P1">as you make submissions you'll actually</text:p>
      <text:p text:style-name="P1"/>
      <text:p text:style-name="P1">be given a score so there's actually a</text:p>
      <text:p text:style-name="P1"/>
      <text:p text:style-name="P1">scoring</text:p>
      <text:p text:style-name="P1"/>
      <text:p text:style-name="P1">algorithm that's sitting behind this um</text:p>
      <text:p text:style-name="P1"/>
      <text:p text:style-name="P1">and you're going to be trying to</text:p>
      <text:p text:style-name="P1"/>
      <text:p text:style-name="P1">maximize</text:p>
      <text:p text:style-name="P1"/>
      <text:p text:style-name="P1">the score that you get and you'll be</text:p>
      <text:p text:style-name="P1"/>
      <text:p text:style-name="P1">placed on this live leaderboard</text:p>
      <text:p text:style-name="P1"/>
      <text:p text:style-name="P1">uh based on on the score that you</text:p>
      <text:p text:style-name="P1"/>
      <text:p text:style-name="P1">achieve and you'll actually be able to</text:p>
      <text:p text:style-name="P1"/>
      <text:p text:style-name="P1">make</text:p>
      <text:p text:style-name="P1"/>
      <text:p text:style-name="P1">up to 20 submissions every day so you</text:p>
      <text:p text:style-name="P1"/>
      <text:p text:style-name="P1">can continue to</text:p>
      <text:p text:style-name="P1"/>
      <text:p text:style-name="P1">work on improving and refining your</text:p>
      <text:p text:style-name="P1"/>
      <text:p text:style-name="P1">models</text:p>
      <text:p text:style-name="P1"/>
      <text:p text:style-name="P1">uh let me go back to my my</text:p>
      <text:p text:style-name="P1"/>
      <text:p text:style-name="P1">signing</text:p>
      <text:p text:style-name="P1"/>
      <text:p text:style-name="P1">piece which well let's just</text:p>
      <text:p text:style-name="P1"/>
      <text:p text:style-name="P1">i'm sorry about that now i lost which</text:p>
      <text:p text:style-name="P1"><text:soft-page-break/></text:p>
      <text:p text:style-name="P1">which which men i'm in</text:p>
      <text:p text:style-name="P1"/>
      <text:p text:style-name="P1">but i i just want to close by saying</text:p>
      <text:p text:style-name="P1"/>
      <text:p text:style-name="P1">that um i saw a lot of</text:p>
      <text:p text:style-name="P1"/>
      <text:p text:style-name="P1">familiar names on the uh on the webinar</text:p>
      <text:p text:style-name="P1"/>
      <text:p text:style-name="P1">today and so</text:p>
      <text:p text:style-name="P1"/>
      <text:p text:style-name="P1">welcome it's nice to see some zindians</text:p>
      <text:p text:style-name="P1"/>
      <text:p text:style-name="P1">here um and for anybody who's new to the</text:p>
      <text:p text:style-name="P1"/>
      <text:p text:style-name="P1">who's new to zindian hasn't joined</text:p>
      <text:p text:style-name="P1"/>
      <text:p text:style-name="P1">before welcome to the community i think</text:p>
      <text:p text:style-name="P1"/>
      <text:p text:style-name="P1">that</text:p>
      <text:p text:style-name="P1"/>
      <text:p text:style-name="P1">you know it's an exciting it's an</text:p>
      <text:p text:style-name="P1"/>
      <text:p text:style-name="P1">exciting step and it's a very dynamic</text:p>
      <text:p text:style-name="P1"/>
      <text:p text:style-name="P1">community and i think that</text:p>
      <text:p text:style-name="P1"/>
      <text:p text:style-name="P1">you know together as martin said</text:p>
      <text:p text:style-name="P1"/>
      <text:p text:style-name="P1">together we can do big things</text:p>
      <text:p text:style-name="P1"/>
      <text:p text:style-name="P1">um so i'm looking forward to seeing you</text:p>
      <text:p text:style-name="P1"/>
      <text:p text:style-name="P1">all on the leaderboard</text:p>
      <text:p text:style-name="P1"/>
      <text:p text:style-name="P1">leaderboard thank you very much</text:p>
      <text:p text:style-name="P1"/>
      <text:p text:style-name="P1">thanks a lot uh selena and i think it's</text:p>
      <text:p text:style-name="P1"/>
      <text:p text:style-name="P1">super exciting</text:p>
      <text:p text:style-name="P1"/>
      <text:p text:style-name="P1">that we now have basically a platform</text:p>
      <text:p text:style-name="P1"/>
      <text:p text:style-name="P1">where you know uh something that sounds</text:p>
      <text:p text:style-name="P1"/>
      <text:p text:style-name="P1">like so complicated as such as like</text:p>
      <text:p text:style-name="P1"/>
      <text:p text:style-name="P1">curing a real life disease</text:p>
      <text:p text:style-name="P1"/>
      <text:p text:style-name="P1">uh and a lethal one can actually be</text:p>
      <text:p text:style-name="P1"/>
      <text:p text:style-name="P1">potentially solved just</text:p>
      <text:p text:style-name="P1"><text:soft-page-break/></text:p>
      <text:p text:style-name="P1">by making submissions uh no matter where</text:p>
      <text:p text:style-name="P1"/>
      <text:p text:style-name="P1">you are</text:p>
      <text:p text:style-name="P1"/>
      <text:p text:style-name="P1">uh to to this indie platform and uh you</text:p>
      <text:p text:style-name="P1"/>
      <text:p text:style-name="P1">know working with the api and the</text:p>
      <text:p text:style-name="P1"/>
      <text:p text:style-name="P1">platforms we've been</text:p>
      <text:p text:style-name="P1"/>
      <text:p text:style-name="P1">developing with all the volunteers so</text:p>
      <text:p text:style-name="P1"/>
      <text:p text:style-name="P1">this is in many ways</text:p>
      <text:p text:style-name="P1"/>
      <text:p text:style-name="P1">uh groundbreaking and we're super</text:p>
      <text:p text:style-name="P1"/>
      <text:p text:style-name="P1">excited to see what's gonna come up</text:p>
      <text:p text:style-name="P1"/>
      <text:p text:style-name="P1">uh from from this i wanna also mention</text:p>
      <text:p text:style-name="P1"/>
      <text:p text:style-name="P1">two things is that</text:p>
      <text:p text:style-name="P1"/>
      <text:p text:style-name="P1">this is uh you know this is uh actually</text:p>
      <text:p text:style-name="P1"/>
      <text:p text:style-name="P1">a challenge which we</text:p>
      <text:p text:style-name="P1"/>
      <text:p text:style-name="P1">mean to be very open and very</text:p>
      <text:p text:style-name="P1"/>
      <text:p text:style-name="P1">collaborative so please make sure you</text:p>
      <text:p text:style-name="P1"/>
      <text:p text:style-name="P1">use</text:p>
      <text:p text:style-name="P1"/>
      <text:p text:style-name="P1">you know the discussion boards but in</text:p>
      <text:p text:style-name="P1"/>
      <text:p text:style-name="P1">particular there is no private</text:p>
      <text:p text:style-name="P1"/>
      <text:p text:style-name="P1">leaderboard this is not a competition</text:p>
      <text:p text:style-name="P1"/>
      <text:p text:style-name="P1">where the goal</text:p>
      <text:p text:style-name="P1"/>
      <text:p text:style-name="P1">is just to be number one the goal is</text:p>
      <text:p text:style-name="P1"/>
      <text:p text:style-name="P1">actually to crack the problem and save</text:p>
      <text:p text:style-name="P1"/>
      <text:p text:style-name="P1">lives so</text:p>
      <text:p text:style-name="P1"/>
      <text:p text:style-name="P1">everything is going to be public you</text:p>
      <text:p text:style-name="P1"/>
      <text:p text:style-name="P1">have a public leaderboard we encourage</text:p>
      <text:p text:style-name="P1"/>
      <text:p text:style-name="P1">you know collaboration between the teams</text:p>
      <text:p text:style-name="P1"><text:soft-page-break/></text:p>
      <text:p text:style-name="P1">and the goal is really you know as noble</text:p>
      <text:p text:style-name="P1"/>
      <text:p text:style-name="P1">as it can be but at the same time of</text:p>
      <text:p text:style-name="P1"/>
      <text:p text:style-name="P1">course</text:p>
      <text:p text:style-name="P1"/>
      <text:p text:style-name="P1">we also have opportunities for the teams</text:p>
      <text:p text:style-name="P1"/>
      <text:p text:style-name="P1">that want to pursue this challenge you</text:p>
      <text:p text:style-name="P1"/>
      <text:p text:style-name="P1">know in the most</text:p>
      <text:p text:style-name="P1"/>
      <text:p text:style-name="P1">serious and focused manner there will be</text:p>
      <text:p text:style-name="P1"/>
      <text:p text:style-name="P1">funding opportunities and we're very</text:p>
      <text:p text:style-name="P1"/>
      <text:p text:style-name="P1">excited uh</text:p>
      <text:p text:style-name="P1"/>
      <text:p text:style-name="P1">by by bringing this opportunity to our</text:p>
      <text:p text:style-name="P1"/>
      <text:p text:style-name="P1">community</text:p>
      <text:p text:style-name="P1"/>
      <text:p text:style-name="P1">and so kathleen uh who's basically from</text:p>
      <text:p text:style-name="P1"/>
      <text:p text:style-name="P1">ai4d</text:p>
      <text:p text:style-name="P1"/>
      <text:p text:style-name="P1">and also deep learning in davao is going</text:p>
      <text:p text:style-name="P1"/>
      <text:p text:style-name="P1">to tell us more about how you can get</text:p>
      <text:p text:style-name="P1"/>
      <text:p text:style-name="P1">funding for this challenge</text:p>
      <text:p text:style-name="P1"/>
      <text:p text:style-name="P1">thank you karim so like came as</text:p>
      <text:p text:style-name="P1"/>
      <text:p text:style-name="P1">mentioned i will be speaking briefly</text:p>
      <text:p text:style-name="P1"/>
      <text:p text:style-name="P1">about</text:p>
      <text:p text:style-name="P1"/>
      <text:p text:style-name="P1">ending your ml research uh particularly</text:p>
      <text:p text:style-name="P1"/>
      <text:p text:style-name="P1">if you would like to participate</text:p>
      <text:p text:style-name="P1"/>
      <text:p text:style-name="P1">with within the grand challenge um using</text:p>
      <text:p text:style-name="P1"/>
      <text:p text:style-name="P1">that as a research product or also more</text:p>
      <text:p text:style-name="P1"/>
      <text:p text:style-name="P1">generally if you have</text:p>
      <text:p text:style-name="P1"/>
      <text:p text:style-name="P1">ongoing projects who are interested in</text:p>
      <text:p text:style-name="P1"/>
      <text:p text:style-name="P1">working on</text:p>
      <text:p text:style-name="P1"><text:soft-page-break/></text:p>
      <text:p text:style-name="P1">something different that can potentially</text:p>
      <text:p text:style-name="P1"/>
      <text:p text:style-name="P1">be funded</text:p>
      <text:p text:style-name="P1"/>
      <text:p text:style-name="P1">so my objectives with the presentation</text:p>
      <text:p text:style-name="P1"/>
      <text:p text:style-name="P1">are to tell you a little bit about the</text:p>
      <text:p text:style-name="P1"/>
      <text:p text:style-name="P1">funding opportunities we have</text:p>
      <text:p text:style-name="P1"/>
      <text:p text:style-name="P1">available go through um eligibility</text:p>
      <text:p text:style-name="P1"/>
      <text:p text:style-name="P1">applying for the funding and also some</text:p>
      <text:p text:style-name="P1"/>
      <text:p text:style-name="P1">mentorship avenues that we have</text:p>
      <text:p text:style-name="P1"/>
      <text:p text:style-name="P1">set up</text:p>
      <text:p text:style-name="P1"/>
      <text:p text:style-name="P1">so this is a call for proposals</text:p>
      <text:p text:style-name="P1"/>
      <text:p text:style-name="P1">for funding for mini products and when i</text:p>
      <text:p text:style-name="P1"/>
      <text:p text:style-name="P1">say mini projects this could be</text:p>
      <text:p text:style-name="P1"/>
      <text:p text:style-name="P1">new work or it could be existing work</text:p>
      <text:p text:style-name="P1"/>
      <text:p text:style-name="P1">it may be a small project or it may be a</text:p>
      <text:p text:style-name="P1"/>
      <text:p text:style-name="P1">segment of a much larger project</text:p>
      <text:p text:style-name="P1"/>
      <text:p text:style-name="P1">really our categorization when we say</text:p>
      <text:p text:style-name="P1"/>
      <text:p text:style-name="P1">mini project</text:p>
      <text:p text:style-name="P1"/>
      <text:p text:style-name="P1">pegs this on the fact that we would like</text:p>
      <text:p text:style-name="P1"/>
      <text:p text:style-name="P1">the work to be completed by january of</text:p>
      <text:p text:style-name="P1"/>
      <text:p text:style-name="P1">2020</text:p>
      <text:p text:style-name="P1"/>
      <text:p text:style-name="P1">so like i have mentioned this would be a</text:p>
      <text:p text:style-name="P1"/>
      <text:p text:style-name="P1">great avenue to get the research that</text:p>
      <text:p text:style-name="P1"/>
      <text:p text:style-name="P1">you're doing via contributing to the</text:p>
      <text:p text:style-name="P1"/>
      <text:p text:style-name="P1">grand challenge</text:p>
      <text:p text:style-name="P1"/>
      <text:p text:style-name="P1">funded but also if you are working on</text:p>
      <text:p text:style-name="P1"/>
      <text:p text:style-name="P1">work that could benefit from funding or</text:p>
      <text:p text:style-name="P1"><text:soft-page-break/></text:p>
      <text:p text:style-name="P1">have other ideas that you would like to</text:p>
      <text:p text:style-name="P1"/>
      <text:p text:style-name="P1">implement</text:p>
      <text:p text:style-name="P1"/>
      <text:p text:style-name="P1">um feel free to prepare a proposal and</text:p>
      <text:p text:style-name="P1"/>
      <text:p text:style-name="P1">send those in</text:p>
      <text:p text:style-name="P1"/>
      <text:p text:style-name="P1">again the caveat is that it is work that</text:p>
      <text:p text:style-name="P1"/>
      <text:p text:style-name="P1">can be completed by january</text:p>
      <text:p text:style-name="P1"/>
      <text:p text:style-name="P1">uh 2020 sorry 2021 next year not this</text:p>
      <text:p text:style-name="P1"/>
      <text:p text:style-name="P1">year</text:p>
      <text:p text:style-name="P1"/>
      <text:p text:style-name="P1">um this proposal submission deadline is</text:p>
      <text:p text:style-name="P1"/>
      <text:p text:style-name="P1">6th of july which is pretty soon</text:p>
      <text:p text:style-name="P1"/>
      <text:p text:style-name="P1">and awards will range in value from 2000</text:p>
      <text:p text:style-name="P1"/>
      <text:p text:style-name="P1">to 8000 usd</text:p>
      <text:p text:style-name="P1"/>
      <text:p text:style-name="P1">and i'd just like to quickly take this</text:p>
      <text:p text:style-name="P1"/>
      <text:p text:style-name="P1">opportunity to acknowledge the</text:p>
      <text:p text:style-name="P1"/>
      <text:p text:style-name="P1">sponsors that have made this possible</text:p>
      <text:p text:style-name="P1"/>
      <text:p text:style-name="P1">that's the international development</text:p>
      <text:p text:style-name="P1"/>
      <text:p text:style-name="P1">research center</text:p>
      <text:p text:style-name="P1"/>
      <text:p text:style-name="P1">uh the swedish international development</text:p>
      <text:p text:style-name="P1"/>
      <text:p text:style-name="P1">cooperation agency the knowledge for all</text:p>
      <text:p text:style-name="P1"/>
      <text:p text:style-name="P1">foundation and</text:p>
      <text:p text:style-name="P1"/>
      <text:p text:style-name="P1">all this is made possible through the</text:p>
      <text:p text:style-name="P1"/>
      <text:p text:style-name="P1">ai4d initiative um</text:p>
      <text:p text:style-name="P1"/>
      <text:p text:style-name="P1">so work that is eligible</text:p>
      <text:p text:style-name="P1"/>
      <text:p text:style-name="P1">um ideally it should have</text:p>
      <text:p text:style-name="P1"/>
      <text:p text:style-name="P1">uh the sustainable development goals in</text:p>
      <text:p text:style-name="P1"/>
      <text:p text:style-name="P1">mind</text:p>
      <text:p text:style-name="P1"><text:soft-page-break/></text:p>
      <text:p text:style-name="P1">so the sdgs are developed by the united</text:p>
      <text:p text:style-name="P1"/>
      <text:p text:style-name="P1">nations</text:p>
      <text:p text:style-name="P1"/>
      <text:p text:style-name="P1">and are a call to action for all of us</text:p>
      <text:p text:style-name="P1"/>
      <text:p text:style-name="P1">to promote prosperity</text:p>
      <text:p text:style-name="P1"/>
      <text:p text:style-name="P1">uh while protecting the planet uh</text:p>
      <text:p text:style-name="P1"/>
      <text:p text:style-name="P1">there's 17 of them which you should</text:p>
      <text:p text:style-name="P1"/>
      <text:p text:style-name="P1">definitely check out</text:p>
      <text:p text:style-name="P1"/>
      <text:p text:style-name="P1">i would suggest thinking through which</text:p>
      <text:p text:style-name="P1"/>
      <text:p text:style-name="P1">goal or goals your work potentially</text:p>
      <text:p text:style-name="P1"/>
      <text:p text:style-name="P1">touches upon</text:p>
      <text:p text:style-name="P1"/>
      <text:p text:style-name="P1">and the endeavor grand challenge is a</text:p>
      <text:p text:style-name="P1"/>
      <text:p text:style-name="P1">great example</text:p>
      <text:p text:style-name="P1"/>
      <text:p text:style-name="P1">of work tackling goal number three which</text:p>
      <text:p text:style-name="P1"/>
      <text:p text:style-name="P1">is good health and well-being and we</text:p>
      <text:p text:style-name="P1"/>
      <text:p text:style-name="P1">hope to see</text:p>
      <text:p text:style-name="P1"/>
      <text:p text:style-name="P1">more examples like that of ai that is</text:p>
      <text:p text:style-name="P1"/>
      <text:p text:style-name="P1">used</text:p>
      <text:p text:style-name="P1"/>
      <text:p text:style-name="P1">um for development um a full list</text:p>
      <text:p text:style-name="P1"/>
      <text:p text:style-name="P1">and a more detailed write-up of</text:p>
      <text:p text:style-name="P1"/>
      <text:p text:style-name="P1">eligibility criteria is listed on our</text:p>
      <text:p text:style-name="P1"/>
      <text:p text:style-name="P1">website</text:p>
      <text:p text:style-name="P1"/>
      <text:p text:style-name="P1">but then other things that i think it</text:p>
      <text:p text:style-name="P1"/>
      <text:p text:style-name="P1">would be important to</text:p>
      <text:p text:style-name="P1"/>
      <text:p text:style-name="P1">highlight here is that this needs to be</text:p>
      <text:p text:style-name="P1"/>
      <text:p text:style-name="P1">work that is conducted in africa</text:p>
      <text:p text:style-name="P1"/>
      <text:p text:style-name="P1">i think it goes without saying that it</text:p>
      <text:p text:style-name="P1"><text:soft-page-break/></text:p>
      <text:p text:style-name="P1">should have a strong machine learning</text:p>
      <text:p text:style-name="P1"/>
      <text:p text:style-name="P1">artificial intelligence or data science</text:p>
      <text:p text:style-name="P1"/>
      <text:p text:style-name="P1">component</text:p>
      <text:p text:style-name="P1"/>
      <text:p text:style-name="P1">involved and that it should reach the</text:p>
      <text:p text:style-name="P1"/>
      <text:p text:style-name="P1">deliverable by january 2021.</text:p>
      <text:p text:style-name="P1"/>
      <text:p text:style-name="P1">so yeah i got the date right on this</text:p>
      <text:p text:style-name="P1"/>
      <text:p text:style-name="P1">slide um</text:p>
      <text:p text:style-name="P1"/>
      <text:p text:style-name="P1">in applying for funding we recognize</text:p>
      <text:p text:style-name="P1"/>
      <text:p text:style-name="P1">that the</text:p>
      <text:p text:style-name="P1"/>
      <text:p text:style-name="P1">african ai ecosystem is very diverse</text:p>
      <text:p text:style-name="P1"/>
      <text:p text:style-name="P1">so not everyone who will be doing this</text:p>
      <text:p text:style-name="P1"/>
      <text:p text:style-name="P1">research is</text:p>
      <text:p text:style-name="P1"/>
      <text:p text:style-name="P1">situated at an academic institution</text:p>
      <text:p text:style-name="P1"/>
      <text:p text:style-name="P1">so we have prepared several options for</text:p>
      <text:p text:style-name="P1"/>
      <text:p text:style-name="P1">funding</text:p>
      <text:p text:style-name="P1"/>
      <text:p text:style-name="P1">the first and preferred avenue is of</text:p>
      <text:p text:style-name="P1"/>
      <text:p text:style-name="P1">course getting your funding through an</text:p>
      <text:p text:style-name="P1"/>
      <text:p text:style-name="P1">academic institution</text:p>
      <text:p text:style-name="P1"/>
      <text:p text:style-name="P1">if you are affiliated to one and can</text:p>
      <text:p text:style-name="P1"/>
      <text:p text:style-name="P1">receive a funding through that please</text:p>
      <text:p text:style-name="P1"/>
      <text:p text:style-name="P1">apply</text:p>
      <text:p text:style-name="P1"/>
      <text:p text:style-name="P1">by your academic institution</text:p>
      <text:p text:style-name="P1"/>
      <text:p text:style-name="P1">alternatively um you can also apply</text:p>
      <text:p text:style-name="P1"/>
      <text:p text:style-name="P1">through an affiliation to a charitable</text:p>
      <text:p text:style-name="P1"/>
      <text:p text:style-name="P1">organization</text:p>
      <text:p text:style-name="P1"/>
      <text:p text:style-name="P1">so that's if you have someone on your</text:p>
      <text:p text:style-name="P1"><text:soft-page-break/></text:p>
      <text:p text:style-name="P1">team that has worked with</text:p>
      <text:p text:style-name="P1"/>
      <text:p text:style-name="P1">has an official affiliation too or is</text:p>
      <text:p text:style-name="P1"/>
      <text:p text:style-name="P1">perhaps</text:p>
      <text:p text:style-name="P1"/>
      <text:p text:style-name="P1">or if the charity is perhaps a partner</text:p>
      <text:p text:style-name="P1"/>
      <text:p text:style-name="P1">um on the implementation of your work</text:p>
      <text:p text:style-name="P1"/>
      <text:p text:style-name="P1">in addition to those two avenues we do</text:p>
      <text:p text:style-name="P1"/>
      <text:p text:style-name="P1">understand that in some instances these</text:p>
      <text:p text:style-name="P1"/>
      <text:p text:style-name="P1">options will not be ideal</text:p>
      <text:p text:style-name="P1"/>
      <text:p text:style-name="P1">uh so you potentially are affiliated to</text:p>
      <text:p text:style-name="P1"/>
      <text:p text:style-name="P1">a university but then you think that</text:p>
      <text:p text:style-name="P1"/>
      <text:p text:style-name="P1">process may</text:p>
      <text:p text:style-name="P1"/>
      <text:p text:style-name="P1">take too long in terms of actually</text:p>
      <text:p text:style-name="P1"/>
      <text:p text:style-name="P1">receiving your funds</text:p>
      <text:p text:style-name="P1"/>
      <text:p text:style-name="P1">so if if it's a situation where uh delay</text:p>
      <text:p text:style-name="P1"/>
      <text:p text:style-name="P1">in receipt of funds would actually</text:p>
      <text:p text:style-name="P1"/>
      <text:p text:style-name="P1">negatively affect your project for</text:p>
      <text:p text:style-name="P1"/>
      <text:p text:style-name="P1">example if you have contractors who need</text:p>
      <text:p text:style-name="P1"/>
      <text:p text:style-name="P1">to be paid in a timely manner to deliver</text:p>
      <text:p text:style-name="P1"/>
      <text:p text:style-name="P1">some aspect of the project um</text:p>
      <text:p text:style-name="P1"/>
      <text:p text:style-name="P1">you can opt to apply as an</text:p>
      <text:p text:style-name="P1"/>
      <text:p text:style-name="P1">individual so you can receive the</text:p>
      <text:p text:style-name="P1"/>
      <text:p text:style-name="P1">funding through a project lead</text:p>
      <text:p text:style-name="P1"/>
      <text:p text:style-name="P1">um in this instance the product lead</text:p>
      <text:p text:style-name="P1"/>
      <text:p text:style-name="P1">would enter into a contractual</text:p>
      <text:p text:style-name="P1"/>
      <text:p text:style-name="P1">agreement with our organization and they</text:p>
      <text:p text:style-name="P1"/>
      <text:p text:style-name="P1">would have the</text:p>
      <text:p text:style-name="P1"><text:soft-page-break/></text:p>
      <text:p text:style-name="P1">funding sent directly to them so the</text:p>
      <text:p text:style-name="P1"/>
      <text:p text:style-name="P1">organization in this case is the</text:p>
      <text:p text:style-name="P1"/>
      <text:p text:style-name="P1">knowledge for all foundation</text:p>
      <text:p text:style-name="P1"/>
      <text:p text:style-name="P1">um and if you opt for this case you will</text:p>
      <text:p text:style-name="P1"/>
      <text:p text:style-name="P1">have to justify why is the preferred</text:p>
      <text:p text:style-name="P1"/>
      <text:p text:style-name="P1">route</text:p>
      <text:p text:style-name="P1"/>
      <text:p text:style-name="P1">because of the overhead involved in</text:p>
      <text:p text:style-name="P1"/>
      <text:p text:style-name="P1">arcade in</text:p>
      <text:p text:style-name="P1"/>
      <text:p text:style-name="P1">on our part so we're prepared to make it</text:p>
      <text:p text:style-name="P1"/>
      <text:p text:style-name="P1">work but then it really needs to be</text:p>
      <text:p text:style-name="P1"/>
      <text:p text:style-name="P1">justifiable for us to</text:p>
      <text:p text:style-name="P1"/>
      <text:p text:style-name="P1">to consider it and also keep in mind</text:p>
      <text:p text:style-name="P1"/>
      <text:p text:style-name="P1">that the project lead</text:p>
      <text:p text:style-name="P1"/>
      <text:p text:style-name="P1">will likely be liable for tax on the</text:p>
      <text:p text:style-name="P1"/>
      <text:p text:style-name="P1">grant</text:p>
      <text:p text:style-name="P1"/>
      <text:p text:style-name="P1">because in this case it's going to be</text:p>
      <text:p text:style-name="P1"/>
      <text:p text:style-name="P1">considered an income so we do encourage</text:p>
      <text:p text:style-name="P1"/>
      <text:p text:style-name="P1">that if you absolutely have to go</text:p>
      <text:p text:style-name="P1"/>
      <text:p text:style-name="P1">through this route</text:p>
      <text:p text:style-name="P1"/>
      <text:p text:style-name="P1">you include the amount for taxation as</text:p>
      <text:p text:style-name="P1"/>
      <text:p text:style-name="P1">part of</text:p>
      <text:p text:style-name="P1"/>
      <text:p text:style-name="P1">your budget um we have</text:p>
      <text:p text:style-name="P1"/>
      <text:p text:style-name="P1">tried to set up some mentorship as part</text:p>
      <text:p text:style-name="P1"/>
      <text:p text:style-name="P1">of this process just to</text:p>
      <text:p text:style-name="P1"/>
      <text:p text:style-name="P1">increase the quality of submissions</text:p>
      <text:p text:style-name="P1"/>
      <text:p text:style-name="P1">received but also just to benefit the</text:p>
      <text:p text:style-name="P1"><text:soft-page-break/></text:p>
      <text:p text:style-name="P1">the wider</text:p>
      <text:p text:style-name="P1"/>
      <text:p text:style-name="P1">um in daba community uh so there is</text:p>
      <text:p text:style-name="P1"/>
      <text:p text:style-name="P1">pre-submission mentorship let me call it</text:p>
      <text:p text:style-name="P1"/>
      <text:p text:style-name="P1">that that is currently ongoing there's</text:p>
      <text:p text:style-name="P1"/>
      <text:p text:style-name="P1">a form which you can find on our twitter</text:p>
      <text:p text:style-name="P1"/>
      <text:p text:style-name="P1">page</text:p>
      <text:p text:style-name="P1"/>
      <text:p text:style-name="P1">and that allows you to ask for</text:p>
      <text:p text:style-name="P1"/>
      <text:p text:style-name="P1">mentorship if you'd like</text:p>
      <text:p text:style-name="P1"/>
      <text:p text:style-name="P1">feedback on your budget</text:p>
      <text:p text:style-name="P1"/>
      <text:p text:style-name="P1">if you'd like to have someone read</text:p>
      <text:p text:style-name="P1"/>
      <text:p text:style-name="P1">through your draft proposal</text:p>
      <text:p text:style-name="P1"/>
      <text:p text:style-name="P1">um the indaba committee is taking time</text:p>
      <text:p text:style-name="P1"/>
      <text:p text:style-name="P1">to help the quality of submissions that</text:p>
      <text:p text:style-name="P1"/>
      <text:p text:style-name="P1">are finally received</text:p>
      <text:p text:style-name="P1"/>
      <text:p text:style-name="P1">we also have an info</text:p>
      <text:p text:style-name="P1"/>
      <text:p text:style-name="P1">email address if you'd like to ask any</text:p>
      <text:p text:style-name="P1"/>
      <text:p text:style-name="P1">questions ahead of time for</text:p>
      <text:p text:style-name="P1"/>
      <text:p text:style-name="P1">ask for any clarification um teams that</text:p>
      <text:p text:style-name="P1"/>
      <text:p text:style-name="P1">are awarded grant funding will be</text:p>
      <text:p text:style-name="P1"/>
      <text:p text:style-name="P1">assigned a mentor</text:p>
      <text:p text:style-name="P1"/>
      <text:p text:style-name="P1">so ideally this will be a mentor who is</text:p>
      <text:p text:style-name="P1"/>
      <text:p text:style-name="P1">an expert or more experienced in the</text:p>
      <text:p text:style-name="P1"/>
      <text:p text:style-name="P1">field</text:p>
      <text:p text:style-name="P1"/>
      <text:p text:style-name="P1">of your project implementation and they</text:p>
      <text:p text:style-name="P1"/>
      <text:p text:style-name="P1">will be available to you to</text:p>
      <text:p text:style-name="P1"/>
      <text:p text:style-name="P1">meet up and catch up uh with as often as</text:p>
      <text:p text:style-name="P1"><text:soft-page-break/></text:p>
      <text:p text:style-name="P1">you need so you can feel free to</text:p>
      <text:p text:style-name="P1"/>
      <text:p text:style-name="P1">email them every so often but then we</text:p>
      <text:p text:style-name="P1"/>
      <text:p text:style-name="P1">will set up</text:p>
      <text:p text:style-name="P1"/>
      <text:p text:style-name="P1">a midterm evaluation for each project</text:p>
      <text:p text:style-name="P1"/>
      <text:p text:style-name="P1">and this will be</text:p>
      <text:p text:style-name="P1"/>
      <text:p text:style-name="P1">at least one instance where you will sit</text:p>
      <text:p text:style-name="P1"/>
      <text:p text:style-name="P1">down with your mentor</text:p>
      <text:p text:style-name="P1"/>
      <text:p text:style-name="P1">um have them assess how far you have</text:p>
      <text:p text:style-name="P1"/>
      <text:p text:style-name="P1">gone with the project so</text:p>
      <text:p text:style-name="P1"/>
      <text:p text:style-name="P1">that assessment is going to be based on</text:p>
      <text:p text:style-name="P1"/>
      <text:p text:style-name="P1">the deliverables that you set up as part</text:p>
      <text:p text:style-name="P1"/>
      <text:p text:style-name="P1">of</text:p>
      <text:p text:style-name="P1"/>
      <text:p text:style-name="P1">the application process and then if any</text:p>
      <text:p text:style-name="P1"/>
      <text:p text:style-name="P1">challenges have been encountered then</text:p>
      <text:p text:style-name="P1"/>
      <text:p text:style-name="P1">ideally your</text:p>
      <text:p text:style-name="P1"/>
      <text:p text:style-name="P1">mentor should be able to to help you</text:p>
      <text:p text:style-name="P1"/>
      <text:p text:style-name="P1">assess if um</text:p>
      <text:p text:style-name="P1"/>
      <text:p text:style-name="P1">the direction of the project needs to</text:p>
      <text:p text:style-name="P1"/>
      <text:p text:style-name="P1">change or suggest some solutions or</text:p>
      <text:p text:style-name="P1"/>
      <text:p text:style-name="P1">recommendations for any challenges</text:p>
      <text:p text:style-name="P1"/>
      <text:p text:style-name="P1">encountered</text:p>
      <text:p text:style-name="P1"/>
      <text:p text:style-name="P1">and i'm going to stop there um thank you</text:p>
      <text:p text:style-name="P1"/>
      <text:p text:style-name="P1">very much and i'm excited about all this</text:p>
      <text:p text:style-name="P1"/>
      <text:p text:style-name="P1">thanks a lot kathleen and now we're</text:p>
      <text:p text:style-name="P1"/>
      <text:p text:style-name="P1">going to be basically opening the you</text:p>
      <text:p text:style-name="P1"/>
      <text:p text:style-name="P1">know</text:p>
      <text:p text:style-name="P1"><text:soft-page-break/></text:p>
      <text:p text:style-name="P1">up the questions to the panel so don't</text:p>
      <text:p text:style-name="P1"/>
      <text:p text:style-name="P1">hesitate to by the way uh</text:p>
      <text:p text:style-name="P1"/>
      <text:p text:style-name="P1">post questions on uh on the live</text:p>
      <text:p text:style-name="P1"/>
      <text:p text:style-name="P1">comments and we'll try to to relate</text:p>
      <text:p text:style-name="P1"/>
      <text:p text:style-name="P1">those to to our panelists</text:p>
      <text:p text:style-name="P1"/>
      <text:p text:style-name="P1">but uh first uh kathleen could you tell</text:p>
      <text:p text:style-name="P1"/>
      <text:p text:style-name="P1">us more about like</text:p>
      <text:p text:style-name="P1"/>
      <text:p text:style-name="P1">you know what uh what are the areas</text:p>
      <text:p text:style-name="P1"/>
      <text:p text:style-name="P1">where people typically struggle when</text:p>
      <text:p text:style-name="P1"/>
      <text:p text:style-name="P1">they</text:p>
      <text:p text:style-name="P1"/>
      <text:p text:style-name="P1">submit an application and how can they</text:p>
      <text:p text:style-name="P1"/>
      <text:p text:style-name="P1">improve their their submission</text:p>
      <text:p text:style-name="P1"/>
      <text:p text:style-name="P1">okay um things for the question</text:p>
      <text:p text:style-name="P1"/>
      <text:p text:style-name="P1">i think uh two main areas i've seen</text:p>
      <text:p text:style-name="P1"/>
      <text:p text:style-name="P1">individuals struggle</text:p>
      <text:p text:style-name="P1"/>
      <text:p text:style-name="P1">the first is structuring the budget</text:p>
      <text:p text:style-name="P1"/>
      <text:p text:style-name="P1">um there's normally a bit of a back and</text:p>
      <text:p text:style-name="P1"/>
      <text:p text:style-name="P1">forth wondering what</text:p>
      <text:p text:style-name="P1"/>
      <text:p text:style-name="P1">can or what is a viable expense and what</text:p>
      <text:p text:style-name="P1"/>
      <text:p text:style-name="P1">is</text:p>
      <text:p text:style-name="P1"/>
      <text:p text:style-name="P1">not um so let me perhaps mention a few</text:p>
      <text:p text:style-name="P1"/>
      <text:p text:style-name="P1">things that have come</text:p>
      <text:p text:style-name="P1"/>
      <text:p text:style-name="P1">up um getting a research intern who you</text:p>
      <text:p text:style-name="P1"/>
      <text:p text:style-name="P1">pay a salary</text:p>
      <text:p text:style-name="P1"/>
      <text:p text:style-name="P1">every month for example that's an</text:p>
      <text:p text:style-name="P1"/>
      <text:p text:style-name="P1">acceptable expense</text:p>
      <text:p text:style-name="P1"><text:soft-page-break/></text:p>
      <text:p text:style-name="P1">if you need a good laptop to</text:p>
      <text:p text:style-name="P1"/>
      <text:p text:style-name="P1">execute on the project that's a viable</text:p>
      <text:p text:style-name="P1"/>
      <text:p text:style-name="P1">expense</text:p>
      <text:p text:style-name="P1"/>
      <text:p text:style-name="P1">if you are working in translation and</text:p>
      <text:p text:style-name="P1"/>
      <text:p text:style-name="P1">would like to hire translators to create</text:p>
      <text:p text:style-name="P1"/>
      <text:p text:style-name="P1">a dataset for you that's a viable</text:p>
      <text:p text:style-name="P1"/>
      <text:p text:style-name="P1">expense</text:p>
      <text:p text:style-name="P1"/>
      <text:p text:style-name="P1">and then being able to be very detailed</text:p>
      <text:p text:style-name="P1"/>
      <text:p text:style-name="P1">about it so we would like to see you</text:p>
      <text:p text:style-name="P1"/>
      <text:p text:style-name="P1">break it down</text:p>
      <text:p text:style-name="P1"/>
      <text:p text:style-name="P1">into monthly expenditure even though we</text:p>
      <text:p text:style-name="P1"/>
      <text:p text:style-name="P1">are</text:p>
      <text:p text:style-name="P1"/>
      <text:p text:style-name="P1">giving out some money in in a lump sum</text:p>
      <text:p text:style-name="P1"/>
      <text:p text:style-name="P1">so i'd say</text:p>
      <text:p text:style-name="P1"/>
      <text:p text:style-name="P1">evidence of having thoughts through the</text:p>
      <text:p text:style-name="P1"/>
      <text:p text:style-name="P1">budget is definitely a plus for your</text:p>
      <text:p text:style-name="P1"/>
      <text:p text:style-name="P1">application</text:p>
      <text:p text:style-name="P1"/>
      <text:p text:style-name="P1">and the second thing is the ethical</text:p>
      <text:p text:style-name="P1"/>
      <text:p text:style-name="P1">considerations thinking through</text:p>
      <text:p text:style-name="P1"/>
      <text:p text:style-name="P1">and demonstrating that you have thoughts</text:p>
      <text:p text:style-name="P1"/>
      <text:p text:style-name="P1">through how your project will</text:p>
      <text:p text:style-name="P1"/>
      <text:p text:style-name="P1">essentially affect</text:p>
      <text:p text:style-name="P1"/>
      <text:p text:style-name="P1">society so the societal uh impact of</text:p>
      <text:p text:style-name="P1"/>
      <text:p text:style-name="P1">your project it would be great to</text:p>
      <text:p text:style-name="P1"/>
      <text:p text:style-name="P1">have proposals that show evidence that</text:p>
      <text:p text:style-name="P1"/>
      <text:p text:style-name="P1">you are conscious of the fact that you</text:p>
      <text:p text:style-name="P1"><text:soft-page-break/></text:p>
      <text:p text:style-name="P1">are not just</text:p>
      <text:p text:style-name="P1"/>
      <text:p text:style-name="P1">developing technology in a vacuum but</text:p>
      <text:p text:style-name="P1"/>
      <text:p text:style-name="P1">can acknowledge that</text:p>
      <text:p text:style-name="P1"/>
      <text:p text:style-name="P1">this technology is actually going to be</text:p>
      <text:p text:style-name="P1"/>
      <text:p text:style-name="P1">deployed into the real world and it's</text:p>
      <text:p text:style-name="P1"/>
      <text:p text:style-name="P1">going to affect people so think about</text:p>
      <text:p text:style-name="P1"/>
      <text:p text:style-name="P1">how it's going to affect people and how</text:p>
      <text:p text:style-name="P1"/>
      <text:p text:style-name="P1">through</text:p>
      <text:p text:style-name="P1"/>
      <text:p text:style-name="P1">your development of your solution you</text:p>
      <text:p text:style-name="P1"/>
      <text:p text:style-name="P1">can mitigate those effects</text:p>
      <text:p text:style-name="P1"/>
      <text:p text:style-name="P1">you're muted so we can't hear you yeah</text:p>
      <text:p text:style-name="P1"/>
      <text:p text:style-name="P1">can you hear me now yeah</text:p>
      <text:p text:style-name="P1"/>
      <text:p text:style-name="P1">i was saying uh thanks a lot uh kathleen</text:p>
      <text:p text:style-name="P1"/>
      <text:p text:style-name="P1">uh for for for the</text:p>
      <text:p text:style-name="P1"/>
      <text:p text:style-name="P1">for the tips i want to emphasize the</text:p>
      <text:p text:style-name="P1"/>
      <text:p text:style-name="P1">fact that you know we have</text:p>
      <text:p text:style-name="P1"/>
      <text:p text:style-name="P1">funding available the deep learning in</text:p>
      <text:p text:style-name="P1"/>
      <text:p text:style-name="P1">dhaba team and all the partners that we</text:p>
      <text:p text:style-name="P1"/>
      <text:p text:style-name="P1">have</text:p>
      <text:p text:style-name="P1"/>
      <text:p text:style-name="P1">have really delivered on that front so</text:p>
      <text:p text:style-name="P1"/>
      <text:p text:style-name="P1">please don't hesitate</text:p>
      <text:p text:style-name="P1"/>
      <text:p text:style-name="P1">to you know apply and you can also like</text:p>
      <text:p text:style-name="P1"/>
      <text:p text:style-name="P1">you know send us</text:p>
      <text:p text:style-name="P1"/>
      <text:p text:style-name="P1">messages and and you know like request</text:p>
      <text:p text:style-name="P1"/>
      <text:p text:style-name="P1">more tips and things but i believe there</text:p>
      <text:p text:style-name="P1"/>
      <text:p text:style-name="P1">is a great opportunity it's not</text:p>
      <text:p text:style-name="P1"><text:soft-page-break/></text:p>
      <text:p text:style-name="P1">theoretical</text:p>
      <text:p text:style-name="P1"/>
      <text:p text:style-name="P1">it's very practical uh there are some</text:p>
      <text:p text:style-name="P1"/>
      <text:p text:style-name="P1">deadlines though so</text:p>
      <text:p text:style-name="P1"/>
      <text:p text:style-name="P1">make sure you apply very very early on</text:p>
      <text:p text:style-name="P1"/>
      <text:p text:style-name="P1">and you have</text:p>
      <text:p text:style-name="P1"/>
      <text:p text:style-name="P1">i say hopefully a good likelihood of</text:p>
      <text:p text:style-name="P1"/>
      <text:p text:style-name="P1">getting</text:p>
      <text:p text:style-name="P1"/>
      <text:p text:style-name="P1">grant money so that you can spend time</text:p>
      <text:p text:style-name="P1"/>
      <text:p text:style-name="P1">on on the challenge or on other research</text:p>
      <text:p text:style-name="P1"/>
      <text:p text:style-name="P1">projects it's not limited just to the</text:p>
      <text:p text:style-name="P1"/>
      <text:p text:style-name="P1">challenge</text:p>
      <text:p text:style-name="P1"/>
      <text:p text:style-name="P1">so i we have one more question</text:p>
      <text:p text:style-name="P1"/>
      <text:p text:style-name="P1">uh if i don't get selected for funding</text:p>
      <text:p text:style-name="P1"/>
      <text:p text:style-name="P1">can i still participate in the challenge</text:p>
      <text:p text:style-name="P1"/>
      <text:p text:style-name="P1">and can i apply for funding from other</text:p>
      <text:p text:style-name="P1"/>
      <text:p text:style-name="P1">sources</text:p>
      <text:p text:style-name="P1"/>
      <text:p text:style-name="P1">uh yes absolutely you know the</text:p>
      <text:p text:style-name="P1"/>
      <text:p text:style-name="P1">participation into the grand challenge</text:p>
      <text:p text:style-name="P1"/>
      <text:p text:style-name="P1">is open to everyone and given the</text:p>
      <text:p text:style-name="P1"/>
      <text:p text:style-name="P1">you know the the quality of the purpose</text:p>
      <text:p text:style-name="P1"/>
      <text:p text:style-name="P1">and uh</text:p>
      <text:p text:style-name="P1"/>
      <text:p text:style-name="P1">and and the goals and the partners i</text:p>
      <text:p text:style-name="P1"/>
      <text:p text:style-name="P1">think you are highly likely actually uh</text:p>
      <text:p text:style-name="P1"/>
      <text:p text:style-name="P1">to</text:p>
      <text:p text:style-name="P1"/>
      <text:p text:style-name="P1">get potential funding from other parties</text:p>
      <text:p text:style-name="P1"/>
      <text:p text:style-name="P1">so</text:p>
      <text:p text:style-name="P1"><text:soft-page-break/></text:p>
      <text:p text:style-name="P1">don't hesitate to take the initiative</text:p>
      <text:p text:style-name="P1"/>
      <text:p text:style-name="P1">and</text:p>
      <text:p text:style-name="P1"/>
      <text:p text:style-name="P1">contact us also you know if you need</text:p>
      <text:p text:style-name="P1"/>
      <text:p text:style-name="P1">advice</text:p>
      <text:p text:style-name="P1"/>
      <text:p text:style-name="P1">by the way as was mentioned we are</text:p>
      <text:p text:style-name="P1"/>
      <text:p text:style-name="P1">opening a slack channel</text:p>
      <text:p text:style-name="P1"/>
      <text:p text:style-name="P1">to be able to follow you during this</text:p>
      <text:p text:style-name="P1"/>
      <text:p text:style-name="P1">grand challenge</text:p>
      <text:p text:style-name="P1"/>
      <text:p text:style-name="P1">answer your questions we are sure you'll</text:p>
      <text:p text:style-name="P1"/>
      <text:p text:style-name="P1">have many tactical questions</text:p>
      <text:p text:style-name="P1"/>
      <text:p text:style-name="P1">we have a roundup of uh basically</text:p>
      <text:p text:style-name="P1"/>
      <text:p text:style-name="P1">uh you know people who are gonna be</text:p>
      <text:p text:style-name="P1"/>
      <text:p text:style-name="P1">mentoring uh you know</text:p>
      <text:p text:style-name="P1"/>
      <text:p text:style-name="P1">both experts such as such as martin or</text:p>
      <text:p text:style-name="P1"/>
      <text:p text:style-name="P1">ben but also</text:p>
      <text:p text:style-name="P1"/>
      <text:p text:style-name="P1">other mentors in machine learning and</text:p>
      <text:p text:style-name="P1"/>
      <text:p text:style-name="P1">other fields so don't hesitate to</text:p>
      <text:p text:style-name="P1"/>
      <text:p text:style-name="P1">subscribe to</text:p>
      <text:p text:style-name="P1"/>
      <text:p text:style-name="P1">uh you know the workspace like the slack</text:p>
      <text:p text:style-name="P1"/>
      <text:p text:style-name="P1">workspace that we will be uh preparing</text:p>
      <text:p text:style-name="P1"/>
      <text:p text:style-name="P1">and</text:p>
      <text:p text:style-name="P1"/>
      <text:p text:style-name="P1">uh we probably we can show the link</text:p>
      <text:p text:style-name="P1"/>
      <text:p text:style-name="P1">here on screen as well to get people to</text:p>
      <text:p text:style-name="P1"/>
      <text:p text:style-name="P1">sign on</text:p>
      <text:p text:style-name="P1"/>
      <text:p text:style-name="P1">we have also questions for ben so ben</text:p>
      <text:p text:style-name="P1"/>
      <text:p text:style-name="P1">you got us all excited uh by mentioning</text:p>
      <text:p text:style-name="P1"><text:soft-page-break/></text:p>
      <text:p text:style-name="P1">that you had</text:p>
      <text:p text:style-name="P1"/>
      <text:p text:style-name="P1">visual data so could you tell us more</text:p>
      <text:p text:style-name="P1"/>
      <text:p text:style-name="P1">about</text:p>
      <text:p text:style-name="P1"/>
      <text:p text:style-name="P1">the data you have and how we can</text:p>
      <text:p text:style-name="P1"/>
      <text:p text:style-name="P1">collaborate with the ndi to accelerate</text:p>
      <text:p text:style-name="P1"/>
      <text:p text:style-name="P1">uh you know converting towards a a good</text:p>
      <text:p text:style-name="P1"/>
      <text:p text:style-name="P1">outcome</text:p>
      <text:p text:style-name="P1"/>
      <text:p text:style-name="P1">it's also interesting because uh</text:p>
      <text:p text:style-name="P1"/>
      <text:p text:style-name="P1">particularly on this indie platform</text:p>
      <text:p text:style-name="P1"/>
      <text:p text:style-name="P1">there is potential also to do visual ai</text:p>
      <text:p text:style-name="P1"/>
      <text:p text:style-name="P1">competition so maybe there's something</text:p>
      <text:p text:style-name="P1"/>
      <text:p text:style-name="P1">there so can you tell us more</text:p>
      <text:p text:style-name="P1"/>
      <text:p text:style-name="P1">yes sure so um one of the data sets of</text:p>
      <text:p text:style-name="P1"/>
      <text:p text:style-name="P1">images that we have that i think is very</text:p>
      <text:p text:style-name="P1"/>
      <text:p text:style-name="P1">interesting</text:p>
      <text:p text:style-name="P1"/>
      <text:p text:style-name="P1">is from a process that we call high</text:p>
      <text:p text:style-name="P1"/>
      <text:p text:style-name="P1">content imaging so</text:p>
      <text:p text:style-name="P1"/>
      <text:p text:style-name="P1">when we're looking experimentally to see</text:p>
      <text:p text:style-name="P1"/>
      <text:p text:style-name="P1">whether a chemical can kill a parasite</text:p>
      <text:p text:style-name="P1"/>
      <text:p text:style-name="P1">what you do is you take cells take</text:p>
      <text:p text:style-name="P1"/>
      <text:p text:style-name="P1">usually mammalian cells and you infect</text:p>
      <text:p text:style-name="P1"/>
      <text:p text:style-name="P1">them with the parasite and so and you</text:p>
      <text:p text:style-name="P1"/>
      <text:p text:style-name="P1">can take</text:p>
      <text:p text:style-name="P1"/>
      <text:p text:style-name="P1">images of that so what you'll see is the</text:p>
      <text:p text:style-name="P1"/>
      <text:p text:style-name="P1">cells which are like little circles and</text:p>
      <text:p text:style-name="P1"/>
      <text:p text:style-name="P1">they'll be little dots inside which will</text:p>
      <text:p text:style-name="P1"><text:soft-page-break/></text:p>
      <text:p text:style-name="P1">be the parasite and</text:p>
      <text:p text:style-name="P1"/>
      <text:p text:style-name="P1">the number of dots will increase over</text:p>
      <text:p text:style-name="P1"/>
      <text:p text:style-name="P1">time and you watch that</text:p>
      <text:p text:style-name="P1"/>
      <text:p text:style-name="P1">and then you add your chemical to the uh</text:p>
      <text:p text:style-name="P1"/>
      <text:p text:style-name="P1">to the effectively test tube that those</text:p>
      <text:p text:style-name="P1"/>
      <text:p text:style-name="P1">cells are sitting in and what should</text:p>
      <text:p text:style-name="P1"/>
      <text:p text:style-name="P1">happen</text:p>
      <text:p text:style-name="P1"/>
      <text:p text:style-name="P1">if the compound if the molecule does</text:p>
      <text:p text:style-name="P1"/>
      <text:p text:style-name="P1">something it is the parasites should</text:p>
      <text:p text:style-name="P1"/>
      <text:p text:style-name="P1">disappear</text:p>
      <text:p text:style-name="P1"/>
      <text:p text:style-name="P1">and the cells should remain untouched</text:p>
      <text:p text:style-name="P1"/>
      <text:p text:style-name="P1">and you can look at how that happens</text:p>
      <text:p text:style-name="P1"/>
      <text:p text:style-name="P1">over time</text:p>
      <text:p text:style-name="P1"/>
      <text:p text:style-name="P1">using imaging and also you can look at</text:p>
      <text:p text:style-name="P1"/>
      <text:p text:style-name="P1">how that happens over concentrations of</text:p>
      <text:p text:style-name="P1"/>
      <text:p text:style-name="P1">the amount of</text:p>
      <text:p text:style-name="P1"/>
      <text:p text:style-name="P1">chemical that you put in and we take</text:p>
      <text:p text:style-name="P1"/>
      <text:p text:style-name="P1">images of all of those different things</text:p>
      <text:p text:style-name="P1"/>
      <text:p text:style-name="P1">and you know usually we look for</text:p>
      <text:p text:style-name="P1"/>
      <text:p text:style-name="P1">chemicals that are good at killing the</text:p>
      <text:p text:style-name="P1"/>
      <text:p text:style-name="P1">parasite</text:p>
      <text:p text:style-name="P1"/>
      <text:p text:style-name="P1">but there's a lot more information in</text:p>
      <text:p text:style-name="P1"/>
      <text:p text:style-name="P1">there there is information like</text:p>
      <text:p text:style-name="P1"/>
      <text:p text:style-name="P1">do the parasites all disappear at the</text:p>
      <text:p text:style-name="P1"/>
      <text:p text:style-name="P1">same time or do they disappear slowly do</text:p>
      <text:p text:style-name="P1"/>
      <text:p text:style-name="P1">they disappear</text:p>
      <text:p text:style-name="P1"><text:soft-page-break/></text:p>
      <text:p text:style-name="P1">some instantly and some over a long</text:p>
      <text:p text:style-name="P1"/>
      <text:p text:style-name="P1">period of time and if so why is there</text:p>
      <text:p text:style-name="P1"/>
      <text:p text:style-name="P1">something linked to the particular shape</text:p>
      <text:p text:style-name="P1"/>
      <text:p text:style-name="P1">of the cell</text:p>
      <text:p text:style-name="P1"/>
      <text:p text:style-name="P1">uh in the pa in a way which can be</text:p>
      <text:p text:style-name="P1"/>
      <text:p text:style-name="P1">correlated to the way the parasites</text:p>
      <text:p text:style-name="P1"/>
      <text:p text:style-name="P1">might disappear</text:p>
      <text:p text:style-name="P1"/>
      <text:p text:style-name="P1">also one of the things we see is the</text:p>
      <text:p text:style-name="P1"/>
      <text:p text:style-name="P1">cells can sometimes change</text:p>
      <text:p text:style-name="P1"/>
      <text:p text:style-name="P1">shape during this process they might not</text:p>
      <text:p text:style-name="P1"/>
      <text:p text:style-name="P1">disappear but they might change shape</text:p>
      <text:p text:style-name="P1"/>
      <text:p text:style-name="P1">and if they change shape is that</text:p>
      <text:p text:style-name="P1"/>
      <text:p text:style-name="P1">characteristic of the way</text:p>
      <text:p text:style-name="P1"/>
      <text:p text:style-name="P1">that the parasites are disappearing and</text:p>
      <text:p text:style-name="P1"/>
      <text:p text:style-name="P1">all of that is incredibly rich</text:p>
      <text:p text:style-name="P1"/>
      <text:p text:style-name="P1">in terms of understanding how the</text:p>
      <text:p text:style-name="P1"/>
      <text:p text:style-name="P1">particular chemical is killing the</text:p>
      <text:p text:style-name="P1"/>
      <text:p text:style-name="P1">parasite and it may well be</text:p>
      <text:p text:style-name="P1"/>
      <text:p text:style-name="P1">that there's a certain way of killing</text:p>
      <text:p text:style-name="P1"/>
      <text:p text:style-name="P1">the parasite that</text:p>
      <text:p text:style-name="P1"/>
      <text:p text:style-name="P1">is better and would lead to a more a</text:p>
      <text:p text:style-name="P1"/>
      <text:p text:style-name="P1">more effective drug</text:p>
      <text:p text:style-name="P1"/>
      <text:p text:style-name="P1">than others or it may well be that when</text:p>
      <text:p text:style-name="P1"/>
      <text:p text:style-name="P1">you combine two different drugs you get</text:p>
      <text:p text:style-name="P1"/>
      <text:p text:style-name="P1">a different effect and there might be a</text:p>
      <text:p text:style-name="P1"/>
      <text:p text:style-name="P1">particular what we call phenotype or</text:p>
      <text:p text:style-name="P1"><text:soft-page-break/></text:p>
      <text:p text:style-name="P1">phenotyping readout that we're looking</text:p>
      <text:p text:style-name="P1"/>
      <text:p text:style-name="P1">for those images we have</text:p>
      <text:p text:style-name="P1"/>
      <text:p text:style-name="P1">i i it's it's in the millions all from</text:p>
      <text:p text:style-name="P1"/>
      <text:p text:style-name="P1">the same machine all taken by the same</text:p>
      <text:p text:style-name="P1"/>
      <text:p text:style-name="P1">team</text:p>
      <text:p text:style-name="P1"/>
      <text:p text:style-name="P1">at the institute pastor in korea</text:p>
      <text:p text:style-name="P1"/>
      <text:p text:style-name="P1">and where the data set is looking at</text:p>
      <text:p text:style-name="P1"/>
      <text:p text:style-name="P1">different chemicals that come from</text:p>
      <text:p text:style-name="P1"/>
      <text:p text:style-name="P1">different places some that you can buy</text:p>
      <text:p text:style-name="P1"/>
      <text:p text:style-name="P1">off the shelf some that are the lists of</text:p>
      <text:p text:style-name="P1"/>
      <text:p text:style-name="P1">molecules that</text:p>
      <text:p text:style-name="P1"/>
      <text:p text:style-name="P1">that martini mentioned earlier and some</text:p>
      <text:p text:style-name="P1"/>
      <text:p text:style-name="P1">of them are proprietary molecules coming</text:p>
      <text:p text:style-name="P1"/>
      <text:p text:style-name="P1">from the vaults in pharma companies</text:p>
      <text:p text:style-name="P1"/>
      <text:p text:style-name="P1">and it would be really interesting to</text:p>
      <text:p text:style-name="P1"/>
      <text:p text:style-name="P1">see if we can somehow link up the images</text:p>
      <text:p text:style-name="P1"/>
      <text:p text:style-name="P1">that the</text:p>
      <text:p text:style-name="P1"/>
      <text:p text:style-name="P1">the image analysis coming from all that</text:p>
      <text:p text:style-name="P1"/>
      <text:p text:style-name="P1">data over time over concentration and so</text:p>
      <text:p text:style-name="P1"/>
      <text:p text:style-name="P1">it's multiple images in a package uh</text:p>
      <text:p text:style-name="P1"/>
      <text:p text:style-name="P1">to the nature of the chemical we're</text:p>
      <text:p text:style-name="P1"/>
      <text:p text:style-name="P1">testing you know where did it come from</text:p>
      <text:p text:style-name="P1"/>
      <text:p text:style-name="P1">what's known about it there's a lot of</text:p>
      <text:p text:style-name="P1"/>
      <text:p text:style-name="P1">metadata we can attach to it</text:p>
      <text:p text:style-name="P1"/>
      <text:p text:style-name="P1">and so that's one particular data set</text:p>
      <text:p text:style-name="P1"/>
      <text:p text:style-name="P1">yeah yeah we have a question uh from the</text:p>
      <text:p text:style-name="P1"><text:soft-page-break/></text:p>
      <text:p text:style-name="P1">audience</text:p>
      <text:p text:style-name="P1"/>
      <text:p text:style-name="P1">so uh how do you annotate those images</text:p>
      <text:p text:style-name="P1"/>
      <text:p text:style-name="P1">uh for example</text:p>
      <text:p text:style-name="P1"/>
      <text:p text:style-name="P1">oh that's beyond i'm not sure i would be</text:p>
      <text:p text:style-name="P1"/>
      <text:p text:style-name="P1">able to give an answer on that if you</text:p>
      <text:p text:style-name="P1"/>
      <text:p text:style-name="P1">get uh um</text:p>
      <text:p text:style-name="P1"/>
      <text:p text:style-name="P1">i could i can i can come back to i can</text:p>
      <text:p text:style-name="P1"/>
      <text:p text:style-name="P1">come back to you with that</text:p>
      <text:p text:style-name="P1"/>
      <text:p text:style-name="P1">with an answer to that and importantly</text:p>
      <text:p text:style-name="P1"/>
      <text:p text:style-name="P1">with</text:p>
      <text:p text:style-name="P1"/>
      <text:p text:style-name="P1">dnd i be interested in collaborating</text:p>
      <text:p text:style-name="P1"/>
      <text:p text:style-name="P1">with the indava as part of the grand</text:p>
      <text:p text:style-name="P1"/>
      <text:p text:style-name="P1">challenge to</text:p>
      <text:p text:style-name="P1"/>
      <text:p text:style-name="P1">to work on this because for for us i</text:p>
      <text:p text:style-name="P1"/>
      <text:p text:style-name="P1">think this this is exactly what</text:p>
      <text:p text:style-name="P1"/>
      <text:p text:style-name="P1">our goal through this initiative is</text:p>
      <text:p text:style-name="P1"/>
      <text:p text:style-name="P1">bring</text:p>
      <text:p text:style-name="P1"/>
      <text:p text:style-name="P1">people with significant domain expertise</text:p>
      <text:p text:style-name="P1"/>
      <text:p text:style-name="P1">such as yourself and your colleagues at</text:p>
      <text:p text:style-name="P1"/>
      <text:p text:style-name="P1">the nti</text:p>
      <text:p text:style-name="P1"/>
      <text:p text:style-name="P1">working with some of the very best</text:p>
      <text:p text:style-name="P1"/>
      <text:p text:style-name="P1">machine learning engineers in the</text:p>
      <text:p text:style-name="P1"/>
      <text:p text:style-name="P1">community</text:p>
      <text:p text:style-name="P1"/>
      <text:p text:style-name="P1">and and i believe actually lots of</text:p>
      <text:p text:style-name="P1"/>
      <text:p text:style-name="P1">positive outcomes can come out of this</text:p>
      <text:p text:style-name="P1"/>
      <text:p text:style-name="P1">so do you think this would be possible</text:p>
      <text:p text:style-name="P1"><text:soft-page-break/></text:p>
      <text:p text:style-name="P1">it would be possible the question is</text:p>
      <text:p text:style-name="P1"/>
      <text:p text:style-name="P1">whether we can if the question is</text:p>
      <text:p text:style-name="P1"/>
      <text:p text:style-name="P1">whether we can prepare the data set</text:p>
      <text:p text:style-name="P1"/>
      <text:p text:style-name="P1">in in a reasonable time frame we have</text:p>
      <text:p text:style-name="P1"/>
      <text:p text:style-name="P1">the we have the approval</text:p>
      <text:p text:style-name="P1"/>
      <text:p text:style-name="P1">from most of the most of the providers</text:p>
      <text:p text:style-name="P1"/>
      <text:p text:style-name="P1">of those compounds or those chemical</text:p>
      <text:p text:style-name="P1"/>
      <text:p text:style-name="P1">compounds to use at least the images</text:p>
      <text:p text:style-name="P1"/>
      <text:p text:style-name="P1">maybe not the chemicals</text:p>
      <text:p text:style-name="P1"/>
      <text:p text:style-name="P1">data behind it or certain or maybe a</text:p>
      <text:p text:style-name="P1"/>
      <text:p text:style-name="P1">restricted amount of chemical data</text:p>
      <text:p text:style-name="P1"/>
      <text:p text:style-name="P1">because some of those are proprietary</text:p>
      <text:p text:style-name="P1"/>
      <text:p text:style-name="P1">molecules but in theory</text:p>
      <text:p text:style-name="P1"/>
      <text:p text:style-name="P1">that data set can be used but we just</text:p>
      <text:p text:style-name="P1"/>
      <text:p text:style-name="P1">need to compile it into a way that we</text:p>
      <text:p text:style-name="P1"/>
      <text:p text:style-name="P1">can we can</text:p>
      <text:p text:style-name="P1"/>
      <text:p text:style-name="P1">release into a public domain or a public</text:p>
      <text:p text:style-name="P1"/>
      <text:p text:style-name="P1">forum like this</text:p>
      <text:p text:style-name="P1"/>
      <text:p text:style-name="P1">um but yes i can look into that and</text:p>
      <text:p text:style-name="P1"/>
      <text:p text:style-name="P1">there's also</text:p>
      <text:p text:style-name="P1"/>
      <text:p text:style-name="P1">exciting developments in machine</text:p>
      <text:p text:style-name="P1"/>
      <text:p text:style-name="P1">learning around unsupervised learning so</text:p>
      <text:p text:style-name="P1"/>
      <text:p text:style-name="P1">you wouldn't necessarily need to label</text:p>
      <text:p text:style-name="P1"/>
      <text:p text:style-name="P1">everything to get good results so i</text:p>
      <text:p text:style-name="P1"/>
      <text:p text:style-name="P1">think like you know this is definitely</text:p>
      <text:p text:style-name="P1"/>
      <text:p text:style-name="P1">an exciting time so we're happy</text:p>
      <text:p text:style-name="P1"><text:soft-page-break/></text:p>
      <text:p text:style-name="P1">to follow up the conversation with you</text:p>
      <text:p text:style-name="P1"/>
      <text:p text:style-name="P1">we have more questions coming which is</text:p>
      <text:p text:style-name="P1"/>
      <text:p text:style-name="P1">great</text:p>
      <text:p text:style-name="P1"/>
      <text:p text:style-name="P1">uh so uh for example to march in how do</text:p>
      <text:p text:style-name="P1"/>
      <text:p text:style-name="P1">you define a pdb file</text:p>
      <text:p text:style-name="P1"/>
      <text:p text:style-name="P1">right pdb files are</text:p>
      <text:p text:style-name="P1"/>
      <text:p text:style-name="P1">quite well codified so and they can they</text:p>
      <text:p text:style-name="P1"/>
      <text:p text:style-name="P1">have a good syntax but and they can also</text:p>
      <text:p text:style-name="P1"/>
      <text:p text:style-name="P1">be generated by</text:p>
      <text:p text:style-name="P1"/>
      <text:p text:style-name="P1">by the scripts that you will have so you</text:p>
      <text:p text:style-name="P1"/>
      <text:p text:style-name="P1">can download them from</text:p>
      <text:p text:style-name="P1"/>
      <text:p text:style-name="P1">repository</text:p>
      <text:p text:style-name="P1"/>
      <text:p text:style-name="P1">these structures can be predicted by</text:p>
      <text:p text:style-name="P1"/>
      <text:p text:style-name="P1">online servers</text:p>
      <text:p text:style-name="P1"/>
      <text:p text:style-name="P1">and well a pdb file kind of steps from</text:p>
      <text:p text:style-name="P1"/>
      <text:p text:style-name="P1">the photo on age so it's column based it</text:p>
      <text:p text:style-name="P1"/>
      <text:p text:style-name="P1">has a coordinates of each and every atom</text:p>
      <text:p text:style-name="P1"/>
      <text:p text:style-name="P1">in your system</text:p>
      <text:p text:style-name="P1"/>
      <text:p text:style-name="P1">and it has a code that's blocked for the</text:p>
      <text:p text:style-name="P1"/>
      <text:p text:style-name="P1">protein and for the uh</text:p>
      <text:p text:style-name="P1"/>
      <text:p text:style-name="P1">for the ligand for the small molecule</text:p>
      <text:p text:style-name="P1"/>
      <text:p text:style-name="P1">that's your</text:p>
      <text:p text:style-name="P1"/>
      <text:p text:style-name="P1">prospective drug and let's</text:p>
      <text:p text:style-name="P1"/>
      <text:p text:style-name="P1">we will also provide a link to the</text:p>
      <text:p text:style-name="P1"/>
      <text:p text:style-name="P1">formal definition of the format</text:p>
      <text:p text:style-name="P1"/>
      <text:p text:style-name="P1">just so that everyone is</text:p>
      <text:p text:style-name="P1"><text:soft-page-break/></text:p>
      <text:p text:style-name="P1">on the safe side and and there's a the</text:p>
      <text:p text:style-name="P1"/>
      <text:p text:style-name="P1">follow-up question which is about you</text:p>
      <text:p text:style-name="P1"/>
      <text:p text:style-name="P1">know what are</text:p>
      <text:p text:style-name="P1"/>
      <text:p text:style-name="P1">what what are the good materials that</text:p>
      <text:p text:style-name="P1"/>
      <text:p text:style-name="P1">you would recommend for a beginner who's</text:p>
      <text:p text:style-name="P1"/>
      <text:p text:style-name="P1">getting started</text:p>
      <text:p text:style-name="P1"/>
      <text:p text:style-name="P1">in bioinformatics yes so we'll also</text:p>
      <text:p text:style-name="P1"/>
      <text:p text:style-name="P1">provide</text:p>
      <text:p text:style-name="P1"/>
      <text:p text:style-name="P1">links to these but for example there is</text:p>
      <text:p text:style-name="P1"/>
      <text:p text:style-name="P1">a very</text:p>
      <text:p text:style-name="P1"/>
      <text:p text:style-name="P1">i can wholeheartedly recommend a deep</text:p>
      <text:p text:style-name="P1"/>
      <text:p text:style-name="P1">cam</text:p>
      <text:p text:style-name="P1"/>
      <text:p text:style-name="P1">it's a library from stanford that a a</text:p>
      <text:p text:style-name="P1"/>
      <text:p text:style-name="P1">lot of</text:p>
      <text:p text:style-name="P1"/>
      <text:p text:style-name="P1">bioinformatics and informatics tools for</text:p>
      <text:p text:style-name="P1"/>
      <text:p text:style-name="P1">machine learning people</text:p>
      <text:p text:style-name="P1"/>
      <text:p text:style-name="P1">so it's a application either in</text:p>
      <text:p text:style-name="P1"/>
      <text:p text:style-name="P1">tensorflow 2.0 or in</text:p>
      <text:p text:style-name="P1"/>
      <text:p text:style-name="P1">i thought and it's a it gently walks you</text:p>
      <text:p text:style-name="P1"/>
      <text:p text:style-name="P1">through the whole process</text:p>
      <text:p text:style-name="P1"/>
      <text:p text:style-name="P1">it's uh that seems no knowledge of</text:p>
      <text:p text:style-name="P1"/>
      <text:p text:style-name="P1">fashion learning</text:p>
      <text:p text:style-name="P1"/>
      <text:p text:style-name="P1">or computational biology and</text:p>
      <text:p text:style-name="P1"/>
      <text:p text:style-name="P1">i believe in 17 notebooks you're you're</text:p>
      <text:p text:style-name="P1"/>
      <text:p text:style-name="P1">good to go</text:p>
      <text:p text:style-name="P1"/>
      <text:p text:style-name="P1">you can do more than that and we'll</text:p>
      <text:p text:style-name="P1"><text:soft-page-break/></text:p>
      <text:p text:style-name="P1">provide the links to these uh</text:p>
      <text:p text:style-name="P1"/>
      <text:p text:style-name="P1">tutorials as well but yeah but that's a</text:p>
      <text:p text:style-name="P1"/>
      <text:p text:style-name="P1">good place to start</text:p>
      <text:p text:style-name="P1"/>
      <text:p text:style-name="P1">cool thanks a lot martin and we have a</text:p>
      <text:p text:style-name="P1"/>
      <text:p text:style-name="P1">question</text:p>
      <text:p text:style-name="P1"/>
      <text:p text:style-name="P1">about uh you know uh ip intellectual uh</text:p>
      <text:p text:style-name="P1"/>
      <text:p text:style-name="P1">property uh for this challenge so uh in</text:p>
      <text:p text:style-name="P1"/>
      <text:p text:style-name="P1">this particular case actually uh you</text:p>
      <text:p text:style-name="P1"/>
      <text:p text:style-name="P1">know this is</text:p>
      <text:p text:style-name="P1"/>
      <text:p text:style-name="P1">something we're working on but we'd like</text:p>
      <text:p text:style-name="P1"/>
      <text:p text:style-name="P1">the ip to to remain with the</text:p>
      <text:p text:style-name="P1"/>
      <text:p text:style-name="P1">participants</text:p>
      <text:p text:style-name="P1"/>
      <text:p text:style-name="P1">that came up with something but also the</text:p>
      <text:p text:style-name="P1"/>
      <text:p text:style-name="P1">goal of this</text:p>
      <text:p text:style-name="P1"/>
      <text:p text:style-name="P1">is to actually accelerate you know drug</text:p>
      <text:p text:style-name="P1"/>
      <text:p text:style-name="P1">development</text:p>
      <text:p text:style-name="P1"/>
      <text:p text:style-name="P1">and share with the community so we'll</text:p>
      <text:p text:style-name="P1"/>
      <text:p text:style-name="P1">try to find a way to</text:p>
      <text:p text:style-name="P1"/>
      <text:p text:style-name="P1">make the results of the competition</text:p>
      <text:p text:style-name="P1"/>
      <text:p text:style-name="P1">available such that partners</text:p>
      <text:p text:style-name="P1"/>
      <text:p text:style-name="P1">can uh actually you know go to uh like</text:p>
      <text:p text:style-name="P1"/>
      <text:p text:style-name="P1">experimentation like real experiments</text:p>
      <text:p text:style-name="P1"/>
      <text:p text:style-name="P1">and potentially clinical trials so just</text:p>
      <text:p text:style-name="P1"/>
      <text:p text:style-name="P1">wanted to mention that we would come be</text:p>
      <text:p text:style-name="P1"/>
      <text:p text:style-name="P1">coming back to you</text:p>
      <text:p text:style-name="P1"/>
      <text:p text:style-name="P1">regarding ip but the goal is to be</text:p>
      <text:p text:style-name="P1"><text:soft-page-break/></text:p>
      <text:p text:style-name="P1">collaborative and definitely it's not a</text:p>
      <text:p text:style-name="P1"/>
      <text:p text:style-name="P1">predatory approach</text:p>
      <text:p text:style-name="P1"/>
      <text:p text:style-name="P1">in in any way uh we had a question for</text:p>
      <text:p text:style-name="P1"/>
      <text:p text:style-name="P1">elaine also elaine uh what have you seen</text:p>
      <text:p text:style-name="P1"/>
      <text:p text:style-name="P1">in terms of like</text:p>
      <text:p text:style-name="P1"/>
      <text:p text:style-name="P1">new technologies to address sort of like</text:p>
      <text:p text:style-name="P1"/>
      <text:p text:style-name="P1">the natural tension between</text:p>
      <text:p text:style-name="P1"/>
      <text:p text:style-name="P1">privacy of data and also progress in</text:p>
      <text:p text:style-name="P1"/>
      <text:p text:style-name="P1">machine learning</text:p>
      <text:p text:style-name="P1"/>
      <text:p text:style-name="P1">yeah that's that's a big big question</text:p>
      <text:p text:style-name="P1"/>
      <text:p text:style-name="P1">um i don't know if it's been so much</text:p>
      <text:p text:style-name="P1"/>
      <text:p text:style-name="P1">about technology as</text:p>
      <text:p text:style-name="P1"/>
      <text:p text:style-name="P1">it's been around discussions um</text:p>
      <text:p text:style-name="P1"/>
      <text:p text:style-name="P1">people are coming up with new ways in</text:p>
      <text:p text:style-name="P1"/>
      <text:p text:style-name="P1">which we can think about data</text:p>
      <text:p text:style-name="P1"/>
      <text:p text:style-name="P1">um and also be more aware of the issues</text:p>
      <text:p text:style-name="P1"/>
      <text:p text:style-name="P1">with data</text:p>
      <text:p text:style-name="P1"/>
      <text:p text:style-name="P1">because it's very easy to to get a data</text:p>
      <text:p text:style-name="P1"/>
      <text:p text:style-name="P1">set especially if you have a big data</text:p>
      <text:p text:style-name="P1"/>
      <text:p text:style-name="P1">set</text:p>
      <text:p text:style-name="P1"/>
      <text:p text:style-name="P1">and just assume that it's going to solve</text:p>
      <text:p text:style-name="P1"/>
      <text:p text:style-name="P1">all the problems that you want to solve</text:p>
      <text:p text:style-name="P1"/>
      <text:p text:style-name="P1">without</text:p>
      <text:p text:style-name="P1"/>
      <text:p text:style-name="P1">thinking about who is represented in</text:p>
      <text:p text:style-name="P1"/>
      <text:p text:style-name="P1">that data and</text:p>
      <text:p text:style-name="P1"/>
      <text:p text:style-name="P1">has been left out of that data and what</text:p>
      <text:p text:style-name="P1"><text:soft-page-break/></text:p>
      <text:p text:style-name="P1">are the issues that will</text:p>
      <text:p text:style-name="P1"/>
      <text:p text:style-name="P1">emerge if you use the data as it is</text:p>
      <text:p text:style-name="P1"/>
      <text:p text:style-name="P1">without</text:p>
      <text:p text:style-name="P1"/>
      <text:p text:style-name="P1">accounting for those limitations</text:p>
      <text:p text:style-name="P1"/>
      <text:p text:style-name="P1">so i don't know about technology but i</text:p>
      <text:p text:style-name="P1"/>
      <text:p text:style-name="P1">think there's been a lot of discussions</text:p>
      <text:p text:style-name="P1"/>
      <text:p text:style-name="P1">and people have come up with</text:p>
      <text:p text:style-name="P1"/>
      <text:p text:style-name="P1">a lot of ways in which we we should be</text:p>
      <text:p text:style-name="P1"/>
      <text:p text:style-name="P1">thinking about those problems and trying</text:p>
      <text:p text:style-name="P1"/>
      <text:p text:style-name="P1">to address these problems</text:p>
      <text:p text:style-name="P1"/>
      <text:p text:style-name="P1">uh your muted yeah could you tell us</text:p>
      <text:p text:style-name="P1"/>
      <text:p text:style-name="P1">more about uh</text:p>
      <text:p text:style-name="P1"/>
      <text:p text:style-name="P1">uh also uh what is happening</text:p>
      <text:p text:style-name="P1"/>
      <text:p text:style-name="P1">uh you know and that you're seeing</text:p>
      <text:p text:style-name="P1"/>
      <text:p text:style-name="P1">because this is a very like</text:p>
      <text:p text:style-name="P1"/>
      <text:p text:style-name="P1">current question on machine learning</text:p>
      <text:p text:style-name="P1"/>
      <text:p text:style-name="P1">with with coronavirus so do you think</text:p>
      <text:p text:style-name="P1"/>
      <text:p text:style-name="P1">you know there are great opportunities</text:p>
      <text:p text:style-name="P1"/>
      <text:p text:style-name="P1">and initiatives out there</text:p>
      <text:p text:style-name="P1"/>
      <text:p text:style-name="P1">or what's your take on this yeah i think</text:p>
      <text:p text:style-name="P1"/>
      <text:p text:style-name="P1">there are lots of great</text:p>
      <text:p text:style-name="P1"/>
      <text:p text:style-name="P1">opportunities um the opportunities</text:p>
      <text:p text:style-name="P1"/>
      <text:p text:style-name="P1">around disease</text:p>
      <text:p text:style-name="P1"/>
      <text:p text:style-name="P1">modeling and podcasting so a lot of the</text:p>
      <text:p text:style-name="P1"/>
      <text:p text:style-name="P1">models that we tend to see in the news</text:p>
      <text:p text:style-name="P1"/>
      <text:p text:style-name="P1">have been mathematical models but i</text:p>
      <text:p text:style-name="P1"><text:soft-page-break/></text:p>
      <text:p text:style-name="P1">think that machine learning</text:p>
      <text:p text:style-name="P1"/>
      <text:p text:style-name="P1">models also have a place to complement</text:p>
      <text:p text:style-name="P1"/>
      <text:p text:style-name="P1">those mathematical models</text:p>
      <text:p text:style-name="P1"/>
      <text:p text:style-name="P1">and based on previous experiences</text:p>
      <text:p text:style-name="P1"/>
      <text:p text:style-name="P1">modeling</text:p>
      <text:p text:style-name="P1"/>
      <text:p text:style-name="P1">things like influenza we find that</text:p>
      <text:p text:style-name="P1"/>
      <text:p text:style-name="P1">mathematical models tend to do well when</text:p>
      <text:p text:style-name="P1"/>
      <text:p text:style-name="P1">we're doing long-term predictions and</text:p>
      <text:p text:style-name="P1"/>
      <text:p text:style-name="P1">machinery models will do better in</text:p>
      <text:p text:style-name="P1"/>
      <text:p text:style-name="P1">short-term predictions</text:p>
      <text:p text:style-name="P1"/>
      <text:p text:style-name="P1">and so those are things that you can</text:p>
      <text:p text:style-name="P1"/>
      <text:p text:style-name="P1">combine together</text:p>
      <text:p text:style-name="P1"/>
      <text:p text:style-name="P1">there's also been a lot of work being</text:p>
      <text:p text:style-name="P1"/>
      <text:p text:style-name="P1">done around</text:p>
      <text:p text:style-name="P1"/>
      <text:p text:style-name="P1">this diagnosis as well so how do we</text:p>
      <text:p text:style-name="P1"/>
      <text:p text:style-name="P1">take um images of the the lungs and</text:p>
      <text:p text:style-name="P1"/>
      <text:p text:style-name="P1">try to diagnose pneumonia and disease</text:p>
      <text:p text:style-name="P1"/>
      <text:p text:style-name="P1">progression over time</text:p>
      <text:p text:style-name="P1"/>
      <text:p text:style-name="P1">there's been work also around</text:p>
      <text:p text:style-name="P1"/>
      <text:p text:style-name="P1">telemedicine so how can technology help</text:p>
      <text:p text:style-name="P1"/>
      <text:p text:style-name="P1">improve telemedicine since we're all</text:p>
      <text:p text:style-name="P1"/>
      <text:p text:style-name="P1">stuck at home and</text:p>
      <text:p text:style-name="P1"/>
      <text:p text:style-name="P1">people are not really going to the</text:p>
      <text:p text:style-name="P1"/>
      <text:p text:style-name="P1">hospital um</text:p>
      <text:p text:style-name="P1"/>
      <text:p text:style-name="P1">i have colleagues who are doing work</text:p>
      <text:p text:style-name="P1"/>
      <text:p text:style-name="P1">around cost-effectiveness</text:p>
      <text:p text:style-name="P1"><text:soft-page-break/></text:p>
      <text:p text:style-name="P1">so how do we make the most of</text:p>
      <text:p text:style-name="P1"/>
      <text:p text:style-name="P1">distribution of drugs using machinery</text:p>
      <text:p text:style-name="P1"/>
      <text:p text:style-name="P1">and other tools</text:p>
      <text:p text:style-name="P1"/>
      <text:p text:style-name="P1">how do we make sure that especially now</text:p>
      <text:p text:style-name="P1"/>
      <text:p text:style-name="P1">that we have cases increasing</text:p>
      <text:p text:style-name="P1"/>
      <text:p text:style-name="P1">in sub-saharan african countries how do</text:p>
      <text:p text:style-name="P1"/>
      <text:p text:style-name="P1">we make sure that</text:p>
      <text:p text:style-name="P1"/>
      <text:p text:style-name="P1">the hospitals when the hospitals as the</text:p>
      <text:p text:style-name="P1"/>
      <text:p text:style-name="P1">hospitals fill up</text:p>
      <text:p text:style-name="P1"/>
      <text:p text:style-name="P1">that we're not having a lot of debts</text:p>
      <text:p text:style-name="P1"/>
      <text:p text:style-name="P1">that we're managing the cases properly</text:p>
      <text:p text:style-name="P1"/>
      <text:p text:style-name="P1">so those are some examples yes</text:p>
      <text:p text:style-name="P1"/>
      <text:p text:style-name="P1">absolutely</text:p>
      <text:p text:style-name="P1"/>
      <text:p text:style-name="P1">uh we had one more question related to</text:p>
      <text:p text:style-name="P1"/>
      <text:p text:style-name="P1">you know the the grand challenge</text:p>
      <text:p text:style-name="P1"/>
      <text:p text:style-name="P1">initiative</text:p>
      <text:p text:style-name="P1"/>
      <text:p text:style-name="P1">so uh from your experience have you seen</text:p>
      <text:p text:style-name="P1"/>
      <text:p text:style-name="P1">a similar initiative</text:p>
      <text:p text:style-name="P1"/>
      <text:p text:style-name="P1">in other regions uh like targeting like</text:p>
      <text:p text:style-name="P1"/>
      <text:p text:style-name="P1">a</text:p>
      <text:p text:style-name="P1"/>
      <text:p text:style-name="P1">really like you know uh like finding a</text:p>
      <text:p text:style-name="P1"/>
      <text:p text:style-name="P1">cure to an</text:p>
      <text:p text:style-name="P1"/>
      <text:p text:style-name="P1">unknown disease that that hasn't been</text:p>
      <text:p text:style-name="P1"/>
      <text:p text:style-name="P1">solved yet like is or is this something</text:p>
      <text:p text:style-name="P1"/>
      <text:p text:style-name="P1">new like what's your take on it</text:p>
      <text:p text:style-name="P1"/>
      <text:p text:style-name="P1">i think this is new in terms of um</text:p>
      <text:p text:style-name="P1"><text:soft-page-break/></text:p>
      <text:p text:style-name="P1">finding the cure at least to me i know</text:p>
      <text:p text:style-name="P1"/>
      <text:p text:style-name="P1">the gates foundation runs a lot of grand</text:p>
      <text:p text:style-name="P1"/>
      <text:p text:style-name="P1">challenges for different things from um</text:p>
      <text:p text:style-name="P1"/>
      <text:p text:style-name="P1">looking at developing better tools for</text:p>
      <text:p text:style-name="P1"/>
      <text:p text:style-name="P1">disease diagnosis looking at</text:p>
      <text:p text:style-name="P1"/>
      <text:p text:style-name="P1">um vaccinations and other things but i</text:p>
      <text:p text:style-name="P1"/>
      <text:p text:style-name="P1">don't think i've seen one for finding a</text:p>
      <text:p text:style-name="P1"/>
      <text:p text:style-name="P1">cure for neglected tropical disease so</text:p>
      <text:p text:style-name="P1"/>
      <text:p text:style-name="P1">i think this is pretty new and i'm very</text:p>
      <text:p text:style-name="P1"/>
      <text:p text:style-name="P1">excited about it</text:p>
      <text:p text:style-name="P1"/>
      <text:p text:style-name="P1">cooler and uh indeed like we haven't</text:p>
      <text:p text:style-name="P1"/>
      <text:p text:style-name="P1">seen</text:p>
      <text:p text:style-name="P1"/>
      <text:p text:style-name="P1">anything on our side as well so you know</text:p>
      <text:p text:style-name="P1"/>
      <text:p text:style-name="P1">i think this is super super exciting</text:p>
      <text:p text:style-name="P1"/>
      <text:p text:style-name="P1">moment</text:p>
      <text:p text:style-name="P1"/>
      <text:p text:style-name="P1">our communities coming together i</text:p>
      <text:p text:style-name="P1"/>
      <text:p text:style-name="P1">mentioned a few people on on the chat</text:p>
      <text:p text:style-name="P1"/>
      <text:p text:style-name="P1">actually are</text:p>
      <text:p text:style-name="P1"/>
      <text:p text:style-name="P1">saying hi from from tokyo so the you</text:p>
      <text:p text:style-name="P1"/>
      <text:p text:style-name="P1">know the african machine learning</text:p>
      <text:p text:style-name="P1"/>
      <text:p text:style-name="P1">community is really united around</text:p>
      <text:p text:style-name="P1"/>
      <text:p text:style-name="P1">you know uh what we can do together and</text:p>
      <text:p text:style-name="P1"/>
      <text:p text:style-name="P1">so it's a super exciting</text:p>
      <text:p text:style-name="P1"/>
      <text:p text:style-name="P1">moment selena maybe also from uh</text:p>
      <text:p text:style-name="P1"/>
      <text:p text:style-name="P1">you know your uh your your own</text:p>
      <text:p text:style-name="P1"/>
      <text:p text:style-name="P1">experience looking at how</text:p>
      <text:p text:style-name="P1"><text:soft-page-break/></text:p>
      <text:p text:style-name="P1">zindy which is you know the the largest</text:p>
      <text:p text:style-name="P1"/>
      <text:p text:style-name="P1">data science platform</text:p>
      <text:p text:style-name="P1"/>
      <text:p text:style-name="P1">in africa uh growing what do you see are</text:p>
      <text:p text:style-name="P1"/>
      <text:p text:style-name="P1">the opportunities and do you see</text:p>
      <text:p text:style-name="P1"/>
      <text:p text:style-name="P1">movement around this new novel ways to</text:p>
      <text:p text:style-name="P1"/>
      <text:p text:style-name="P1">tackle problems</text:p>
      <text:p text:style-name="P1"/>
      <text:p text:style-name="P1">yeah definitely i mean and uh health is</text:p>
      <text:p text:style-name="P1"/>
      <text:p text:style-name="P1">really a big topic that has been coming</text:p>
      <text:p text:style-name="P1"/>
      <text:p text:style-name="P1">up recently for obvious reasons and i</text:p>
      <text:p text:style-name="P1"/>
      <text:p text:style-name="P1">think that</text:p>
      <text:p text:style-name="P1"/>
      <text:p text:style-name="P1">um as was touched on earlier i mean</text:p>
      <text:p text:style-name="P1"/>
      <text:p text:style-name="P1">there's so many</text:p>
      <text:p text:style-name="P1"/>
      <text:p text:style-name="P1">angles and ways that ai and data science</text:p>
      <text:p text:style-name="P1"/>
      <text:p text:style-name="P1">and machine learning can play an</text:p>
      <text:p text:style-name="P1"/>
      <text:p text:style-name="P1">important role</text:p>
      <text:p text:style-name="P1"/>
      <text:p text:style-name="P1">um so actually from zindy's side we've</text:p>
      <text:p text:style-name="P1"/>
      <text:p text:style-name="P1">had a number of</text:p>
      <text:p text:style-name="P1"/>
      <text:p text:style-name="P1">challenges that tackle things like you</text:p>
      <text:p text:style-name="P1"/>
      <text:p text:style-name="P1">know from mental health</text:p>
      <text:p text:style-name="P1"/>
      <text:p text:style-name="P1">to you know uh broader public health to</text:p>
      <text:p text:style-name="P1"/>
      <text:p text:style-name="P1">um coped as well we we collaborated with</text:p>
      <text:p text:style-name="P1"/>
      <text:p text:style-name="P1">ai4d</text:p>
      <text:p text:style-name="P1"/>
      <text:p text:style-name="P1">on a on a covid modeling challenge as</text:p>
      <text:p text:style-name="P1"/>
      <text:p text:style-name="P1">well</text:p>
      <text:p text:style-name="P1"/>
      <text:p text:style-name="P1">um and and and now because this topic is</text:p>
      <text:p text:style-name="P1"/>
      <text:p text:style-name="P1">is becoming more and more relevant and</text:p>
      <text:p text:style-name="P1"><text:soft-page-break/></text:p>
      <text:p text:style-name="P1">more urgent let's say</text:p>
      <text:p text:style-name="P1"/>
      <text:p text:style-name="P1">um i think that there's a lot of</text:p>
      <text:p text:style-name="P1"/>
      <text:p text:style-name="P1">interesting data sets that</text:p>
      <text:p text:style-name="P1"/>
      <text:p text:style-name="P1">that people are interested in applying</text:p>
      <text:p text:style-name="P1"/>
      <text:p text:style-name="P1">machine learning towards including like</text:p>
      <text:p text:style-name="P1"/>
      <text:p text:style-name="P1">contact tracing</text:p>
      <text:p text:style-name="P1"/>
      <text:p text:style-name="P1">and things like that so yeah hopefully</text:p>
      <text:p text:style-name="P1"/>
      <text:p text:style-name="P1">there's there's a lot more to do</text:p>
      <text:p text:style-name="P1"/>
      <text:p text:style-name="P1">now and it's exciting because uh you</text:p>
      <text:p text:style-name="P1"/>
      <text:p text:style-name="P1">know everything is uh</text:p>
      <text:p text:style-name="P1"/>
      <text:p text:style-name="P1">100 scalable so that means that we</text:p>
      <text:p text:style-name="P1"/>
      <text:p text:style-name="P1">really can tap</text:p>
      <text:p text:style-name="P1"/>
      <text:p text:style-name="P1">into the breadth of expertise in the</text:p>
      <text:p text:style-name="P1"/>
      <text:p text:style-name="P1">community</text:p>
      <text:p text:style-name="P1"/>
      <text:p text:style-name="P1">to to tackle those problems and you</text:p>
      <text:p text:style-name="P1"/>
      <text:p text:style-name="P1">never know you could have</text:p>
      <text:p text:style-name="P1"/>
      <text:p text:style-name="P1">you know positive surprise and an</text:p>
      <text:p text:style-name="P1"/>
      <text:p text:style-name="P1">unexpected event happening so by</text:p>
      <text:p text:style-name="P1"/>
      <text:p text:style-name="P1">fostering this type of initiatives i</text:p>
      <text:p text:style-name="P1"/>
      <text:p text:style-name="P1">think definitely were very</text:p>
      <text:p text:style-name="P1"/>
      <text:p text:style-name="P1">modern in our approach and as we</text:p>
      <text:p text:style-name="P1"/>
      <text:p text:style-name="P1">mentioned earlier like very different</text:p>
      <text:p text:style-name="P1"/>
      <text:p text:style-name="P1">from other</text:p>
      <text:p text:style-name="P1"/>
      <text:p text:style-name="P1">uh you know uh classical initiative you</text:p>
      <text:p text:style-name="P1"/>
      <text:p text:style-name="P1">know</text:p>
      <text:p text:style-name="P1"/>
      <text:p text:style-name="P1">curing disease is typically the realm of</text:p>
      <text:p text:style-name="P1"><text:soft-page-break/></text:p>
      <text:p text:style-name="P1">like either governments or big pharma</text:p>
      <text:p text:style-name="P1"/>
      <text:p text:style-name="P1">uh like tackling it from a community and</text:p>
      <text:p text:style-name="P1"/>
      <text:p text:style-name="P1">startup angle</text:p>
      <text:p text:style-name="P1"/>
      <text:p text:style-name="P1">is something really genuinely new and uh</text:p>
      <text:p text:style-name="P1"/>
      <text:p text:style-name="P1">we think it's just the beginning so it's</text:p>
      <text:p text:style-name="P1"/>
      <text:p text:style-name="P1">super exciting</text:p>
      <text:p text:style-name="P1"/>
      <text:p text:style-name="P1">so we have more questions related to</text:p>
      <text:p text:style-name="P1"/>
      <text:p text:style-name="P1">exactly like you know how</text:p>
      <text:p text:style-name="P1"/>
      <text:p text:style-name="P1">the you know this competition would work</text:p>
      <text:p text:style-name="P1"/>
      <text:p text:style-name="P1">for example a</text:p>
      <text:p text:style-name="P1"/>
      <text:p text:style-name="P1">question uh for ben uh from jeremiah</text:p>
      <text:p text:style-name="P1"/>
      <text:p text:style-name="P1">how do you verify a molecule designed by</text:p>
      <text:p text:style-name="P1"/>
      <text:p text:style-name="P1">an ai</text:p>
      <text:p text:style-name="P1"/>
      <text:p text:style-name="P1">algorithm is a potential drug target</text:p>
      <text:p text:style-name="P1"/>
      <text:p text:style-name="P1">then</text:p>
      <text:p text:style-name="P1"/>
      <text:p text:style-name="P1">it's a great question so the first thing</text:p>
      <text:p text:style-name="P1"/>
      <text:p text:style-name="P1">that we would do uh is we would get a</text:p>
      <text:p text:style-name="P1"/>
      <text:p text:style-name="P1">sample of that molecule and we would</text:p>
      <text:p text:style-name="P1"/>
      <text:p text:style-name="P1">test it</text:p>
      <text:p text:style-name="P1"/>
      <text:p text:style-name="P1">to see if it can kill the parasite in um</text:p>
      <text:p text:style-name="P1"/>
      <text:p text:style-name="P1">in a cell so the kind of the imaging the</text:p>
      <text:p text:style-name="P1"/>
      <text:p text:style-name="P1">images i was discussing earlier</text:p>
      <text:p text:style-name="P1"/>
      <text:p text:style-name="P1">so we would check that and if it works</text:p>
      <text:p text:style-name="P1"/>
      <text:p text:style-name="P1">and if particularly if it works well</text:p>
      <text:p text:style-name="P1"/>
      <text:p text:style-name="P1">i.e you don't need very much of it to be</text:p>
      <text:p text:style-name="P1"/>
      <text:p text:style-name="P1">able to</text:p>
      <text:p text:style-name="P1"><text:soft-page-break/></text:p>
      <text:p text:style-name="P1">um kill off the the parasite we would</text:p>
      <text:p text:style-name="P1"/>
      <text:p text:style-name="P1">then start looking at it</text:p>
      <text:p text:style-name="P1"/>
      <text:p text:style-name="P1">uh in a variety of different ways and</text:p>
      <text:p text:style-name="P1"/>
      <text:p text:style-name="P1">this is i would turn this as</text:p>
      <text:p text:style-name="P1"/>
      <text:p text:style-name="P1">a classical drug discovery we would see</text:p>
      <text:p text:style-name="P1"/>
      <text:p text:style-name="P1">you know does it have any flags that</text:p>
      <text:p text:style-name="P1"/>
      <text:p text:style-name="P1">would</text:p>
      <text:p text:style-name="P1"/>
      <text:p text:style-name="P1">would mean it could be toxic now if your</text:p>
      <text:p text:style-name="P1"/>
      <text:p text:style-name="P1">molecule has come from</text:p>
      <text:p text:style-name="P1"/>
      <text:p text:style-name="P1">one of the libraries that martine was</text:p>
      <text:p text:style-name="P1"/>
      <text:p text:style-name="P1">mentioning earlier of no molecules then</text:p>
      <text:p text:style-name="P1"/>
      <text:p text:style-name="P1">we don't have to test that because it's</text:p>
      <text:p text:style-name="P1"/>
      <text:p text:style-name="P1">known you would also check to make sure</text:p>
      <text:p text:style-name="P1"/>
      <text:p text:style-name="P1">that it works</text:p>
      <text:p text:style-name="P1"/>
      <text:p text:style-name="P1">um in other models maybe more advanced</text:p>
      <text:p text:style-name="P1"/>
      <text:p text:style-name="P1">models looking you know</text:p>
      <text:p text:style-name="P1"/>
      <text:p text:style-name="P1">not just infected cells but other</text:p>
      <text:p text:style-name="P1"/>
      <text:p text:style-name="P1">cultures and</text:p>
      <text:p text:style-name="P1"/>
      <text:p text:style-name="P1">there's a whole process a whole cascade</text:p>
      <text:p text:style-name="P1"/>
      <text:p text:style-name="P1">that we have in place</text:p>
      <text:p text:style-name="P1"/>
      <text:p text:style-name="P1">at the ndi and others have in place that</text:p>
      <text:p text:style-name="P1"/>
      <text:p text:style-name="P1">basically chaperones the molecule</text:p>
      <text:p text:style-name="P1"/>
      <text:p text:style-name="P1">uh through to to firsting human trials</text:p>
      <text:p text:style-name="P1"/>
      <text:p text:style-name="P1">and then you test it in humans to make</text:p>
      <text:p text:style-name="P1"/>
      <text:p text:style-name="P1">sure it was</text:p>
      <text:p text:style-name="P1"/>
      <text:p text:style-name="P1">uh safe and to make sure that it works</text:p>
      <text:p text:style-name="P1"><text:soft-page-break/></text:p>
      <text:p text:style-name="P1">as a pill and that it</text:p>
      <text:p text:style-name="P1"/>
      <text:p text:style-name="P1">ends up in the blood and ends up where</text:p>
      <text:p text:style-name="P1"/>
      <text:p text:style-name="P1">it needs to go and then you would test</text:p>
      <text:p text:style-name="P1"/>
      <text:p text:style-name="P1">it in patients</text:p>
      <text:p text:style-name="P1"/>
      <text:p text:style-name="P1">and then if it works in patients um you</text:p>
      <text:p text:style-name="P1"/>
      <text:p text:style-name="P1">would take it</text:p>
      <text:p text:style-name="P1"/>
      <text:p text:style-name="P1">for it to be registered i've made it</text:p>
      <text:p text:style-name="P1"/>
      <text:p text:style-name="P1">sound very easy it's actually very</text:p>
      <text:p text:style-name="P1"/>
      <text:p text:style-name="P1">complex</text:p>
      <text:p text:style-name="P1"/>
      <text:p text:style-name="P1">and and uh and quite challenging which</text:p>
      <text:p text:style-name="P1"/>
      <text:p text:style-name="P1">is why i think i mentioned on my slides</text:p>
      <text:p text:style-name="P1"/>
      <text:p text:style-name="P1">we need about 20 shots on goal</text:p>
      <text:p text:style-name="P1"/>
      <text:p text:style-name="P1">to be able to uh stand a good chance of</text:p>
      <text:p text:style-name="P1"/>
      <text:p text:style-name="P1">getting one</text:p>
      <text:p text:style-name="P1"/>
      <text:p text:style-name="P1">um into uh which is the hands of</text:p>
      <text:p text:style-name="P1"/>
      <text:p text:style-name="P1">patients</text:p>
      <text:p text:style-name="P1"/>
      <text:p text:style-name="P1">which is why this approach about having</text:p>
      <text:p text:style-name="P1"/>
      <text:p text:style-name="P1">a scalable platform and</text:p>
      <text:p text:style-name="P1"/>
      <text:p text:style-name="P1">tapping into the community could be a</text:p>
      <text:p text:style-name="P1"/>
      <text:p text:style-name="P1">useful one because you need indeed</text:p>
      <text:p text:style-name="P1"/>
      <text:p text:style-name="P1">multiple shots to get something</text:p>
      <text:p text:style-name="P1"/>
      <text:p text:style-name="P1">so we have a question we're almost</text:p>
      <text:p text:style-name="P1"/>
      <text:p text:style-name="P1">wrapping up but</text:p>
      <text:p text:style-name="P1"/>
      <text:p text:style-name="P1">we'll still take two more questions so a</text:p>
      <text:p text:style-name="P1"/>
      <text:p text:style-name="P1">question from daniella</text:p>
      <text:p text:style-name="P1"/>
      <text:p text:style-name="P1">i am a machine learning researcher and</text:p>
      <text:p text:style-name="P1"><text:soft-page-break/></text:p>
      <text:p text:style-name="P1">have little domain</text:p>
      <text:p text:style-name="P1"/>
      <text:p text:style-name="P1">knowledge in drug in discovery are there</text:p>
      <text:p text:style-name="P1"/>
      <text:p text:style-name="P1">people in the ndi who are interested</text:p>
      <text:p text:style-name="P1"/>
      <text:p text:style-name="P1">in working with me and how to reach out</text:p>
      <text:p text:style-name="P1"/>
      <text:p text:style-name="P1">to them</text:p>
      <text:p text:style-name="P1"/>
      <text:p text:style-name="P1">yes there are um it's me and a couple of</text:p>
      <text:p text:style-name="P1"/>
      <text:p text:style-name="P1">my colleagues but mainly me</text:p>
      <text:p text:style-name="P1"/>
      <text:p text:style-name="P1">my twitter handle i think is on the</text:p>
      <text:p text:style-name="P1"/>
      <text:p text:style-name="P1">youtube link</text:p>
      <text:p text:style-name="P1"/>
      <text:p text:style-name="P1">um but i'm relatively easy to find</text:p>
      <text:p text:style-name="P1"/>
      <text:p text:style-name="P1">online and i would be more than happy to</text:p>
      <text:p text:style-name="P1"/>
      <text:p text:style-name="P1">uh to speak to anyone who's interested</text:p>
      <text:p text:style-name="P1"/>
      <text:p text:style-name="P1">in contacting me directly</text:p>
      <text:p text:style-name="P1"/>
      <text:p text:style-name="P1">cool thanks a lot so yes i wanted to</text:p>
      <text:p text:style-name="P1"/>
      <text:p text:style-name="P1">mention like really don't hesitate</text:p>
      <text:p text:style-name="P1"/>
      <text:p text:style-name="P1">to to reach out to our panelists and to</text:p>
      <text:p text:style-name="P1"/>
      <text:p text:style-name="P1">you know the grand challenge team</text:p>
      <text:p text:style-name="P1"/>
      <text:p text:style-name="P1">importantly you can do this</text:p>
      <text:p text:style-name="P1"/>
      <text:p text:style-name="P1">easily through slack so we will be</text:p>
      <text:p text:style-name="P1"/>
      <text:p text:style-name="P1">sharing the links uh you know uh</text:p>
      <text:p text:style-name="P1"/>
      <text:p text:style-name="P1">you know several times including in the</text:p>
      <text:p text:style-name="P1"/>
      <text:p text:style-name="P1">sky yeah we can see it here on the slack</text:p>
      <text:p text:style-name="P1"/>
      <text:p text:style-name="P1">workspace so maybe if we have</text:p>
      <text:p text:style-name="P1"/>
      <text:p text:style-name="P1">one more question before we wrap up so</text:p>
      <text:p text:style-name="P1"/>
      <text:p text:style-name="P1">don't hesitate if somebody has a</text:p>
      <text:p text:style-name="P1"/>
      <text:p text:style-name="P1">question yeah we have one from</text:p>
      <text:p text:style-name="P1"><text:soft-page-break/></text:p>
      <text:p text:style-name="P1">muad is there any way to evaluate the</text:p>
      <text:p text:style-name="P1"/>
      <text:p text:style-name="P1">secondary effect of the new molecule</text:p>
      <text:p text:style-name="P1"/>
      <text:p text:style-name="P1">like toxicity</text:p>
      <text:p text:style-name="P1"/>
      <text:p text:style-name="P1">and cost of manufacturing yes</text:p>
      <text:p text:style-name="P1"/>
      <text:p text:style-name="P1">yes so the so first and foremost our</text:p>
      <text:p text:style-name="P1"/>
      <text:p text:style-name="P1">molecules</text:p>
      <text:p text:style-name="P1"/>
      <text:p text:style-name="P1">these the the starting set have already</text:p>
      <text:p text:style-name="P1"/>
      <text:p text:style-name="P1">been evaluated so they are</text:p>
      <text:p text:style-name="P1"/>
      <text:p text:style-name="P1">non-toxic they are drug-like and they</text:p>
      <text:p text:style-name="P1"/>
      <text:p text:style-name="P1">are inexpensive</text:p>
      <text:p text:style-name="P1"/>
      <text:p text:style-name="P1">but so for most of the</text:p>
      <text:p text:style-name="P1"/>
      <text:p text:style-name="P1">the of the shelf molecules the cost is</text:p>
      <text:p text:style-name="P1"/>
      <text:p text:style-name="P1">relatively low</text:p>
      <text:p text:style-name="P1"/>
      <text:p text:style-name="P1">if you design a new molecule then the</text:p>
      <text:p text:style-name="P1"/>
      <text:p text:style-name="P1">cost can get arbitrarily high</text:p>
      <text:p text:style-name="P1"/>
      <text:p text:style-name="P1">because you have to sometimes invent new</text:p>
      <text:p text:style-name="P1"/>
      <text:p text:style-name="P1">synthetic pathways</text:p>
      <text:p text:style-name="P1"/>
      <text:p text:style-name="P1">and these things can take a long time</text:p>
      <text:p text:style-name="P1"/>
      <text:p text:style-name="P1">and a lot of labor</text:p>
      <text:p text:style-name="P1"/>
      <text:p text:style-name="P1">however it's say something</text:p>
      <text:p text:style-name="P1"/>
      <text:p text:style-name="P1">for toxicity we have some rules of thumb</text:p>
      <text:p text:style-name="P1"/>
      <text:p text:style-name="P1">that we can</text:p>
      <text:p text:style-name="P1"/>
      <text:p text:style-name="P1">apply there are machine learning models</text:p>
      <text:p text:style-name="P1"/>
      <text:p text:style-name="P1">that predict uh</text:p>
      <text:p text:style-name="P1"/>
      <text:p text:style-name="P1">things like toxicity so yes</text:p>
      <text:p text:style-name="P1"/>
      <text:p text:style-name="P1">you can certainly do that and we will we</text:p>
      <text:p text:style-name="P1"><text:soft-page-break/></text:p>
      <text:p text:style-name="P1">are doing it in evaluation</text:p>
      <text:p text:style-name="P1"/>
      <text:p text:style-name="P1">but sort of behind the scenes for the</text:p>
      <text:p text:style-name="P1"/>
      <text:p text:style-name="P1">molecules that bind well</text:p>
      <text:p text:style-name="P1"/>
      <text:p text:style-name="P1">you say we can still work on a molecule</text:p>
      <text:p text:style-name="P1"/>
      <text:p text:style-name="P1">you can</text:p>
      <text:p text:style-name="P1"/>
      <text:p text:style-name="P1">elaborate it so that it's make it less</text:p>
      <text:p text:style-name="P1"/>
      <text:p text:style-name="P1">toxic if it</text:p>
      <text:p text:style-name="P1"/>
      <text:p text:style-name="P1">works very well on the parasite you can</text:p>
      <text:p text:style-name="P1"/>
      <text:p text:style-name="P1">still there are things you can do</text:p>
      <text:p text:style-name="P1"/>
      <text:p text:style-name="P1">to make it sort of less less dangerous</text:p>
      <text:p text:style-name="P1"/>
      <text:p text:style-name="P1">to the patient</text:p>
      <text:p text:style-name="P1"/>
      <text:p text:style-name="P1">so we first want to care for the</text:p>
      <text:p text:style-name="P1"/>
      <text:p text:style-name="P1">efficacy</text:p>
      <text:p text:style-name="P1"/>
      <text:p text:style-name="P1">and then we can perhaps work with the</text:p>
      <text:p text:style-name="P1"/>
      <text:p text:style-name="P1">toxicity and</text:p>
      <text:p text:style-name="P1"/>
      <text:p text:style-name="P1">the transport et cetera</text:p>
      <text:p text:style-name="P1"/>
      <text:p text:style-name="P1">thanks thanks martin also important uh</text:p>
      <text:p text:style-name="P1"/>
      <text:p text:style-name="P1">mention from</text:p>
      <text:p text:style-name="P1"/>
      <text:p text:style-name="P1">data science nigeria uh you know to be</text:p>
      <text:p text:style-name="P1"/>
      <text:p text:style-name="P1">very clear you know there is a</text:p>
      <text:p text:style-name="P1"/>
      <text:p text:style-name="P1">difference between</text:p>
      <text:p text:style-name="P1"/>
      <text:p text:style-name="P1">the indaba grand challenge itself which</text:p>
      <text:p text:style-name="P1"/>
      <text:p text:style-name="P1">is a very focused uh you know</text:p>
      <text:p text:style-name="P1"/>
      <text:p text:style-name="P1">project on curing english maniasis and</text:p>
      <text:p text:style-name="P1"/>
      <text:p text:style-name="P1">the endeavor x uh you know ai for</text:p>
      <text:p text:style-name="P1"/>
      <text:p text:style-name="P1">development innovation grants</text:p>
      <text:p text:style-name="P1"><text:soft-page-break/></text:p>
      <text:p text:style-name="P1">so you can have a grant uh and apply for</text:p>
      <text:p text:style-name="P1"/>
      <text:p text:style-name="P1">a grant</text:p>
      <text:p text:style-name="P1"/>
      <text:p text:style-name="P1">through for the endeavor grant challenge</text:p>
      <text:p text:style-name="P1"/>
      <text:p text:style-name="P1">through you know the innovation grant</text:p>
      <text:p text:style-name="P1"/>
      <text:p text:style-name="P1">but if also you have another research</text:p>
      <text:p text:style-name="P1"/>
      <text:p text:style-name="P1">project which you're passionate about</text:p>
      <text:p text:style-name="P1"/>
      <text:p text:style-name="P1">you can also you know apply for a grant</text:p>
      <text:p text:style-name="P1"/>
      <text:p text:style-name="P1">in this</text:p>
      <text:p text:style-name="P1"/>
      <text:p text:style-name="P1">area so it is not limited to the indaba</text:p>
      <text:p text:style-name="P1"/>
      <text:p text:style-name="P1">grand challenge so</text:p>
      <text:p text:style-name="P1"/>
      <text:p text:style-name="P1">you know just wanted to mention this</text:p>
      <text:p text:style-name="P1"/>
      <text:p text:style-name="P1">clarification that</text:p>
      <text:p text:style-name="P1"/>
      <text:p text:style-name="P1">data science nigeria has uh has uh has</text:p>
      <text:p text:style-name="P1"/>
      <text:p text:style-name="P1">put</text:p>
      <text:p text:style-name="P1"/>
      <text:p text:style-name="P1">in in live commands and the other point</text:p>
      <text:p text:style-name="P1"/>
      <text:p text:style-name="P1">we wanted to make is</text:p>
      <text:p text:style-name="P1"/>
      <text:p text:style-name="P1">this is very pretty much a starting</text:p>
      <text:p text:style-name="P1"/>
      <text:p text:style-name="P1">point you know</text:p>
      <text:p text:style-name="P1"/>
      <text:p text:style-name="P1">i we believe lots of great outcomes are</text:p>
      <text:p text:style-name="P1"/>
      <text:p text:style-name="P1">possible through</text:p>
      <text:p text:style-name="P1"/>
      <text:p text:style-name="P1">an initiative at this scale again this</text:p>
      <text:p text:style-name="P1"/>
      <text:p text:style-name="P1">has never been</text:p>
      <text:p text:style-name="P1"/>
      <text:p text:style-name="P1">tried before and certainly not at the</text:p>
      <text:p text:style-name="P1"/>
      <text:p text:style-name="P1">scale at which we are talking</text:p>
      <text:p text:style-name="P1"/>
      <text:p text:style-name="P1">literally leveraging you know talent</text:p>
      <text:p text:style-name="P1"/>
      <text:p text:style-name="P1">from the continent in a scalable way</text:p>
      <text:p text:style-name="P1"><text:soft-page-break/></text:p>
      <text:p text:style-name="P1">with experts uh working together</text:p>
      <text:p text:style-name="P1"/>
      <text:p text:style-name="P1">so we're very excited about the</text:p>
      <text:p text:style-name="P1"/>
      <text:p text:style-name="P1">challenge but importantly if you see</text:p>
      <text:p text:style-name="P1"/>
      <text:p text:style-name="P1">ways where we can improve the process</text:p>
      <text:p text:style-name="P1"/>
      <text:p text:style-name="P1">please give us your feedback you know uh</text:p>
      <text:p text:style-name="P1"/>
      <text:p text:style-name="P1">you know this is pretty much a work in</text:p>
      <text:p text:style-name="P1"/>
      <text:p text:style-name="P1">progress</text:p>
      <text:p text:style-name="P1"/>
      <text:p text:style-name="P1">uh you know i want to thank all the</text:p>
      <text:p text:style-name="P1"/>
      <text:p text:style-name="P1">volunteers who have made this possible</text:p>
      <text:p text:style-name="P1"/>
      <text:p text:style-name="P1">some of them are you know the panelists</text:p>
      <text:p text:style-name="P1"/>
      <text:p text:style-name="P1">today but there are</text:p>
      <text:p text:style-name="P1"/>
      <text:p text:style-name="P1">many key people behind the scenes who've</text:p>
      <text:p text:style-name="P1"/>
      <text:p text:style-name="P1">been working</text:p>
      <text:p text:style-name="P1"/>
      <text:p text:style-name="P1">been working tirelessly sometimes</text:p>
      <text:p text:style-name="P1"/>
      <text:p text:style-name="P1">pulling an all-nighter so that the</text:p>
      <text:p text:style-name="P1"/>
      <text:p text:style-name="P1">competition is ready</text:p>
      <text:p text:style-name="P1"/>
      <text:p text:style-name="P1">so uh please make sure you register to</text:p>
      <text:p text:style-name="P1"/>
      <text:p text:style-name="P1">the challenge</text:p>
      <text:p text:style-name="P1"/>
      <text:p text:style-name="P1">ask questions on the slack channel we</text:p>
      <text:p text:style-name="P1"/>
      <text:p text:style-name="P1">will be there and</text:p>
      <text:p text:style-name="P1"/>
      <text:p text:style-name="P1">available to help and looking forward to</text:p>
      <text:p text:style-name="P1"/>
      <text:p text:style-name="P1">interacting with uh with all of you uh</text:p>
      <text:p text:style-name="P1"/>
      <text:p text:style-name="P1">you know this is a very exciting time</text:p>
      <text:p text:style-name="P1"/>
      <text:p text:style-name="P1">and i i believe that you know we have a</text:p>
      <text:p text:style-name="P1"/>
      <text:p text:style-name="P1">chance to</text:p>
      <text:p text:style-name="P1"/>
      <text:p text:style-name="P1">make the world truly a better place and</text:p>
      <text:p text:style-name="P1"><text:soft-page-break/></text:p>
      <text:p text:style-name="P1">and save lives it really depends on what</text:p>
      <text:p text:style-name="P1"/>
      <text:p text:style-name="P1">every one of us</text:p>
      <text:p text:style-name="P1"/>
      <text:p text:style-name="P1">here collectively does to support the</text:p>
      <text:p text:style-name="P1"/>
      <text:p text:style-name="P1">community</text:p>
      <text:p text:style-name="P1"/>
      <text:p text:style-name="P1">and and help people in need so let's</text:p>
      <text:p text:style-name="P1"/>
      <text:p text:style-name="P1">push super hard for this and we will be</text:p>
      <text:p text:style-name="P1"/>
      <text:p text:style-name="P1">available</text:p>
      <text:p text:style-name="P1"/>
      <text:p text:style-name="P1">and one of the ideas we had from this</text:p>
      <text:p text:style-name="P1"/>
      <text:p text:style-name="P1">call is we'll also</text:p>
      <text:p text:style-name="P1"/>
      <text:p text:style-name="P1">do regular check-ins with you</text:p>
      <text:p text:style-name="P1"/>
      <text:p text:style-name="P1">particularly marching will explain in</text:p>
      <text:p text:style-name="P1"/>
      <text:p text:style-name="P1">detail how the challenge works</text:p>
      <text:p text:style-name="P1"/>
      <text:p text:style-name="P1">where you can find the information about</text:p>
      <text:p text:style-name="P1"/>
      <text:p text:style-name="P1">you know</text:p>
      <text:p text:style-name="P1"/>
      <text:p text:style-name="P1">basic bioinformatics to get you started</text:p>
      <text:p text:style-name="P1"/>
      <text:p text:style-name="P1">so don't hesitate to reach out</text:p>
      <text:p text:style-name="P1"/>
      <text:p text:style-name="P1">and thanks again to all our volunteers</text:p>
      <text:p text:style-name="P1"/>
      <text:p text:style-name="P1">uh</text:p>
      <text:p text:style-name="P1"/>
      <text:p text:style-name="P1">our partners also both african startups</text:p>
      <text:p text:style-name="P1"/>
      <text:p text:style-name="P1">and zindi institute</text:p>
      <text:p text:style-name="P1"/>
      <text:p text:style-name="P1">and others you know idrc sida</text:p>
      <text:p text:style-name="P1"/>
      <text:p text:style-name="P1">knowledge for all uh ii4d who are</text:p>
      <text:p text:style-name="P1"/>
      <text:p text:style-name="P1">participating into funding this</text:p>
      <text:p text:style-name="P1"/>
      <text:p text:style-name="P1">and also our compute partners such as</text:p>
      <text:p text:style-name="P1"/>
      <text:p text:style-name="P1">tensorflow and hopefully we're gonna</text:p>
      <text:p text:style-name="P1"/>
      <text:p text:style-name="P1">on board many more partners this is a</text:p>
      <text:p text:style-name="P1"><text:soft-page-break/></text:p>
      <text:p text:style-name="P1">starting point so</text:p>
      <text:p text:style-name="P1"/>
      <text:p text:style-name="P1">thanks a lot for following and attending</text:p>
      <text:p text:style-name="P1"/>
      <text:p text:style-name="P1">this live event hope you found it</text:p>
      <text:p text:style-name="P1"/>
      <text:p text:style-name="P1">interesting and exciting</text:p>
      <text:p text:style-name="P1"/>
      <text:p text:style-name="P1">and we look forward to catching up very</text:p>
      <text:p text:style-name="P1"/>
      <text:p text:style-name="P1">soon</text:p>
      <text:p text:style-name="P1"/>
      <text:p text:style-name="P1">thanks everyone and talk to you soon bye</text:p>
      <text:p text:style-name="P1"/>
      <text:p text:style-name="P1">bye</text:p>
      <text:p text:style-name="P1"/>
      <text:p text:style-name="P1">bye everyone</text:p>
      <text:p text:style-name="P1"/>
      <text:p text:style-name="P1">you</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3T02:04:22.690213728</meta:creation-date>
    <dc:date>2020-11-04T02:59:38.158247435</dc:date>
    <meta:editing-duration>PT10M9S</meta:editing-duration>
    <meta:editing-cycles>2</meta:editing-cycles>
    <meta:generator>LibreOffice/6.4.6.2$Linux_X86_64 LibreOffice_project/40$Build-2</meta:generator>
    <meta:document-statistic meta:table-count="0" meta:image-count="0" meta:object-count="0" meta:page-count="90" meta:paragraph-count="2271" meta:word-count="14852" meta:character-count="79097" meta:non-whitespace-character-count="66506"/>
  </office:meta>
</office:document-meta>
</file>